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3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369.04pt"/>
    </style:style>
    <style:style style:name="co5" style:family="table-column">
      <style:table-column-properties fo:break-before="auto" style:column-width="76pt"/>
    </style:style>
    <style:style style:name="co6" style:family="table-column">
      <style:table-column-properties fo:break-before="auto" style:column-width="1062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k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PRNUM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š:al- ?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š:al-la</text:p>
          </table:table-cell>
          <table:table-cell office:value-type="string" calcext:value-type="string">
            <text:p><text:s text:c="4"/>Cf. š:alu-s:a 'whole, full'. Etymology unknow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ꭓ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shes, dust</text:p>
          </table:table-cell>
          <table:table-cell office:value-type="string" calcext:value-type="string">
            <text:p>laꭓ</text:p>
          </table:table-cell>
          <table:table-cell office:value-type="string" calcext:value-type="string">
            <text:p><text:s text:c="4"/>3d class, gen. \Iluꭓ:a-l.\i Cf. Khosr. \Ilaꭓ,\i \Iluꭓ:a-l\i id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:iri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ark, shell</text:p>
          </table:table-cell>
          <table:table-cell office:value-type="string" calcext:value-type="string">
            <text:p>k:iri</text:p>
          </table:table-cell>
          <table:table-cell office:value-type="string" calcext:value-type="string">
            <text:p><text:s text:c="4"/>3d class. Cf. Khosr. \Ik:iri\i id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Iq̇a ?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belly, stomach</text:p>
          </table:table-cell>
          <table:table-cell office:value-type="string" calcext:value-type="string">
            <text:p>laIq̇a</text:p>
          </table:table-cell>
          <table:table-cell office:value-type="string" calcext:value-type="string">
            <text:p><text:s text:c="4"/>4th class. Etymology unknown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n-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qun-ma-s:a</text:p>
          </table:table-cell>
          <table:table-cell office:value-type="string" calcext:value-type="string">
            <text:p><text:s text:c="4"/>Lak. qun-ma- 'big' is very close to quna- 'big, grown up', but historically this is a secondary rapprochement of two roots (see PEC *-ŏnqV(lV) 'old')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Iluꭓ:i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liIluꭓ:i</text:p>
          </table:table-cell>
          <table:table-cell office:value-type="string" calcext:value-type="string">
            <text:p><text:s text:c="4"/>Lak. \IliIluꭓ:i\i (3d class) is very probably a transformation of a form like \I*liꭓI-luq̇Ii\i where the first part is the verb \Iliꭓ:Ia-\i 'to fly' (cf. the Darg. form \IiꭓI-liq̇an\i)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č̣iIlmu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bird (small)</text:p>
          </table:table-cell>
          <table:table-cell office:value-type="string" calcext:value-type="string">
            <text:p>č̣iIlmu</text:p>
          </table:table-cell>
          <table:table-cell office:value-type="string" calcext:value-type="string">
            <text:p><text:s text:c="4"/>3d class (-mu is historically a suffix); cf. Khosr. \Ič̣iIlmu/č̣iImlu\i id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̇ac̣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e; mouth</text:p>
          </table:table-cell>
          <table:table-cell office:value-type="string" calcext:value-type="string">
            <text:p>q̇ac̣</text:p>
          </table:table-cell>
          <table:table-cell office:value-type="string" calcext:value-type="string">
            <text:p><text:s text:c="4"/>3d class. The word is used in \Iq̇ac̣a ṭun/učin\i 'to bite'. Cf. Khosr. \Iq̇ac̣\i id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ħi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uħi-s:a</text:p>
          </table:table-cell>
          <table:table-cell office:value-type="string" calcext:value-type="string">
            <text:p><text:s text:c="4"/>Cf. Khosr. \IluIhi-s:a.\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I(t:u)</text:p>
          </table:table-cell>
          <table:table-cell office:value-type="string" calcext:value-type="string">
            <text:p><text:s text:c="4"/>3d class. The obl. base \IuI-t:u-\i is sometimes used as direct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:arḳ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:arḳ</text:p>
          </table:table-cell>
          <table:table-cell office:value-type="string" calcext:value-type="string">
            <text:p><text:s text:c="4"/>4th class. Obl. base \It:urč̣a-.\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azam ?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qazam</text:p>
          </table:table-cell>
          <table:table-cell office:value-type="string" calcext:value-type="string">
            <text:p><text:s text:c="4"/>3d class. Etymology unknown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x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aw, nail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<text:s text:c="4"/>3d class. Obl. base \Imixi-ra-.\i Cf. also Khosr. \Imix,\i \Imixi-ra-.\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:url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t:urlu</text:p>
          </table:table-cell>
          <table:table-cell office:value-type="string" calcext:value-type="string">
            <text:p><text:s text:c="4"/>4th class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i=[.I$1:.Q$1048576]-" office:value-type="string" office:string-value="" calcext:value-type="error">
            <text:p>Err:5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w cold catch cold</text:p>
          </table:table-cell>
          <table:table-cell table:formula="of:=ai=[.I$1:.Q$1048576]-" office:value-type="string" office:string-value="" calcext:value-type="error">
            <text:p>Err:520</text:p>
          </table:table-cell>
          <table:table-cell office:value-type="string" calcext:value-type="string">
            <text:p><text:s text:c="4"/>Pret. \I=aI=q:u-nu.\i Cf. also the derivates: \IdaIrq:u\i (gen. \IdaIq:i-l\i) 'cold rheumatism', \IdaIirq:u-s:a\i 'cold' (adj.)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u=č̣a-" office:value-type="string" office:string-value="" calcext:value-type="error">
            <text:p>Err:52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to come</text:p>
          </table:table-cell>
          <table:table-cell table:formula="of:=u=č̣a-" office:value-type="string" office:string-value="" calcext:value-type="error">
            <text:p>Err:520</text:p>
          </table:table-cell>
          <table:table-cell office:value-type="string" calcext:value-type="string">
            <text:p><text:s text:c="4"/>Pret. \I=u=ḳu-n.\i Cf. Khosr. \I=u=č̣a-n,\i \I=u=ḳundi\i id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=č̣a-" office:value-type="string" office:string-value="" calcext:value-type="error">
            <text:p>Err:5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 die to kill</text:p>
          </table:table-cell>
          <table:table-cell table:formula="of:=i=č̣a-" office:value-type="string" office:string-value="" calcext:value-type="error">
            <text:p>Err:520</text:p>
          </table:table-cell>
          <table:table-cell office:value-type="string" calcext:value-type="string">
            <text:p><text:s text:c="4"/>G. pr. \I=i=ḳu-nu.\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:ač:i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k:ač:i</text:p>
          </table:table-cell>
          <table:table-cell office:value-type="string" calcext:value-type="string">
            <text:p><text:s text:c="4"/>3d class. Khosr. \Ik:ʷač:i.\i Lak. &gt; Arch. \Igʷač:i\i 'bitch'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ħač̣a-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ħač̣a-</text:p>
          </table:table-cell>
          <table:table-cell office:value-type="string" calcext:value-type="string">
            <text:p><text:s text:c="4"/>G.pr. \Iħa=č̣u-n.\i Cf. Khosr. \IhaIč̣a-n\i id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̇a-q̇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q̇a-q̇-s:a</text:p>
          </table:table-cell>
          <table:table-cell office:value-type="string" calcext:value-type="string">
            <text:p><text:s text:c="4"/>Cf. the verbal stem \Iq̇a-q̇a-\i (p.pr. \Iq̇a-q̇u-\i) 'to get dry'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ič̣i ?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wič̣i</text:p>
          </table:table-cell>
          <table:table-cell office:value-type="string" calcext:value-type="string">
            <text:p><text:s text:c="4"/>4th class, gen. wič̣-lul. Etymology unknown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Irš:i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aIrš:i</text:p>
          </table:table-cell>
          <table:table-cell office:value-type="string" calcext:value-type="string">
            <text:p><text:s text:c="4"/>4th class. Obl. stem \IaIrš:a-ra-.\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ka-" office:value-type="string" office:string-value="" calcext:value-type="error">
            <text:p>Err:52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at</text:p>
          </table:table-cell>
          <table:table-cell table:formula="of:=uka-" office:value-type="string" office:string-value="" calcext:value-type="error">
            <text:p>Err:520</text:p>
          </table:table-cell>
          <table:table-cell office:value-type="string" calcext:value-type="string">
            <text:p><text:s text:c="4"/>G.pr. \I=u=ku-nu.\i Cf. Khosr. \I=uka-n,\i dur. \Ikʷana-n.\i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:unu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k:unuk</text:p>
          </table:table-cell>
          <table:table-cell office:value-type="string" calcext:value-type="string">
            <text:p><text:s text:c="4"/>3d class. Cf. Khosr. \Ik:unuk\i (gen. pl. \Ik:unuk:-irt:al\i ) id. Proto-Lak may be reconstructed as \I*k:enuk:\i - cf. the old Archi loanword \Igenuk\i (pl. \Igenuk:ur\i ) 'egg'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<text:s text:c="4"/>3d class, obl. base \Ija-ni-.\i The old oblique base, however, had been \Ii-t:a-,\i and it is preserved in adverbial forms like \Iit:a-w\i 'into eyes', \Iit:a-lu\i 'under eyes' etc., as well as in some old compounds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j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at (n.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<text:s text:c="4"/>4th class. Cf. Khosr. \Imaj\i id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ṭimu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ṭimu</text:p>
          </table:table-cell>
          <table:table-cell office:value-type="string" calcext:value-type="string">
            <text:p><text:s text:c="4"/>4th class. Cf. also Khosr. \Iṭimiṭaj\i (redupl.) 'butterfly'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̣u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̣u</text:p>
          </table:table-cell>
          <table:table-cell office:value-type="string" calcext:value-type="string">
            <text:p><text:s text:c="4"/>4th class. Obl. base \Ic̣ara-.\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č:an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foot, leg</text:p>
          </table:table-cell>
          <table:table-cell office:value-type="string" calcext:value-type="string">
            <text:p>č:an</text:p>
          </table:table-cell>
          <table:table-cell office:value-type="string" calcext:value-type="string">
            <text:p><text:s text:c="4"/>3/4th clas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=c̣u-" office:value-type="string" office:string-value="" calcext:value-type="error">
            <text:p>Err:5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ull</text:p>
          </table:table-cell>
          <table:table-cell table:formula="of:=u=c̣u-[.A$1:.S$1048576]" office:value-type="string" office:string-value="" calcext:value-type="error">
            <text:p>#NAME?</text:p>
          </table:table-cell>
          <table:table-cell office:value-type="string" calcext:value-type="string">
            <text:p><text:s text:c="4"/>A derivate from the verb \I=u=c̣i-\i (g. pr. \I=u=c̣u-nu\i) 'fill, be filled' (Khosr. \I=u=c̣i-n\i id.)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lu-" office:value-type="string" office:string-value="" calcext:value-type="error">
            <text:p>Err:5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ive</text:p>
          </table:table-cell>
          <table:table-cell table:formula="of:=ulu-n" office:value-type="string" office:string-value="" calcext:value-type="error">
            <text:p>#NAME?</text:p>
          </table:table-cell>
          <table:table-cell office:value-type="string" calcext:value-type="string">
            <text:p><text:s text:c="4"/>G.pr. \I=ullu-nu.\i Cf. Khosr. \I=ulu-n,\i aor. \I=ul-dun-di.\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ꭓ:uj-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ꭓ:uj-s: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š:uIlli-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š:uIlli-s:a</text:p>
          </table:table-cell>
          <table:table-cell office:value-type="string" calcext:value-type="string">
            <text:p><text:s text:c="4"/>Cf. Khosr. \Iš:uIl-di-s:a\i id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č̣ar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č̣ara</text:p>
          </table:table-cell>
          <table:table-cell office:value-type="string" calcext:value-type="string">
            <text:p><text:s text:c="4"/>4th class. Cf. Khosr. \Ič̣arā\i id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<text:s text:c="4"/>4th class, obl. base \Ika-ni-.\i Cf. Khosr. \Ikʷa.\i A derivate is Lak. \Ikaniš,\i Khosr. \Ikʷaniš\i 'braclet' (cf. the obl. base \Ikʷani-\i) - borrowed in Arch. \Ikʷeniši,\i Ag. \Ikʷaniš.\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ḳ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baḳ</text:p>
          </table:table-cell>
          <table:table-cell office:value-type="string" calcext:value-type="string">
            <text:p><text:s text:c="4"/>4th class. Khosr. \Ibaḳ\i (3d class). <text:s/>An archaic obl. stem \I*wVḳV-rV-\i &gt; \Iḳara-\i can be seen in the derivate \Iḳara-lu\i (Khosr. \Iḳaralu\i) 'pillow' (lit. "under head")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aja-" office:value-type="string" office:string-value="" calcext:value-type="error">
            <text:p>Err:52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hear</text:p>
          </table:table-cell>
          <table:table-cell table:formula="of:=aja-n" office:value-type="string" office:string-value="" calcext:value-type="error">
            <text:p>#NAME?</text:p>
          </table:table-cell>
          <table:table-cell office:value-type="string" calcext:value-type="string">
            <text:p><text:s text:c="4"/>G.pr. \I=a=nu.\i Cf. Khosr. \Ibaja-n\i id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ḳ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daḳ</text:p>
          </table:table-cell>
          <table:table-cell office:value-type="string" calcext:value-type="string">
            <text:p><text:s text:c="4"/>4th class. Cf. Khosr. \Idaḳʷ\i 'breast'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i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<text:s text:c="4"/>3d class, obl. base \Iqi-lu-.\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I (1st p.pr.)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-ax:i-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learn, study</text:p>
          </table:table-cell>
          <table:table-cell office:value-type="string" calcext:value-type="string">
            <text:p>l-ax:i-n</text:p>
          </table:table-cell>
          <table:table-cell office:value-type="string" calcext:value-type="string">
            <text:p><text:s text:c="4"/>G.pr. \Il-a=x:u-nu.\i Cf. Khosr. \Ilax:ʷi-n\i id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ik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nik</text:p>
          </table:table-cell>
          <table:table-cell office:value-type="string" calcext:value-type="string">
            <text:p><text:s text:c="4"/>4th class; obl. base niki-ra-. Cf. khosr. nikʷ 'hip, thigh; knee'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ḳul-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knowing, aware, acquainted</text:p>
          </table:table-cell>
          <table:table-cell office:value-type="string" calcext:value-type="string">
            <text:p>ḳul-s:a</text:p>
          </table:table-cell>
          <table:table-cell office:value-type="string" calcext:value-type="string">
            <text:p><text:s text:c="4"/>The root ḳul is used also in ḳul xun 'to know' ('become aware')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č̣aṗi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č̣aṗi</text:p>
          </table:table-cell>
          <table:table-cell office:value-type="string" calcext:value-type="string">
            <text:p><text:s text:c="4"/>Cf. Khosr. \Ič̣aṗi\i id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=ši-" office:value-type="string" office:string-value="" calcext:value-type="error">
            <text:p>Err:52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lie; put</text:p>
          </table:table-cell>
          <table:table-cell table:formula="of:=i=š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i=xu-nu.\i Cf. Khosr. \I=i=xi-n\i / \I=i=ši-n\i (\I=i=xundi\i) id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:iliḳ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t:iliḳ</text:p>
          </table:table-cell>
          <table:table-cell office:value-type="string" calcext:value-type="string">
            <text:p><text:s text:c="4"/>4 class. Cf. Khosr. \It:iliḳ.\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qi-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qi-s:a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ac̣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use</text:p>
          </table:table-cell>
          <table:table-cell office:value-type="string" calcext:value-type="string">
            <text:p>nac̣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čuw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čuw</text:p>
          </table:table-cell>
          <table:table-cell office:value-type="string" calcext:value-type="string">
            <text:p><text:s text:c="4"/>Cf. also the compound \Ičiw-arḳ\i 'people, men'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č̣aI-u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č̣aI-u-s:a</text:p>
          </table:table-cell>
          <table:table-cell office:value-type="string" calcext:value-type="string">
            <text:p><text:s text:c="4"/>Cf. Khosr. \Ič̣aI-u-s:a\i id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ḳ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diḳ</text:p>
          </table:table-cell>
          <table:table-cell office:value-type="string" calcext:value-type="string">
            <text:p><text:s text:c="4"/>4th class, obl. base \Idiḳu-.\i Cf. Khosr. \Idiḳ.\i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rz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on, month</text:p>
          </table:table-cell>
          <table:table-cell office:value-type="string" calcext:value-type="string">
            <text:p>barz</text:p>
          </table:table-cell>
          <table:table-cell office:value-type="string" calcext:value-type="string">
            <text:p><text:s text:c="4"/>3d class. The Proto-Lak. paradigm must be reconstructed as \I*waz,\i \I*wuz-ru-;\i *-r- had passed into the direct base (as in some other EC languages): \I*warz\i &gt; \Ibarz.\i The oblique base underwent a regular reduction of the initial syllable with a labial resonant: \I*wuz-ru-\i &gt; \Izuru-.\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un- ?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zunt:u</text:p>
          </table:table-cell>
          <table:table-cell office:value-type="string" calcext:value-type="string">
            <text:p><text:s text:c="4"/>3d class. The root is obviously zun-, cf. zun-ꭓ:i- 'precipitous'; but further etymology is not clear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:urt: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rim, arc</text:p>
          </table:table-cell>
          <table:table-cell office:value-type="string" calcext:value-type="string">
            <text:p>k:urt:a</text:p>
          </table:table-cell>
          <table:table-cell office:value-type="string" calcext:value-type="string">
            <text:p><text:s text:c="4"/>Cf. Khosr. \Ik:urt:a\i 'bow'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̣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̣a</text:p>
          </table:table-cell>
          <table:table-cell office:value-type="string" calcext:value-type="string">
            <text:p><text:s text:c="4"/>4th class; obl. base \Ic̣a-ni-.\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=ḳa-" office:value-type="string" office:string-value="" calcext:value-type="error">
            <text:p>Err:5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o be, to sit</text:p>
          </table:table-cell>
          <table:table-cell table:formula="of:=i=ḳa-n" office:value-type="string" office:string-value="" calcext:value-type="error">
            <text:p>#NAME?</text:p>
          </table:table-cell>
          <table:table-cell office:value-type="string" calcext:value-type="string">
            <text:p><text:s text:c="4"/>G.pr. \I=i=ḳu-n.\i In the meaning 'to sit' it is mostly used in a compound \Iš:aI=i=ḳa-\i (\Iš:aI-\i 'on the earth' q.v.)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̣u-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̣u-s:a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:u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x:u</text:p>
          </table:table-cell>
          <table:table-cell office:value-type="string" calcext:value-type="string">
            <text:p><text:s text:c="4"/>4th class. Obl. base \Ix:u-ni-.\i Historically this is most probably a result of reduction &lt; \I*lVx:u\i (\I*lVλ:u\i), cf. the archaic adverb \Ilax:u\i 'yesterday'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j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:a- ?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q:a-</text:p>
          </table:table-cell>
          <table:table-cell office:value-type="string" calcext:value-type="string">
            <text:p><text:s text:c="4"/>Same root as in the negative predicate b-aq:a(r); further etymology not clear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a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ʁa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ʁaral</text:p>
          </table:table-cell>
          <table:table-cell office:value-type="string" calcext:value-type="string">
            <text:p><text:s text:c="4"/>3d class. Cf. Khosr. \Iʁʷaral.\i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aIṭuIl-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aIṭuIl-s:a</text:p>
          </table:table-cell>
          <table:table-cell office:value-type="string" calcext:value-type="string">
            <text:p><text:s text:c="4"/>Arch. \IjaIṭan-nu-t\i 'red' is borrowed from Lak. (probably from some dialect <text:s/>which has not the -ul-, but the -an-suffix)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ꭓ:ullu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ꭓ:ullu</text:p>
          </table:table-cell>
          <table:table-cell office:value-type="string" calcext:value-type="string">
            <text:p><text:s text:c="4"/>3d class. Cf. Khosr. \Iꭓ:uldu\i id. Judging from the external evidence, the form goes back to \I*ꭓ:un-lu\i (with assimilation)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rꭓ: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marꭓ:a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:urk:i-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k:urk:i-s:a</text:p>
          </table:table-cell>
          <table:table-cell office:value-type="string" calcext:value-type="string">
            <text:p><text:s text:c="4"/>Cf. also \Ik:urk:u(r) ṭun\i 'to roll'. An expressive reduplicated root; with variation k:/g cf. also \Igurži\i ( &lt; \I*gurgi\i) "snow-ball", probably also \Igirgir-ča\i 'a k. of dance'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či-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uči-n</text:p>
          </table:table-cell>
          <table:table-cell office:value-type="string" calcext:value-type="string">
            <text:p><text:s text:c="4"/>G.pr. \Iu=ku-nu.\i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=č̣i-" office:value-type="string" office:string-value="" calcext:value-type="error">
            <text:p>Err:52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to understand</text:p>
          </table:table-cell>
          <table:table-cell table:formula="of:=u=č̣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č̣u-nu.\i Cf. Khosr. \I=u=č̣i-n\i id. The same root is most probably reflected in the durative stem \Ič̣ala-n\i 'to see' (with Anlaut reduction, opposed to the reductionless durative \I=uč̣la-n\i 'to understand')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ann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<text:s text:c="4"/>3d class. The word contains a suffix -da (cf. Khosr. \Ihanda\i). Cf. also a dialectal form (Khaidakov) \Ilanna\i (with an archaic preservation of initial lateral). <text:s text:c="4"/>The word is originally deverbative, cf. \I=uha-\i (p. pr. \I=u=hunu\i) 'to sow'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š:aIlu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arth, ground</text:p>
          </table:table-cell>
          <table:table-cell office:value-type="string" calcext:value-type="string">
            <text:p>š:aIlu</text:p>
          </table:table-cell>
          <table:table-cell office:value-type="string" calcext:value-type="string">
            <text:p><text:s text:c="4"/>4th class. The stem is used also in a reduced form \Iš:aI-\i (\Iš:aI-w\i 'on the earth, on the ground', \Iš:aI-biḳan\i 'to sit'), but the external evidence clearly shows that the form with -l- is original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urč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kin, hide</text:p>
          </table:table-cell>
          <table:table-cell office:value-type="string" calcext:value-type="string">
            <text:p>burču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šana-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šana-n</text:p>
          </table:table-cell>
          <table:table-cell office:value-type="string" calcext:value-type="string">
            <text:p><text:s text:c="4"/>The word is derived (or vice versa) from \Išanu\i (3d class) 'sleep (n.).'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č̣i=i-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č̣i=i-s:a</text:p>
          </table:table-cell>
          <table:table-cell office:value-type="string" calcext:value-type="string">
            <text:p><text:s text:c="4"/>Cf. Khosr. \Ič̣i=i-s:a\i id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urḳu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purḳu</text:p>
          </table:table-cell>
          <table:table-cell office:value-type="string" calcext:value-type="string">
            <text:p><text:s text:c="4"/>3d class. Etymology unknown.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a=c̣a-" office:value-type="string" office:string-value="" calcext:value-type="error">
            <text:p>Err:52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and</text:p>
          </table:table-cell>
          <table:table-cell table:formula="of:=a=c̣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=c̣u-nu.\i Cf. Khosr. \I=a=c̣a-n\i id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̣u-ku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c̣uku</text:p>
          </table:table-cell>
          <table:table-cell office:value-type="string" calcext:value-type="string">
            <text:p><text:s text:c="3"/>3d class. The root is \Ic̣u(r\i)-, as is clearly seen from the plural form \Ic̣ur-t:i.\i The final -ku may be regarded either as an old diminutive suffix, or as a result of contamination with the PEC root \I*c̣̲wɨko\i 'brilliance, spark' q.v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čaru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čaru</text:p>
          </table:table-cell>
          <table:table-cell office:value-type="string" calcext:value-type="string">
            <text:p><text:s text:c="4"/>3d class. Obl. base \Ičari-.\i Cf. Khosr. \Ičaru\i id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rʁ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arʁ</text:p>
          </table:table-cell>
          <table:table-cell office:value-type="string" calcext:value-type="string">
            <text:p><text:s text:c="4"/>3d class. Obl. base \Iburʁi-.\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ʁ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maʁ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t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a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<text:s text:c="4"/>Cf. also \Iwi-w,\i Khosr. \Iwī\i 'inside'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na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thou (2d p. pr.)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<text:s text:c="4"/>Origin obscure ( &lt; *ʁ(w)i-na with an irregular development?).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z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maz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:arč:i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k:arč:i</text:p>
          </table:table-cell>
          <table:table-cell office:value-type="string" calcext:value-type="string">
            <text:p><text:s text:c="4"/>4th class, obl. base \Ik:arč:u-.\i Cf. Khosr. \Ik:ʷarč:i.\i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urx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murx</text:p>
          </table:table-cell>
          <table:table-cell office:value-type="string" calcext:value-type="string">
            <text:p><text:s text:c="4"/>3d class. Obl. base \Imurxi-ra-.\i Cf. also Khosr. \Imurx,\i \Imurxira-\i id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ḳi=a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ḳi=a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-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to go, walk (dur.)</text:p>
          </table:table-cell>
          <table:table-cell office:value-type="string" calcext:value-type="string">
            <text:p>na-n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ʁili- ?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ʁili-s:a</text:p>
          </table:table-cell>
          <table:table-cell office:value-type="string" calcext:value-type="string">
            <text:p><text:s text:c="4"/>Etymology unknown. Lak. &gt; Arch. ʁili-t:u-.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š:i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š:in</text:p>
          </table:table-cell>
          <table:table-cell office:value-type="string" calcext:value-type="string">
            <text:p><text:s text:c="4"/>4th class. Obl. base \Iš:ina-.\i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žu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žu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i, cu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rrogative pronou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<text:s text:c="4"/>Lak. \Ici\i 'what', \Icu\i 'who' (Khosr. \Ici,\i \Icʷu\i) (cf. also \Icu-kun\i 'how', \Icu-k-s:a\i 'how many', Khosr. \Ici-mi,\i \Ici-k-s:a\i id. etc.) A regular reflex with č- is preserved in \Ičuw,\i Khosr. \Ičū\i 'where'; reasons for the shift č- &gt; c- are not clear (cf. the same development in \I*ču\i &gt; \Icu\i '(one)self')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ḳaIla-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ḳaIla-s:a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š:a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š:ar</text:p>
          </table:table-cell>
          <table:table-cell office:value-type="string" calcext:value-type="string">
            <text:p><text:s text:c="4"/>Cf. also \Iš:ar-s:a\i 'woman, wife'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aqi-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qaqi-s:a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rꭓ(:)-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rꭓ-s:a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ḳu-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ḳu-s:a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ʁan-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ʁan-s:a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̣ʷu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c̣ʷu</text:p>
          </table:table-cell>
          <table:table-cell office:value-type="string" calcext:value-type="string">
            <text:p><text:s text:c="4"/>3d class. Obl. base \Ic̣ʷi-.\i Cf. Khosr. \Ic̣ʷu\i (\Ic̣ʷuj-\i) id.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uṭa-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kuṭa-s:a</text:p>
          </table:table-cell>
          <table:table-cell office:value-type="string" calcext:value-type="string">
            <text:p><text:s text:c="4"/>Lak. &gt; Arch. \Ikūṭa-t:u-.\i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šat:a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worm, snake</text:p>
          </table:table-cell>
          <table:table-cell office:value-type="string" calcext:value-type="string">
            <text:p>šat:a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ḳuIla-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ḳuIla-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rč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marč</text:p>
          </table:table-cell>
          <table:table-cell office:value-type="string" calcext:value-type="string">
            <text:p><text:s text:c="4"/>3d class, obl. stem \Imurča-.\i Cf. also Khosr. \Imarčʷ.\i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I=ꭓ:a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ly (v.)</text:p>
          </table:table-cell>
          <table:table-cell office:value-type="string" calcext:value-type="string">
            <text:p>liI=ꭓ:a-n</text:p>
          </table:table-cell>
          <table:table-cell office:value-type="string" calcext:value-type="string">
            <text:p><text:s text:c="4"/>G.pr. \IliI=ꭓ:u-n.\i L- is historically a preverb.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ši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šin</text:p>
          </table:table-cell>
          <table:table-cell office:value-type="string" calcext:value-type="string">
            <text:p><text:s text:c="4"/>4th class, obl. base \Išina-.\i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č:u=č:i-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o burn</text:p>
          </table:table-cell>
          <table:table-cell office:value-type="string" calcext:value-type="string">
            <text:p>č:u=č:i-n</text:p>
          </table:table-cell>
          <table:table-cell office:value-type="string" calcext:value-type="string">
            <text:p><text:s text:c="4"/>G.pr. \Ič:u=č:u-nu.\i Cf. Khosr. \Ič:u=č:i-n\i id.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mach; paunch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<text:s text:c="4"/>3d class. Obl. base \Ikuni-.\i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alꭓ:a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all, high</text:p>
          </table:table-cell>
          <table:table-cell office:value-type="string" calcext:value-type="string">
            <text:p>halꭓ:a-s:a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č: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ič:a</text:p>
          </table:table-cell>
          <table:table-cell office:value-type="string" calcext:value-type="string">
            <text:p><text:s text:c="4"/>4th class. Obl. base \Ilik:u-ra-.\i The plural form \Ilik-ri\i also means 'feet, legs'.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-i=hi-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get cold, freeze</text:p>
          </table:table-cell>
          <table:table-cell office:value-type="string" calcext:value-type="string">
            <text:p>l-i=hi-n</text:p>
          </table:table-cell>
          <table:table-cell office:value-type="string" calcext:value-type="string">
            <text:p><text:s text:c="4"/>G. pr. \Il-i=hu-nu.\i An archaic derivate is probably \Iꭓ:Iu-t\i (Khosr. \Iꭓ:Iu-t\i) 'shadow' (cf. the Darg. and Tsez. parallels), with a Proto-Lak. dialectal variation ꭓ:I / h (typical for reflexes of uvular fricatives).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aj-š:u-" office:value-type="string" office:string-value="" calcext:value-type="error">
            <text:p>Err:52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etreat, go away</text:p>
          </table:table-cell>
          <table:table-cell table:formula="of:=aj-š:u-" office:value-type="string" office:string-value="" calcext:value-type="error">
            <text:p>Err:520</text:p>
          </table:table-cell>
          <table:table-cell office:value-type="string" calcext:value-type="string">
            <text:p><text:s text:c="4"/>G. pr. \I=ajš:u-nu.\i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 skin crease (filled with fat)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<text:s text:c="4"/>4th class.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ṗiħulli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ṗiħulli (Bartkh.)</text:p>
          </table:table-cell>
          <table:table-cell office:value-type="string" calcext:value-type="string">
            <text:p><text:s text:c="4"/>Cited from Хайдаков 1966.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q̇Iuršlu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ankle(-bone)</text:p>
          </table:table-cell>
          <table:table-cell office:value-type="string" calcext:value-type="string">
            <text:p>q̇Iuršlu</text:p>
          </table:table-cell>
          <table:table-cell office:value-type="string" calcext:value-type="string">
            <text:p><text:s text:c="4"/>Cf. gen. \Iq̇Iurš:ul-t:u-l;\i 3d class.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a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ha-</text:p>
          </table:table-cell>
          <table:table-cell office:value-type="string" calcext:value-type="string">
            <text:p><text:s text:c="4"/>Cf. also \Ihar,\i \Ihari\i 'enough' (adverb, interjection). Since the original meaning is 'large, big', it seems possible to connect with this root also \I=uhara-s:a\i 'grown-up, old'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:u-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I (obl. base)</text:p>
          </table:table-cell>
          <table:table-cell office:value-type="string" calcext:value-type="string">
            <text:p>t:u-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ꭓ:a-" office:value-type="string" office:string-value="" calcext:value-type="error">
            <text:p>Err:52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slaughter</text:p>
          </table:table-cell>
          <table:table-cell table:formula="of:=iꭓ:a-n" office:value-type="string" office:string-value="" calcext:value-type="error">
            <text:p>#NAME?</text:p>
          </table:table-cell>
          <table:table-cell office:value-type="string" calcext:value-type="string">
            <text:p><text:s text:c="4"/>G.pr. \I=i=ꭓ:u-n.\i Cf. Khosr. \I=iꭓ:ʷa-n\i id.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rḳu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poor man; farm-hand</text:p>
          </table:table-cell>
          <table:table-cell office:value-type="string" calcext:value-type="string">
            <text:p>marḳu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izanu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ountain pasture</text:p>
          </table:table-cell>
          <table:table-cell office:value-type="string" calcext:value-type="string">
            <text:p>bizanu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čars:a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čars:a</text:p>
          </table:table-cell>
          <table:table-cell office:value-type="string" calcext:value-type="string">
            <text:p><text:s text:c="4"/>4th class.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Ir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maIr</text:p>
          </table:table-cell>
          <table:table-cell office:value-type="string" calcext:value-type="string">
            <text:p><text:s text:c="4"/>3d class, obl. stem \ImuIra-.\i Cf. Khosr. \ImaIr,\i \ImuIra-\i id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ḳuw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oot</text:p>
          </table:table-cell>
          <table:table-cell office:value-type="string" calcext:value-type="string">
            <text:p>ḳuw</text:p>
          </table:table-cell>
          <table:table-cell office:value-type="string" calcext:value-type="string">
            <text:p><text:s text:c="4"/>4th class. Cf. Khosr. \Iḳʷa\i (gen. \Iḳu-ra-l\i) id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ʁurʁa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tone in river</text:p>
          </table:table-cell>
          <table:table-cell office:value-type="string" calcext:value-type="string">
            <text:p>ʁurʁa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:ala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log, cudgel, club</text:p>
          </table:table-cell>
          <table:table-cell office:value-type="string" calcext:value-type="string">
            <text:p>t:ala</text:p>
          </table:table-cell>
          <table:table-cell office:value-type="string" calcext:value-type="string">
            <text:p><text:s text:c="4"/>3d class. Cf. Khosr. \It:ala\i id.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:a-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what (obl. base)</text:p>
          </table:table-cell>
          <table:table-cell office:value-type="string" calcext:value-type="string">
            <text:p>s:a-</text:p>
          </table:table-cell>
          <table:table-cell office:value-type="string" calcext:value-type="string">
            <text:p><text:s text:c="4"/>Cf. gen./erg. \Is:a-l,\i dat. \Is:a-n\i etc.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iliIq̇i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centipede, earwig</text:p>
          </table:table-cell>
          <table:table-cell office:value-type="string" calcext:value-type="string">
            <text:p>wiliIq̇i (Bartkh.)</text:p>
          </table:table-cell>
          <table:table-cell office:value-type="string" calcext:value-type="string">
            <text:p><text:s text:c="4"/>Quoted from Хайдаков 1966.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arzu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barzu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ax(:)-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tame (adj.)</text:p>
          </table:table-cell>
          <table:table-cell office:value-type="string" calcext:value-type="string">
            <text:p>max-s:a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k: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ki (ethnonym)</text:p>
          </table:table-cell>
          <table:table-cell office:value-type="string" calcext:value-type="string">
            <text:p>lak, lak:u (adj.)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a-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o go (term.)</text:p>
          </table:table-cell>
          <table:table-cell office:value-type="string" calcext:value-type="string">
            <text:p>ha-n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s(:)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bility, conscience; a heathen deity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s text:c="4"/>3d class. Intensity of s unclear (gen. \Ias-li-l\i with neutralization).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ʁʷanʁʷaraṭi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ʁanʁaraṭi</text:p>
          </table:table-cell>
          <table:table-cell office:value-type="string" calcext:value-type="string">
            <text:p><text:s text:c="4"/>Khaidakov 1966 quotes the form with labialisation: \Iʁʷanʁʷaraṭi.\i Cf. also the variant in the Russian-Lak dictionary: \Iq:anʁaraṭi.\i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̣an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̣an</text:p>
          </table:table-cell>
          <table:table-cell office:value-type="string" calcext:value-type="string">
            <text:p><text:s text:c="4"/>4th class. Also adjective: \Ic̣an-s:a\i 'dark'.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-aI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daI</text:p>
          </table:table-cell>
          <table:table-cell office:value-type="string" calcext:value-type="string">
            <text:p><text:s text:c="4"/>d- is an old class prefix; cf. with another one \IbaI(-niws:a)\i 'waist'.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:iħ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reath, vapour</text:p>
          </table:table-cell>
          <table:table-cell office:value-type="string" calcext:value-type="string">
            <text:p>s:iħ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:-izi-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to milk</text:p>
          </table:table-cell>
          <table:table-cell office:value-type="string" calcext:value-type="string">
            <text:p>t:-izi-n</text:p>
          </table:table-cell>
          <table:table-cell office:value-type="string" calcext:value-type="string">
            <text:p><text:s text:c="4"/>G. pr. \It:-i=zu-nu.\i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ač̣a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lač̣a</text:p>
          </table:table-cell>
          <table:table-cell office:value-type="string" calcext:value-type="string">
            <text:p><text:s text:c="4"/>3d class (pl. \Ilaḳ-ri\i).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ah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<text:s text:c="4"/>4th class. Cf. Khosr. \Inah\i id.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š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rack, footprint, step</text:p>
          </table:table-cell>
          <table:table-cell office:value-type="string" calcext:value-type="string">
            <text:p>ša</text:p>
          </table:table-cell>
          <table:table-cell office:value-type="string" calcext:value-type="string">
            <text:p><text:s text:c="4"/>3d class. An archaic form is Lak. \Iax-t:a\i 'by foot' ( &lt; \I*xV-t:V-,\i whence an <text:s/>old Archi loanword \Iλet:é-jt\i id.).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rc̣-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marc̣-s:a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č̣i-" office:value-type="string" office:string-value="" calcext:value-type="error">
            <text:p>Err:52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good, fitting</text:p>
          </table:table-cell>
          <table:table-cell table:formula="of:=uč̣i-[.A$1:.S$1048576]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ṭu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ṭu</text:p>
          </table:table-cell>
          <table:table-cell office:value-type="string" calcext:value-type="string">
            <text:p><text:s text:c="4"/>Obl. stem \Iṭuni-;\i 3d class. Cf. Khosr. \Iṭu,\i pl. \Iṭun-di.\i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an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shady slope of a mountain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<text:s text:c="4"/>4th class.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urlu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rock, cliff</text:p>
          </table:table-cell>
          <table:table-cell office:value-type="string" calcext:value-type="string">
            <text:p>murlu</text:p>
          </table:table-cell>
          <table:table-cell office:value-type="string" calcext:value-type="string">
            <text:p><text:s text:c="4"/>3d class. Cf. Khosr. \Imurlu\i id.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č̣aw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č̣aw</text:p>
          </table:table-cell>
          <table:table-cell office:value-type="string" calcext:value-type="string">
            <text:p><text:s text:c="4"/>4th class.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c̣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luc̣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ḳ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leep, dream</text:p>
          </table:table-cell>
          <table:table-cell office:value-type="string" calcext:value-type="string">
            <text:p>maḳ</text:p>
          </table:table-cell>
          <table:table-cell office:value-type="string" calcext:value-type="string">
            <text:p><text:s text:c="4"/>4th class.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č̣aku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kid (less than 2-3 y. old)</text:p>
          </table:table-cell>
          <table:table-cell office:value-type="string" calcext:value-type="string">
            <text:p>č̣aku</text:p>
          </table:table-cell>
          <table:table-cell office:value-type="string" calcext:value-type="string">
            <text:p><text:s text:c="4"/>Cf. Khosr. \Ič̣aḳu\i (with secondary assimilation - or a loan from Darg. or Ag. \Ič̣aḳu\i).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Ik:ʷi-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uIk:i-s:a</text:p>
          </table:table-cell>
          <table:table-cell office:value-type="string" calcext:value-type="string">
            <text:p><text:s text:c="4"/>Cf. also \IkuIč:a\i 'left-handed' ( &lt; \Ikʷa-uIk:a,\i a compound with \Ikʷa-\i 'hand'), whence \IkuIč:a-ꭓ-s:a\i 'left'.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ta-" office:value-type="string" office:string-value="" calcext:value-type="error">
            <text:p>Err:52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leave</text:p>
          </table:table-cell>
          <table:table-cell table:formula="of:=it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i=tun.\i Cf. also (with Ablaut) \Ibat =an\i 'to hide', \Ibat xun\i 'to get lost' ( &gt; Arch. \Ibat as\i, \Ibat =kes\i).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:a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:aw</text:p>
          </table:table-cell>
          <table:table-cell office:value-type="string" calcext:value-type="string">
            <text:p><text:s text:c="4"/>4th class. Cf. Khosr. \Is:aw\i id. There exists also an archaic form \Is:uru\i 'sky' reflecting the old plural (cf. PD \I*c:ub-ri\i).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uzu-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huzu-n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u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that (near to the listener)</text:p>
          </table:table-cell>
          <table:table-cell office:value-type="string" calcext:value-type="string">
            <text:p>mu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ači-" office:value-type="string" office:string-value="" calcext:value-type="error">
            <text:p>Err:52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to go, be heading (somewhere)</text:p>
          </table:table-cell>
          <table:table-cell table:formula="of:=ač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=ču-nu.\i Cf. Khosr. \I=a=či-n\i id.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ša=ša-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to boil</text:p>
          </table:table-cell>
          <table:table-cell office:value-type="string" calcext:value-type="string">
            <text:p>ša=ša-n</text:p>
          </table:table-cell>
          <table:table-cell office:value-type="string" calcext:value-type="string">
            <text:p><text:s text:c="4"/>G. pr. \Iša=xu-n.\i A reduplicated stem (\Išaša-\i &lt; \I*xaxa-\i). Cf. Khosr. \Išaxa-n\i id.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qami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omen (pl.)</text:p>
          </table:table-cell>
          <table:table-cell office:value-type="string" calcext:value-type="string">
            <text:p>qami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ač̣i" office:value-type="string" office:string-value="" calcext:value-type="error">
            <text:p>#NAME?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b-ač̣i, ač̣i</text:p>
          </table:table-cell>
          <table:table-cell office:value-type="string" calcext:value-type="string">
            <text:p><text:s text:c="3"/>An old derivate (pointing to the original meaning 'side') is probably Lak. \Ič̣a-ra-w\i 'near, close to', \Ič̣a-ra-ꭓ\i 'past (smth.)'.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w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cold wind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<text:s text:c="4"/>3d class.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arkʷ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rriage wheel axle</text:p>
          </table:table-cell>
          <table:table-cell office:value-type="string" calcext:value-type="string">
            <text:p>harkʷ (Bartkh.)</text:p>
          </table:table-cell>
          <table:table-cell office:value-type="string" calcext:value-type="string">
            <text:p><text:s text:c="4"/>Quoted from Хайдаков 1966.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q̇ančlu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 niche above the roof</text:p>
          </table:table-cell>
          <table:table-cell office:value-type="string" calcext:value-type="string">
            <text:p>q̇ančlu</text:p>
          </table:table-cell>
          <table:table-cell office:value-type="string" calcext:value-type="string">
            <text:p><text:s text:c="4"/>Gen. \Iq̇ančul-lu-l.\i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u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ku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ꭓ:alku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m (3 and more years old)</text:p>
          </table:table-cell>
          <table:table-cell office:value-type="string" calcext:value-type="string">
            <text:p>ꭓ:alku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č̣i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č̣i</text:p>
          </table:table-cell>
          <table:table-cell office:value-type="string" calcext:value-type="string">
            <text:p><text:s text:c="4"/>Obl. base \Ič̣ilu-.\i 3d class. Cf. Khosr. \Ič̣i\i id.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a-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heep-flock</text:p>
          </table:table-cell>
          <table:table-cell office:value-type="string" calcext:value-type="string">
            <text:p>ja-t:u</text:p>
          </table:table-cell>
          <table:table-cell office:value-type="string" calcext:value-type="string">
            <text:p><text:s text:c="4"/>-t:u is a plural suffix.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:a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sheep, ewe</text:p>
          </table:table-cell>
          <table:table-cell office:value-type="string" calcext:value-type="string">
            <text:p>t:a</text:p>
          </table:table-cell>
          <table:table-cell office:value-type="string" calcext:value-type="string">
            <text:p><text:s text:c="4"/>Cf. Khosr. \It:a\i id.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uIr-ni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buIrni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aIʔa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baIʔa</text:p>
          </table:table-cell>
          <table:table-cell office:value-type="string" calcext:value-type="string">
            <text:p><text:s text:c="4"/>A colloquial and expressive form, but with parallels in other languages.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uwš:a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ram (more than 2 years old)</text:p>
          </table:table-cell>
          <table:table-cell office:value-type="string" calcext:value-type="string">
            <text:p>nuwš:a</text:p>
          </table:table-cell>
          <table:table-cell office:value-type="string" calcext:value-type="string">
            <text:p><text:s text:c="4"/>Cf. gen. \Inuwš-lu-l,\i pl. \Inuwš-ri,\i Khosr. \Inūš:a.\i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:i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lamb (about 1 year old)</text:p>
          </table:table-cell>
          <table:table-cell office:value-type="string" calcext:value-type="string">
            <text:p>s:i</text:p>
          </table:table-cell>
          <table:table-cell office:value-type="string" calcext:value-type="string">
            <text:p><text:s text:c="4"/>Cf. Khosr. \Is:i\i id.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čurči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hair-lock, hair-tuft</text:p>
          </table:table-cell>
          <table:table-cell office:value-type="string" calcext:value-type="string">
            <text:p>čurči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č̣uIj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č̣uIj</text:p>
          </table:table-cell>
          <table:table-cell office:value-type="string" calcext:value-type="string">
            <text:p><text:s text:c="4"/>Obl. \Ič̣uIj-lu-,\i pl. \Ič̣uIj-rdu.\i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su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boundary stone</text:p>
          </table:table-cell>
          <table:table-cell office:value-type="string" calcext:value-type="string">
            <text:p>isu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č̣ača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flea</text:p>
          </table:table-cell>
          <table:table-cell office:value-type="string" calcext:value-type="string">
            <text:p>č̣ača</text:p>
          </table:table-cell>
          <table:table-cell office:value-type="string" calcext:value-type="string">
            <text:p><text:s text:c="4"/>Gen. \Ič̣ak-lu-l.\i Cf. Khosr. (with metathesis) \Iḳača,\i \Iḳač-lul.\i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ulū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lentil; birth-mark</text:p>
          </table:table-cell>
          <table:table-cell office:value-type="string" calcext:value-type="string">
            <text:p>hulū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quIru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pea(s)</text:p>
          </table:table-cell>
          <table:table-cell office:value-type="string" calcext:value-type="string">
            <text:p>quIru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ič:i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bič:i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zʷal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zʷal</text:p>
          </table:table-cell>
          <table:table-cell office:value-type="string" calcext:value-type="string">
            <text:p><text:s text:c="4"/>Labialisation is not marked in Хайдаков 1962, but is marked in some dialectal notes.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̣imi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grace, mercy, pity</text:p>
          </table:table-cell>
          <table:table-cell office:value-type="string" calcext:value-type="string">
            <text:p>c̣imi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niw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niws</text:p>
          </table:table-cell>
          <table:table-cell office:value-type="string" calcext:value-type="string">
            <text:p><text:s text:c="4"/>Gen. \Iniwsi-ral.\i Cf. also the old loanword in Arch. (\Inibzur\i 'collar-bone, clavicle') and an interesting dialectal form: Khosr. \Ilins\i 'rib' ( &lt; \I*rims\i).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unc̣a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bog, marsh</text:p>
          </table:table-cell>
          <table:table-cell office:value-type="string" calcext:value-type="string">
            <text:p>kunc̣a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xunc̣a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xunc̣a</text:p>
          </table:table-cell>
          <table:table-cell office:value-type="string" calcext:value-type="string">
            <text:p><text:s text:c="4"/>Lak. \Ixunc̣a\i and \Ikunc̣a\i 'bog' seem to be variants, but are most probably two separate stems which underwent a partial contamination. The Khosr. dialect has here an irregular x:- (\Ix:unc̣a\i / \Ix:unc̣lu\i).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ḳunṭ; ḳut-in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1 dot, drop 2 rash</text:p>
          </table:table-cell>
          <table:table-cell office:value-type="string" calcext:value-type="string">
            <text:p>ḳunṭ 1, ḳutin 2</text:p>
          </table:table-cell>
          <table:table-cell office:value-type="string" calcext:value-type="string">
            <text:p><text:s text:c="4"/>Lak. \Iḳunṭ\i and \Iḳutin\i are hard to separate; we should probably take them for old dialectal variants. -t- in \Iḳutin\i is probably a result of (dialectal) dissimilation. Cf. also Khosr. \Iḳunṭ\i 'drop', \Iḳunṭa ṭun\i 'to drop'.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čunṭ-lu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wart</text:p>
          </table:table-cell>
          <table:table-cell office:value-type="string" calcext:value-type="string">
            <text:p>čunṭlu</text:p>
          </table:table-cell>
          <table:table-cell office:value-type="string" calcext:value-type="string">
            <text:p><text:s text:c="4"/>Gen. \Ičunṭ-ul-lu-l.\i The word contains a frequent suffix -(u)lu.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ṭanṭa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freckle</text:p>
          </table:table-cell>
          <table:table-cell office:value-type="string" calcext:value-type="string">
            <text:p>ṭanṭa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ṭunka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bead</text:p>
          </table:table-cell>
          <table:table-cell office:value-type="string" calcext:value-type="string">
            <text:p>ṭunka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ṭink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pimple, rash</text:p>
          </table:table-cell>
          <table:table-cell office:value-type="string" calcext:value-type="string">
            <text:p>ṭink</text:p>
          </table:table-cell>
          <table:table-cell office:value-type="string" calcext:value-type="string">
            <text:p><text:s text:c="4"/>For final -k cf. gen. pl. \Iṭink-ur-dil.\i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Iš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line, narrow stripe</text:p>
          </table:table-cell>
          <table:table-cell office:value-type="string" calcext:value-type="string">
            <text:p>aIš</text:p>
          </table:table-cell>
          <table:table-cell office:value-type="string" calcext:value-type="string">
            <text:p><text:s text:c="4"/>Gen. \IaIš:u-l.\i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š:ʷa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š:ʷa</text:p>
          </table:table-cell>
          <table:table-cell office:value-type="string" calcext:value-type="string">
            <text:p><text:s text:c="4"/>May go back to \I*x:ʷa.\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ʁaj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*harrow</text:p>
          </table:table-cell>
          <table:table-cell office:value-type="string" calcext:value-type="string">
            <text:p>ʁaj</text:p>
          </table:table-cell>
          <table:table-cell office:value-type="string" calcext:value-type="string">
            <text:p><text:s text:c="4"/>The Lak. noun is used only in compound verbs \Iʁaj ṭun\i, \I\Iʁaj učin\i\i 'to harrow'. An old borrowing from Lak. is Arch. \Ihej-bos\i 'to plough'.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Ip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lay mortar</text:p>
          </table:table-cell>
          <table:table-cell office:value-type="string" calcext:value-type="string">
            <text:p>paIp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arš: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a brass water jug</text:p>
          </table:table-cell>
          <table:table-cell office:value-type="string" calcext:value-type="string">
            <text:p>parš</text:p>
          </table:table-cell>
          <table:table-cell office:value-type="string" calcext:value-type="string">
            <text:p><text:s text:c="4"/>The Lak. form must have had a strong -š: (to judge from external evidence) which is neutralized in the word-final position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ar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lightning 1 lustre</text:p>
          </table:table-cell>
          <table:table-cell office:value-type="string" calcext:value-type="string">
            <text:p>parannu; par 1</text:p>
          </table:table-cell>
          <table:table-cell office:value-type="string" calcext:value-type="string">
            <text:p><text:s text:c="4"/>Cf. also \Iparꭓ\i 'flash', \Iparꭓ:annu\i 'silhouette' (cf. an analogous suffix in Avar), \Ic̣upar\i (a compound with \Ic̣u-\i 'fire') 'lightning', Khosr. \Ic̣upar\i id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is:u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tripe, slice</text:p>
          </table:table-cell>
          <table:table-cell office:value-type="string" calcext:value-type="string">
            <text:p>lis:u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:iIllu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wooden part of the reed-pipe</text:p>
          </table:table-cell>
          <table:table-cell office:value-type="string" calcext:value-type="string">
            <text:p>p:iIllu (Bartkh.)</text:p>
          </table:table-cell>
          <table:table-cell office:value-type="string" calcext:value-type="string">
            <text:p><text:s text:c="4"/>The Bartkh. dialectal form is quoted from Хайдаков 1966.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ic̣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dew; perspiration</text:p>
          </table:table-cell>
          <table:table-cell office:value-type="string" calcext:value-type="string">
            <text:p>pic̣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ur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diarrhea</text:p>
          </table:table-cell>
          <table:table-cell office:value-type="string" calcext:value-type="string">
            <text:p>pur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urš: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bellows</text:p>
          </table:table-cell>
          <table:table-cell office:value-type="string" calcext:value-type="string">
            <text:p>purš</text:p>
          </table:table-cell>
          <table:table-cell office:value-type="string" calcext:value-type="string">
            <text:p><text:s text:c="4"/>Cf. gen. \Ipurš:i-ra-l.\i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urpuꭓ:i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purpuꭓ:i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č̣apa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č̣apa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q̇aIpa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hat, cap</text:p>
          </table:table-cell>
          <table:table-cell office:value-type="string" calcext:value-type="string">
            <text:p>q̇aIpa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at:a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old clothes</text:p>
          </table:table-cell>
          <table:table-cell office:value-type="string" calcext:value-type="string">
            <text:p>pat:a</text:p>
          </table:table-cell>
          <table:table-cell office:value-type="string" calcext:value-type="string">
            <text:p><text:s text:c="4"/>Cf. also Arak. (Хайдаков 1966) \Ipat:a\i "trousers"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iq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bad fruits</text:p>
          </table:table-cell>
          <table:table-cell office:value-type="string" calcext:value-type="string">
            <text:p>piq</text:p>
          </table:table-cell>
          <table:table-cell office:value-type="string" calcext:value-type="string">
            <text:p><text:s text:c="4"/>Gen. pl. \Ipiqurdil\i (pointing to -q-).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uIrq̇u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scrap metal</text:p>
          </table:table-cell>
          <table:table-cell office:value-type="string" calcext:value-type="string">
            <text:p>puIrq̇u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uṭi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 hollow stalk, tube</text:p>
          </table:table-cell>
          <table:table-cell office:value-type="string" calcext:value-type="string">
            <text:p>puṭi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ʔin-t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 text:c="4"/>Lak. \Iint\i &lt; \I*ʔim-t\i (-t or -nt is a standard suffix in names of the seasons).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:al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sheep's wool</text:p>
          </table:table-cell>
          <table:table-cell office:value-type="string" calcext:value-type="string">
            <text:p>p:al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alčan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balčan (dial.)</text:p>
          </table:table-cell>
          <table:table-cell office:value-type="string" calcext:value-type="string">
            <text:p><text:s text:c="4"/>The form is quoted from Хайдаков 1966; possibly a borrowing (cf. Lezg. forms).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:al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cattle-shed</text:p>
          </table:table-cell>
          <table:table-cell office:value-type="string" calcext:value-type="string">
            <text:p>p:al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:ap:a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bread (a nursery word)</text:p>
          </table:table-cell>
          <table:table-cell office:value-type="string" calcext:value-type="string">
            <text:p>p:ap:a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:u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p:u</text:p>
          </table:table-cell>
          <table:table-cell office:value-type="string" calcext:value-type="string">
            <text:p><text:s text:c="4"/>Cf. gen. \Ibu-t:a-l\i ( = Khvarsh. \Iobu-ṭi-,\i Inkh. \Iobu-di-\i). In Khosr. \Ibut:a\i can be used also as a direct stem.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:a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wl</text:p>
          </table:table-cell>
          <table:table-cell office:value-type="string" calcext:value-type="string">
            <text:p>p:a</text:p>
          </table:table-cell>
          <table:table-cell office:value-type="string" calcext:value-type="string">
            <text:p><text:s text:c="4"/>Cf. gen. \Ip:ur-dul\i (reflecting the old obl. stem).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aInc̣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a small stick for playing</text:p>
          </table:table-cell>
          <table:table-cell office:value-type="string" calcext:value-type="string">
            <text:p>paInc̣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arzunt:iw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heights, mountains</text:p>
          </table:table-cell>
          <table:table-cell office:value-type="string" calcext:value-type="string">
            <text:p>barzunt:iw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arħ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back, spine</text:p>
          </table:table-cell>
          <table:table-cell office:value-type="string" calcext:value-type="string">
            <text:p>barħ</text:p>
          </table:table-cell>
          <table:table-cell office:value-type="string" calcext:value-type="string">
            <text:p><text:s/>Cf. Khosr. \IbaIrh.\i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iIḳ-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pine cone</text:p>
          </table:table-cell>
          <table:table-cell office:value-type="string" calcext:value-type="string">
            <text:p>miIḳiIḳiIj</text:p>
          </table:table-cell>
          <table:table-cell office:value-type="string" calcext:value-type="string">
            <text:p><text:s text:c="4"/>This is a dialectal (Arak.) form from Хайдаков 1966.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urg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ledge hammer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<text:s text:c="4"/>Khosr. \Iburg\i id.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urč̣a-lu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burč̣alu</text:p>
          </table:table-cell>
          <table:table-cell office:value-type="string" calcext:value-type="string">
            <text:p><text:s text:c="4"/>Lak. -lu is a common nominal suffix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uq̇a-w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on the back</text:p>
          </table:table-cell>
          <table:table-cell office:value-type="string" calcext:value-type="string">
            <text:p>muq̇a-w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Ij-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maIj-a</text:p>
          </table:table-cell>
          <table:table-cell office:value-type="string" calcext:value-type="string">
            <text:p><text:s text:c="4"/>2/4 class \ImaIj-ra,\i 3 class \ImaIj-ba.\i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ucur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barrier; carpet and bed clothes (near the wall)</text:p>
          </table:table-cell>
          <table:table-cell office:value-type="string" calcext:value-type="string">
            <text:p>bucur</text:p>
          </table:table-cell>
          <table:table-cell office:value-type="string" calcext:value-type="string">
            <text:p><text:s text:c="4"/>Lak. &gt; Ag. Bursh. \Ibucur\i 'gutter' ("a barrier for water").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uIrna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pillar (of a building)</text:p>
          </table:table-cell>
          <table:table-cell office:value-type="string" calcext:value-type="string">
            <text:p>buIrna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uIč̣in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dry leaves of leguminous plants</text:p>
          </table:table-cell>
          <table:table-cell office:value-type="string" calcext:value-type="string">
            <text:p>buIč̣in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š:am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oad metal</text:p>
          </table:table-cell>
          <table:table-cell office:value-type="string" calcext:value-type="string">
            <text:p>š:ama</text:p>
          </table:table-cell>
          <table:table-cell office:value-type="string" calcext:value-type="string">
            <text:p><text:s text:c="4"/>Cf. Khosr. \Iš:amā\i id.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č̣amaṭu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sulphur</text:p>
          </table:table-cell>
          <table:table-cell office:value-type="string" calcext:value-type="string">
            <text:p>č̣amaṭu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x:ʷiIm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x:iIm</text:p>
          </table:table-cell>
          <table:table-cell office:value-type="string" calcext:value-type="string">
            <text:p><text:s text:c="4"/>Cf. Khosr. \Ix:ʷiIm.\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x:iIw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x:iIw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qamal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guests</text:p>
          </table:table-cell>
          <table:table-cell office:value-type="string" calcext:value-type="string">
            <text:p>qamal</text:p>
          </table:table-cell>
          <table:table-cell office:value-type="string" calcext:value-type="string">
            <text:p><text:s text:c="4"/>Cf. Khosr. \Iqamali-čū\i 'guest' (plur. \Iqamal\i).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q:aqnu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partridge</text:p>
          </table:table-cell>
          <table:table-cell office:value-type="string" calcext:value-type="string">
            <text:p>q:aqnu</text:p>
          </table:table-cell>
          <table:table-cell office:value-type="string" calcext:value-type="string">
            <text:p><text:s text:c="4"/>Probably from \I*q:aq:Vb-nu,\i cf. Arak. \Iq:aqmu\i id. and \Iq:aq:aba\i 'the cry of a partridge' (preserving the more archaic structure). The second q: is regularly weakened before a consonant, cf. the genitiveform \Iq:aq:un-t:ul.\i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q:uImaj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cluster, bunch (of grapes)</text:p>
          </table:table-cell>
          <table:table-cell office:value-type="string" calcext:value-type="string">
            <text:p>q:uImaj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:ip:i-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ladybird</text:p>
          </table:table-cell>
          <table:table-cell office:value-type="string" calcext:value-type="string">
            <text:p>p:ip:i-s:alaħ</text:p>
          </table:table-cell>
          <table:table-cell office:value-type="string" calcext:value-type="string">
            <text:p><text:s text:c="4"/>A compound word: the second component = Tab. \Iš̌ali-\i in \Iš̌ali-p:ep:e\i ( = Lak. \Ip:ip:i-s:alaħ\i) 'a k. of beetle).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q:iIp:a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q:iIp:a</text:p>
          </table:table-cell>
          <table:table-cell office:value-type="string" calcext:value-type="string">
            <text:p><text:s text:c="4"/>Cf. also Khosr. \Iq:iIp:i\i id.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arq̇-ut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fur-coat</text:p>
          </table:table-cell>
          <table:table-cell office:value-type="string" calcext:value-type="string">
            <text:p>barq̇ut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aI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<text:s text:c="4"/>Lak. n- is probably secondary, cf. Bartkh. \ImaI-\i in \ImaI-lagan\i 'head is going round'.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q̇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q̇i (Khosr.)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č̣anṭi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emple; forelock</text:p>
          </table:table-cell>
          <table:table-cell office:value-type="string" calcext:value-type="string">
            <text:p>č̣anṭi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iInt:a-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forehead</text:p>
          </table:table-cell>
          <table:table-cell office:value-type="string" calcext:value-type="string">
            <text:p>niInt:a-baḳ</text:p>
          </table:table-cell>
          <table:table-cell office:value-type="string" calcext:value-type="string">
            <text:p><text:s text:c="4"/>A compound with \Ibaḳ\i 'head' q.v. Cf. also Khosr. \IniIt:a-baḳ.\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niIṭa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niIṭa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ažin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lažin</text:p>
          </table:table-cell>
          <table:table-cell office:value-type="string" calcext:value-type="string">
            <text:p><text:s text:c="4"/>Cf. Khosr. \Ilažin\i id.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ajii-l-" office:value-type="string" office:string-value="" calcext:value-type="error">
            <text:p>Err:520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pointed, sharp</text:p>
          </table:table-cell>
          <table:table-cell table:formula="of:=ajiil-[.A$1:.S$1048576]" office:value-type="string" office:string-value="" calcext:value-type="error">
            <text:p>#NAME?</text:p>
          </table:table-cell>
          <table:table-cell office:value-type="string" calcext:value-type="string">
            <text:p><text:s text:c="4"/>Lak. must have possessed also the noun \I=aj\i 'edge, beginning', which is preserved within a compound verb \I=aj=iši-n\i 'to begin' (= "to put a beginning"), as well as in an old Archi loanword \Ibej\i '(somebody's) turn'. From Lak. the compound expression "to begin" was borrowed into Archi (\Ibej-eλ:as\i) and Avar (\Ibajbixi-ze\i), whence - into Andian languages (Tind., Cham. \Ibajbix-\i etc.). Darg. \I=eħ=ix-es\i 'to begin' should be regarded as a loan-translation.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ṭi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muzzle, snout</text:p>
          </table:table-cell>
          <table:table-cell office:value-type="string" calcext:value-type="string">
            <text:p>š:unš:u-maṭi</text:p>
          </table:table-cell>
          <table:table-cell office:value-type="string" calcext:value-type="string">
            <text:p><text:s text:c="4"/>A compound word (etymology of the 1st part see under \I*š̲umVšV\i).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arš:a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meadow (on slope of a hill)</text:p>
          </table:table-cell>
          <table:table-cell office:value-type="string" calcext:value-type="string">
            <text:p>marš:a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̣ani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it:a-c̣ani</text:p>
          </table:table-cell>
          <table:table-cell office:value-type="string" calcext:value-type="string">
            <text:p><text:s text:c="4"/>A compound with \Iit:a-\i 'eye' (see \Ija\i).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urč:ʷi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lip; brim (of a dish)</text:p>
          </table:table-cell>
          <table:table-cell office:value-type="string" calcext:value-type="string">
            <text:p>murč:i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xurx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pittle; slime</text:p>
          </table:table-cell>
          <table:table-cell office:value-type="string" calcext:value-type="string">
            <text:p>xurx</text:p>
          </table:table-cell>
          <table:table-cell office:value-type="string" calcext:value-type="string">
            <text:p><text:s text:c="4"/>Cf. gen. \Ixurxu-l.\i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k:ark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edge; top of a round or oval object</text:p>
          </table:table-cell>
          <table:table-cell office:value-type="string" calcext:value-type="string">
            <text:p>k:ark</text:p>
          </table:table-cell>
          <table:table-cell office:value-type="string" calcext:value-type="string">
            <text:p><text:s text:c="4"/>Lak. \Ik:ark\i &lt; \I*k:ʷark:,\i cf. gen. \Ik:urk:a-l.\i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zum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dge, end; mouth</text:p>
          </table:table-cell>
          <table:table-cell office:value-type="string" calcext:value-type="string">
            <text:p>zuma</text:p>
          </table:table-cell>
          <table:table-cell office:value-type="string" calcext:value-type="string">
            <text:p><text:s text:c="4"/>Cf. also the derived \Izumu-r\i '(horse-)bit', Khosr. \Izumur\i id.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ḳac̣u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ḳac̣u (Bartkh.)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č̣iri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č̣iri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ꭓ:inču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cheek; jaw</text:p>
          </table:table-cell>
          <table:table-cell office:value-type="string" calcext:value-type="string">
            <text:p>ꭓ:inču</text:p>
          </table:table-cell>
          <table:table-cell office:value-type="string" calcext:value-type="string">
            <text:p><text:s text:c="4"/>Cf. also Khosr. \Iꭓ:inču\i 'jaw'.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uInq̇u-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nasopharynx</text:p>
          </table:table-cell>
          <table:table-cell office:value-type="string" calcext:value-type="string">
            <text:p>uInq̇u-s:urs:u</text:p>
          </table:table-cell>
          <table:table-cell office:value-type="string" calcext:value-type="string">
            <text:p><text:s text:c="4"/>A compound with \Is:urs:u\i 'neck'.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ꭓ:ini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alate</text:p>
          </table:table-cell>
          <table:table-cell office:value-type="string" calcext:value-type="string">
            <text:p>ꭓ:ini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ina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gum (in mouth)</text:p>
          </table:table-cell>
          <table:table-cell office:value-type="string" calcext:value-type="string">
            <text:p>sina</text:p>
          </table:table-cell>
          <table:table-cell office:value-type="string" calcext:value-type="string">
            <text:p><text:s text:c="4"/>Cf. also Khosr. \Isina.\i Lak. \Isina\i &gt; Arch. \Isana\i id.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ꭓ:uṭi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ꭓ:uṭi</text:p>
          </table:table-cell>
          <table:table-cell office:value-type="string" calcext:value-type="string">
            <text:p><text:s text:c="4"/>Note also the meaning in the Vikhl. dialect: 'a sharpened stick for separating threads'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ṭuIj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lar tooth</text:p>
          </table:table-cell>
          <table:table-cell office:value-type="string" calcext:value-type="string">
            <text:p>ṭuIj (Khosr.)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ḳurma-ṭi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antle; pommel</text:p>
          </table:table-cell>
          <table:table-cell office:value-type="string" calcext:value-type="string">
            <text:p>ḳurmaṭi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Ič:u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ock's comb</text:p>
          </table:table-cell>
          <table:table-cell office:value-type="string" calcext:value-type="string">
            <text:p>iIč:u</text:p>
          </table:table-cell>
          <table:table-cell office:value-type="string" calcext:value-type="string">
            <text:p><text:s text:c="4"/>Cf. also Khosr. \IhiIč:u\i id.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ḳʷiz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long hair</text:p>
          </table:table-cell>
          <table:table-cell office:value-type="string" calcext:value-type="string">
            <text:p>ḳiz</text:p>
          </table:table-cell>
          <table:table-cell office:value-type="string" calcext:value-type="string">
            <text:p><text:s text:c="4"/>Cf. Khosr. \Iḳʷiz.\i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kuk-lu-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ight (of weight)</text:p>
          </table:table-cell>
          <table:table-cell office:value-type="string" calcext:value-type="string">
            <text:p>kuklu-s:a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ač̣u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ing</text:p>
          </table:table-cell>
          <table:table-cell office:value-type="string" calcext:value-type="string">
            <text:p>dač̣u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čurꭓ: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čurꭓ</text:p>
          </table:table-cell>
          <table:table-cell office:value-type="string" calcext:value-type="string">
            <text:p><text:s text:c="4"/>Cf. gen. \Ičurꭓ:a-l;\i Khosr. \Ičurꭓ,\i \Ičurꭓ:a-l.\i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q̇arq̇ala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q̇arq̇ala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ꭓ:anꭓ:a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body, carcass</text:p>
          </table:table-cell>
          <table:table-cell office:value-type="string" calcext:value-type="string">
            <text:p>ꭓ:anꭓ:a</text:p>
          </table:table-cell>
          <table:table-cell office:value-type="string" calcext:value-type="string">
            <text:p><text:s text:c="4"/>Cf. Khosr. \Iꭓ:anꭓ:a\i id.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:iliḳ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t:iliḳ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:an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foreleg, paw, pad</text:p>
          </table:table-cell>
          <table:table-cell office:value-type="string" calcext:value-type="string">
            <text:p>s:an</text:p>
          </table:table-cell>
          <table:table-cell office:value-type="string" calcext:value-type="string">
            <text:p><text:s text:c="4"/>Cf. also Khosr. \Is:an.\i A related stem is Khosr. \Is:ana\i 'wedge' (for the semantics cf. Cham. \Is:unč̣a\i 'foot, hoof; wedge'.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quru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isket</text:p>
          </table:table-cell>
          <table:table-cell office:value-type="string" calcext:value-type="string">
            <text:p>quru</text:p>
          </table:table-cell>
          <table:table-cell office:value-type="string" calcext:value-type="string">
            <text:p><text:s text:c="4"/>The old meaning 'breast, chest' is preserved in the compound \Iqara-žip\i 'breast pocket'. \Iqara-\i is probably the old obl. stem, preserved also in some adverbs: \Iqara-lu\i 'under one's arm' (cf. Khosr. \Iqara-lalu\i 'armpit'), \Iqara-j\i 'on the shoulder'.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k:uk:u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teat, nipple</text:p>
          </table:table-cell>
          <table:table-cell office:value-type="string" calcext:value-type="string">
            <text:p>k:uk:u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azu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nipple (by animals)</text:p>
          </table:table-cell>
          <table:table-cell office:value-type="string" calcext:value-type="string">
            <text:p>mazu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aṭi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ough, twig, knot</text:p>
          </table:table-cell>
          <table:table-cell office:value-type="string" calcext:value-type="string">
            <text:p>maṭi</text:p>
          </table:table-cell>
          <table:table-cell office:value-type="string" calcext:value-type="string">
            <text:p><text:s text:c="4"/>Cf. Khosr. \Imiṭi\i id. (perhaps, also Khosr. \Imaṭa\i 'penis (of a boy)').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inu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ninu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q:ʷar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udder</text:p>
          </table:table-cell>
          <table:table-cell office:value-type="string" calcext:value-type="string">
            <text:p>q:ar</text:p>
          </table:table-cell>
          <table:table-cell office:value-type="string" calcext:value-type="string">
            <text:p>\I <text:s text:c="2"/>q:ar\i is orthographic (Khaidakov writes: \Iq:ʷar\i). Cf. Khosr. \Iq:ʷal\i 'udder' indicating that -r in literary Lak. is secondary (either under influence of words like \Iquru\i 'brisket', \Iqara-lu\i 'on the shoulder' or under Avar influence).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qač̣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qač̣</text:p>
          </table:table-cell>
          <table:table-cell office:value-type="string" calcext:value-type="string">
            <text:p><text:s text:c="4"/>Cf. Khosr. \Iqač̣\i id.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̣un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navel</text:p>
          </table:table-cell>
          <table:table-cell office:value-type="string" calcext:value-type="string">
            <text:p>c̣un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q:iṭi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uvula</text:p>
          </table:table-cell>
          <table:table-cell office:value-type="string" calcext:value-type="string">
            <text:p>q:iṭi</text:p>
          </table:table-cell>
          <table:table-cell office:value-type="string" calcext:value-type="string">
            <text:p><text:s text:c="4"/>Initial q:- is probably secondary (expressive?).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uꭓ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lower part, base of smth.; stump</text:p>
          </table:table-cell>
          <table:table-cell office:value-type="string" calcext:value-type="string">
            <text:p>uꭓ</text:p>
          </table:table-cell>
          <table:table-cell office:value-type="string" calcext:value-type="string">
            <text:p><text:s text:c="4"/>Cf. also \Ibuꭓ-\i in \Ibuꭓ-lič:a\i "pelvic bone", \Ibuꭓ-č̣ins:a\i 'buttock'.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čux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rop, craw</text:p>
          </table:table-cell>
          <table:table-cell office:value-type="string" calcext:value-type="string">
            <text:p>čux</text:p>
          </table:table-cell>
          <table:table-cell office:value-type="string" calcext:value-type="string">
            <text:p><text:s text:c="4"/>Historically *x: would be expected, thus in the gen. pl. \Ičux-irdal\i we have a late adequation to the direct base.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ꭓ:uIt:u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ꭓ:uIt:u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qaIrqala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third stomach</text:p>
          </table:table-cell>
          <table:table-cell office:value-type="string" calcext:value-type="string">
            <text:p>qaIrqala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č̣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atch; coarse calico</text:p>
          </table:table-cell>
          <table:table-cell office:value-type="string" calcext:value-type="string">
            <text:p>mač̣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q̇anslu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cartilage, gristle</text:p>
          </table:table-cell>
          <table:table-cell office:value-type="string" calcext:value-type="string">
            <text:p>q̇anslu</text:p>
          </table:table-cell>
          <table:table-cell office:value-type="string" calcext:value-type="string">
            <text:p><text:s text:c="4"/>Gen. \Iq̇ansul-lul\i points to a weak s; however, this is <text:s/>secondary (a levelling after neutralisation in Nom.) - cf. Khosr. \Iq̇ans:i\i 'cartilage'.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q̇aq̇ari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q̇aq̇ari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uIdu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peaking-tube, megaphone</text:p>
          </table:table-cell>
          <table:table-cell office:value-type="string" calcext:value-type="string">
            <text:p>duIdu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qʷiIṭ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Adam's apple; beak</text:p>
          </table:table-cell>
          <table:table-cell office:value-type="string" calcext:value-type="string">
            <text:p>qiIṭ</text:p>
          </table:table-cell>
          <table:table-cell office:value-type="string" calcext:value-type="string">
            <text:p><text:s text:c="4"/>Lak. \IqʷiIṭ\i (Khaidakov); cf. also Khosr. \IqIuṭ.\i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č:arlu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č:arlu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č̣uw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colostrum, beestings</text:p>
          </table:table-cell>
          <table:table-cell office:value-type="string" calcext:value-type="string">
            <text:p>č̣uw</text:p>
          </table:table-cell>
          <table:table-cell office:value-type="string" calcext:value-type="string">
            <text:p><text:s text:c="4"/>Cf. Khosr. \Ič̣ū\i id.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q̇uč̣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q̇uč̣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utru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hutru</text:p>
          </table:table-cell>
          <table:table-cell office:value-type="string" calcext:value-type="string">
            <text:p><text:s text:c="4"/>Cf. Khosr. \Ihutru,\i gen. \Ihut:ur-dul\i (pointing to *-t:- - in nom. neutralized before another consonant).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*qʷata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large intestine</text:p>
          </table:table-cell>
          <table:table-cell office:value-type="string" calcext:value-type="string">
            <text:p>qata</text:p>
          </table:table-cell>
          <table:table-cell office:value-type="string" calcext:value-type="string">
            <text:p><text:s text:c="4"/>Cf. Khosr. \Iqʷata\i id.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q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<text:s text:c="4"/>Cf. Khosr. \Iqa\i id. An old derivate from the same root is probably Lak. \Iquk\i ( &lt; \I*qul-k\i) 'mitten' ( = Rut. \Iꭓuluk,\i Tsakh. \Iꭓuk\i 'sleeve').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qat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alm of hand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<text:s text:c="4"/>Cf. Khosr. \Iqat\i 'hand' (gen. pl. \Iqat-urdil\i).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č̣aIṗa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alm of hand</text:p>
          </table:table-cell>
          <table:table-cell office:value-type="string" calcext:value-type="string">
            <text:p>č̣aIṗa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q̇an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meadow; plain (in a valley)</text:p>
          </table:table-cell>
          <table:table-cell office:value-type="string" calcext:value-type="string">
            <text:p>q̇an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za-k:an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za-k:ana</text:p>
          </table:table-cell>
          <table:table-cell office:value-type="string" calcext:value-type="string">
            <text:p><text:s text:c="4"/>Cf. also Khosr. \Izak:ana,\i dial. (Khaid.) \Izaknu,\i \Izač:ana.\i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ḳama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handful; handle</text:p>
          </table:table-cell>
          <table:table-cell office:value-type="string" calcext:value-type="string">
            <text:p>ḳama</text:p>
          </table:table-cell>
          <table:table-cell office:value-type="string" calcext:value-type="string">
            <text:p><text:s text:c="4"/>Cf. Khosr. \Iḳama\i id.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ḳʷi-jama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handful</text:p>
          </table:table-cell>
          <table:table-cell office:value-type="string" calcext:value-type="string">
            <text:p>ḳi-jama</text:p>
          </table:table-cell>
          <table:table-cell office:value-type="string" calcext:value-type="string">
            <text:p><text:s text:c="4"/>A compound with \Iḳi-\i (\Iḳʷi-\i) 'two' ('two cupped hands'); cf. Khosr. \Iḳʷi-jāma\i 'handful (two cupped hands)'.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ḳis:a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ḳis:a</text:p>
          </table:table-cell>
          <table:table-cell office:value-type="string" calcext:value-type="string">
            <text:p><text:s text:c="4"/>Cf. Khosr. \Iḳis:a.\i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š:iḳ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hoof (of a sheep or goat)</text:p>
          </table:table-cell>
          <table:table-cell office:value-type="string" calcext:value-type="string">
            <text:p>š:iḳ</text:p>
          </table:table-cell>
          <table:table-cell office:value-type="string" calcext:value-type="string">
            <text:p><text:s text:c="4"/>Originally labialised -ḳʷ, cf. the Arch. loan \Iš:iḳʷ\i 'heel'.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x:i-mič̣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hoof</text:p>
          </table:table-cell>
          <table:table-cell office:value-type="string" calcext:value-type="string">
            <text:p>x:i-mič̣</text:p>
          </table:table-cell>
          <table:table-cell office:value-type="string" calcext:value-type="string">
            <text:p><text:s text:c="4"/>The Lak. form is a compound with some obscure first component.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ač̣=a-" office:value-type="string" office:string-value="" calcext:value-type="error">
            <text:p>Err:52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empty</text:p>
          </table:table-cell>
          <table:table-cell table:formula="of:=ač̣=a-" office:value-type="string" office:string-value="" calcext:value-type="error">
            <text:p>Err:520</text:p>
          </table:table-cell>
          <table:table-cell office:value-type="string" calcext:value-type="string">
            <text:p><text:s text:c="4"/>Cf. also Khosr. \I=ač̣=ā-\i 'empty'.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xu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bosom, cut (of dress), collar</text:p>
          </table:table-cell>
          <table:table-cell office:value-type="string" calcext:value-type="string">
            <text:p>xu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ka-ꭓ:a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kaꭓ:a</text:p>
          </table:table-cell>
          <table:table-cell office:value-type="string" calcext:value-type="string">
            <text:p><text:s text:c="4"/>An old compound with \Ikʷa-\i 'hand'; cf. Khosr. \Ikʷaꭓ:ʷa\i 'sleeve' (with assimilation &lt; \Ikʷa-ꭓ:a\i).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ač̣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mall paw</text:p>
          </table:table-cell>
          <table:table-cell office:value-type="string" calcext:value-type="string">
            <text:p>bač̣i</text:p>
          </table:table-cell>
          <table:table-cell office:value-type="string" calcext:value-type="string">
            <text:p><text:s text:c="4"/>Khaidakov cites also Ag. \Ibač̣\i 'paw', which - if it exists - may be a Lak. loanword.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iq:a ( &lt; *ʔinq:a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heel</text:p>
          </table:table-cell>
          <table:table-cell office:value-type="string" calcext:value-type="string">
            <text:p>niq:a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č̣amaralu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groin; perineum</text:p>
          </table:table-cell>
          <table:table-cell office:value-type="string" calcext:value-type="string">
            <text:p>č̣amaralu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i-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thou (obl. stem)</text:p>
          </table:table-cell>
          <table:table-cell office:value-type="string" calcext:value-type="string">
            <text:p>wi-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ḳ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ot</text:p>
          </table:table-cell>
          <table:table-cell office:value-type="string" calcext:value-type="string">
            <text:p>ḳa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ḳunu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ḳunu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ꭓ:aIča-r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raw hide</text:p>
          </table:table-cell>
          <table:table-cell office:value-type="string" calcext:value-type="string">
            <text:p>ꭓ:aIčara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q:aču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sheepskin coat</text:p>
          </table:table-cell>
          <table:table-cell office:value-type="string" calcext:value-type="string">
            <text:p>q:aču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ḳalaš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ḳalaš</text:p>
          </table:table-cell>
          <table:table-cell office:value-type="string" calcext:value-type="string">
            <text:p><text:s text:c="4"/>Gen. \Iḳulš:u-l\i (indicating strong š:).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čannu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dandruff</text:p>
          </table:table-cell>
          <table:table-cell office:value-type="string" calcext:value-type="string">
            <text:p>čannu (Bartkh.)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u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kin, sheepskin; book</text:p>
          </table:table-cell>
          <table:table-cell office:value-type="string" calcext:value-type="string">
            <text:p>lu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č̣ulū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leather strip</text:p>
          </table:table-cell>
          <table:table-cell office:value-type="string" calcext:value-type="string">
            <text:p>č̣ulū</text:p>
          </table:table-cell>
          <table:table-cell office:value-type="string" calcext:value-type="string">
            <text:p><text:s text:c="4"/>Cf. Khosr. \Ič̣ulu\i id.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In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lace, thong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<text:s text:c="4"/>Cf. Khosr. \IiIn\i id.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kac̣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kac̣a</text:p>
          </table:table-cell>
          <table:table-cell office:value-type="string" calcext:value-type="string">
            <text:p><text:s text:c="4"/>Cf. Khosr. \Ikac̣a\i id.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čuru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čuru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:-iqi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 suck</text:p>
          </table:table-cell>
          <table:table-cell office:value-type="string" calcext:value-type="string">
            <text:p>t:-iqi-n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ʁal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goat's wool</text:p>
          </table:table-cell>
          <table:table-cell office:value-type="string" calcext:value-type="string">
            <text:p>ʁal</text:p>
          </table:table-cell>
          <table:table-cell office:value-type="string" calcext:value-type="string">
            <text:p><text:s text:c="4"/>Cf. Khosr. \Iʁal\i id.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q:unču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lock, tuft (of hair)</text:p>
          </table:table-cell>
          <table:table-cell office:value-type="string" calcext:value-type="string">
            <text:p>q:unču</text:p>
          </table:table-cell>
          <table:table-cell office:value-type="string" calcext:value-type="string">
            <text:p><text:s text:c="4"/>Cf. also Khosr. \Iq:unču\i 'forelock, fringe'.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huru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fleece, wool (from one sheep)</text:p>
          </table:table-cell>
          <table:table-cell office:value-type="string" calcext:value-type="string">
            <text:p>huru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q:aṭa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ush, shrub</text:p>
          </table:table-cell>
          <table:table-cell office:value-type="string" calcext:value-type="string">
            <text:p>q:aṭa</text:p>
          </table:table-cell>
          <table:table-cell office:value-type="string" calcext:value-type="string">
            <text:p><text:s text:c="4"/>Cf. Khosr. \Iq:ʷaṭa\i id. Lak. (or old Av.) &gt; Arch. \Iqʷaṭi\i 'tree'. In Lak. the word probably meant also "log, wooden block", whence another modern meaning "stool, bench".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ħaw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ħawa</text:p>
          </table:table-cell>
          <table:table-cell office:value-type="string" calcext:value-type="string">
            <text:p><text:s text:c="4"/>Cf. Khosr. \IhaIwa\i id.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zulū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ap, pile</text:p>
          </table:table-cell>
          <table:table-cell office:value-type="string" calcext:value-type="string">
            <text:p>zulū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x:ʷa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sinew, tendon; string</text:p>
          </table:table-cell>
          <table:table-cell office:value-type="string" calcext:value-type="string">
            <text:p>x:a</text:p>
          </table:table-cell>
          <table:table-cell office:value-type="string" calcext:value-type="string">
            <text:p><text:s text:c="4"/>Cf. Khosr. \Ix:ʷa.\i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ꭓ:al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thread, wire</text:p>
          </table:table-cell>
          <table:table-cell office:value-type="string" calcext:value-type="string">
            <text:p>ꭓ:al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unnu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vein, blood vessel</text:p>
          </table:table-cell>
          <table:table-cell office:value-type="string" calcext:value-type="string">
            <text:p>tunnu</text:p>
          </table:table-cell>
          <table:table-cell office:value-type="string" calcext:value-type="string">
            <text:p><text:s text:c="4"/>Cf. Khosr. \Itundu.\i The Proto-Lak. form must be reconstructed as \I*ten-dV\i ( &lt; \I*tem-dV\i), cf. the Khosr. form and the Arch. loanword \Itenne.\i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uIru-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uIru-</text:p>
          </table:table-cell>
          <table:table-cell office:value-type="string" calcext:value-type="string">
            <text:p><text:s text:c="4"/>Cf. Khosr. \IuIru-\i 'grey'.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č̣anaḳ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erspiration</text:p>
          </table:table-cell>
          <table:table-cell office:value-type="string" calcext:value-type="string">
            <text:p>č̣anaḳ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uq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weat</text:p>
          </table:table-cell>
          <table:table-cell office:value-type="string" calcext:value-type="string">
            <text:p>huq</text:p>
          </table:table-cell>
          <table:table-cell office:value-type="string" calcext:value-type="string">
            <text:p><text:s text:c="4"/>Cf. Khosr. \Ihuq,\i gen. \Ihuqa-l\i id.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l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lal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u=qa-" office:value-type="string" office:string-value="" calcext:value-type="error">
            <text:p>Err:52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to cut off, break off</text:p>
          </table:table-cell>
          <table:table-cell table:formula="of:=uq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qu-n.\i Cf. perhaps also (with expressive pharyngealization) \IqaI učin\i, \IqaI ṭun\i (Khosr. \IqIa ṭun\i) 'to burst, break, split' (intrans.).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uInc̣u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not, mucus from the nose</text:p>
          </table:table-cell>
          <table:table-cell office:value-type="string" calcext:value-type="string">
            <text:p>uInc̣u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ṗaIlc̣u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eye secretion</text:p>
          </table:table-cell>
          <table:table-cell office:value-type="string" calcext:value-type="string">
            <text:p>ṗaIlc̣u</text:p>
          </table:table-cell>
          <table:table-cell office:value-type="string" calcext:value-type="string">
            <text:p><text:s text:c="4"/>Cf. Khosr. \IṗaIlc̣a\i id.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:i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gall; anger</text:p>
          </table:table-cell>
          <table:table-cell office:value-type="string" calcext:value-type="string">
            <text:p>s:i</text:p>
          </table:table-cell>
          <table:table-cell office:value-type="string" calcext:value-type="string">
            <text:p><text:s text:c="4"/>Cf. Khosr. \Is:i\i id. The Lak. word also means 'rust', which is probably a secondary semantic development (but cf. Av. Andal. /cited from Mikailov 1959/ \Isuʔi\i 'rust' - perhaps a historically different root?).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ḳu-š:i-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to urinate</text:p>
          </table:table-cell>
          <table:table-cell office:value-type="string" calcext:value-type="string">
            <text:p>ḳu-š:i-n</text:p>
          </table:table-cell>
          <table:table-cell office:value-type="string" calcext:value-type="string">
            <text:p><text:s text:c="4"/>Ger. praet. \Iḳu-x:u-nu.\i Cf. also the derivate: \Iḳuš:a-lu,\i Khosr. \Iḳuš:a-lu\i 'urine'.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uI-t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faeces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<text:s text:c="4"/>Gen. \IuIt:a-l;\i cf. Khosr. \IuIt,\i \IuIt:a-l\i id.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:iꭓ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diarrhea</text:p>
          </table:table-cell>
          <table:table-cell office:value-type="string" calcext:value-type="string">
            <text:p>c:iꭓ</text:p>
          </table:table-cell>
          <table:table-cell office:value-type="string" calcext:value-type="string">
            <text:p><text:s text:c="4"/>Cf. also Khosr. \Ic:iꭓ,\i gen. \Ic:iꭓ:-ildaral.\i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š:ulū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dung of sheep</text:p>
          </table:table-cell>
          <table:table-cell office:value-type="string" calcext:value-type="string">
            <text:p>š:ulū</text:p>
          </table:table-cell>
          <table:table-cell office:value-type="string" calcext:value-type="string">
            <text:p><text:s text:c="4"/>Cf. Khosr. \Iš:ulu\i id.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qut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dung</text:p>
          </table:table-cell>
          <table:table-cell office:value-type="string" calcext:value-type="string">
            <text:p>qut</text:p>
          </table:table-cell>
          <table:table-cell office:value-type="string" calcext:value-type="string">
            <text:p><text:s text:c="4"/>Gen. \Iqut:a-l.\i Cf. also Khosr. \Iqut,\i \Iqut:a-l\i "horse's dung".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q̇aIrq̇i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q̇aIrq̇i</text:p>
          </table:table-cell>
          <table:table-cell office:value-type="string" calcext:value-type="string">
            <text:p><text:s text:c="4"/>Cf. Khosr. \Iq̇Iarq̇Ii\i id.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č:anṭu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haycock</text:p>
          </table:table-cell>
          <table:table-cell office:value-type="string" calcext:value-type="string">
            <text:p>č:anṭu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aq̇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maq̇</text:p>
          </table:table-cell>
          <table:table-cell office:value-type="string" calcext:value-type="string">
            <text:p><text:s text:c="4"/>Cf. Khosr. \Imaq̇\i id.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šaIra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running nose</text:p>
          </table:table-cell>
          <table:table-cell office:value-type="string" calcext:value-type="string">
            <text:p>šaIra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qanq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ried snivel in nose</text:p>
          </table:table-cell>
          <table:table-cell office:value-type="string" calcext:value-type="string">
            <text:p>qanqa (Khosr.)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-riḳ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women, female sex</text:p>
          </table:table-cell>
          <table:table-cell office:value-type="string" calcext:value-type="string">
            <text:p>c:u-riḳ</text:p>
          </table:table-cell>
          <table:table-cell office:value-type="string" calcext:value-type="string">
            <text:p><text:s text:c="4"/>The root is preserved only within a compound with \Ic:u-\i 'female'.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q̇unča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alf (1 y. old)</text:p>
          </table:table-cell>
          <table:table-cell office:value-type="string" calcext:value-type="string">
            <text:p>q̇unča</text:p>
          </table:table-cell>
          <table:table-cell office:value-type="string" calcext:value-type="string">
            <text:p><text:s text:c="4"/>Gen. \Iq̇unk-lul.\i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uIl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uIl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nic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<text:s text:c="4"/>Gen. \Inica-l.\i Cf. also Khosr. \Inic,\i \Inica-l.\i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ada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gada</text:p>
          </table:table-cell>
          <table:table-cell office:value-type="string" calcext:value-type="string">
            <text:p><text:s text:c="4"/>May be a loanword from Darg.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aIrč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baIrč</text:p>
          </table:table-cell>
          <table:table-cell office:value-type="string" calcext:value-type="string">
            <text:p><text:s text:c="4"/>Cf. gen. \IbuIrču-lil,\i Khosr. \IbaIrč,\i \IbuIrču-ril.\i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quIrč̣u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heifer</text:p>
          </table:table-cell>
          <table:table-cell office:value-type="string" calcext:value-type="string">
            <text:p>quIrč̣u (Arak.)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q:aIča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bull-calf</text:p>
          </table:table-cell>
          <table:table-cell office:value-type="string" calcext:value-type="string">
            <text:p>q:aIča</text:p>
          </table:table-cell>
          <table:table-cell office:value-type="string" calcext:value-type="string">
            <text:p><text:s text:c="4"/>Gen. \Iq:aIč-lul;\i cf. also Khosr. \Iq:aIča,\i \Iq:Iač-lul.\i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r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ars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̣uku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̣uku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=hi-" office:value-type="string" office:string-value="" calcext:value-type="error">
            <text:p>Err:5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o roll, glide; to soar</text:p>
          </table:table-cell>
          <table:table-cell table:formula="of:=i=hi-n" office:value-type="string" office:string-value="" calcext:value-type="error">
            <text:p>#NAME?</text:p>
          </table:table-cell>
          <table:table-cell office:value-type="string" calcext:value-type="string">
            <text:p><text:s text:c="4"/>Ger. pr. \I-i-hu-nu.\i The durative stem is \Iha-na-n\i (Khosr. \Iha-na-n\i).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uꭓca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he-goat (1 y. old)</text:p>
          </table:table-cell>
          <table:table-cell office:value-type="string" calcext:value-type="string">
            <text:p>buꭓca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čʷu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čʷu</text:p>
          </table:table-cell>
          <table:table-cell office:value-type="string" calcext:value-type="string">
            <text:p><text:s text:c="4"/>Cf. also Khosr. \Ičʷu\i id. Gen. \Ičʷa-l,\i pl. \Iduč-ri\i ( &lt; \I*ruč-\i &lt; \I*ʔurč-,\i cf. the Darg. form).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k:ʷa=k:ʷa-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o see, meet, experience</text:p>
          </table:table-cell>
          <table:table-cell office:value-type="string" calcext:value-type="string">
            <text:p>k:a=k:a-</text:p>
          </table:table-cell>
          <table:table-cell office:value-type="string" calcext:value-type="string">
            <text:p><text:s text:c="4"/>A reduplicated stem (pr. praet. \Ik:a=k:-un\i). In a non-reduplicated form the root can be discovered in \I=ur-ugʷa-\i 'to look' (with \I*ʡwerV\i 'look' in the first part), \Ilug-la-n\i (Khosr. \Iluga-n\i) 'to search'. Lak. \I=ur-ugʷa-\i ( &lt; \I*=ur-igʷa-\i) was probably borrowed in Arch. \Irig a=a-s\i 'to find'.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uru-gʷa-" office:value-type="string" office:string-value="" calcext:value-type="error">
            <text:p>Err:52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o look</text:p>
          </table:table-cell>
          <table:table-cell table:formula="of:=uru-ga-n" office:value-type="string" office:string-value="" calcext:value-type="error">
            <text:p>#NAME?</text:p>
          </table:table-cell>
          <table:table-cell office:value-type="string" calcext:value-type="string">
            <text:p><text:s text:c="4"/>Ger. pr. \I=uru=gu-n.\i Etymology of the second part (-gʷa-) see under \Ik:ʷak:ʷa-\i (PEC \I*=agwV\i).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:uk:u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ass, donkey</text:p>
          </table:table-cell>
          <table:table-cell office:value-type="string" calcext:value-type="string">
            <text:p>t:uk:u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uIrč̣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uIrč̣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wilc̣un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wilc̣un</text:p>
          </table:table-cell>
          <table:table-cell office:value-type="string" calcext:value-type="string">
            <text:p><text:s text:c="4"/>Cf. also Khosr. \Iwirc̣un\i id.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kuča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bitch</text:p>
          </table:table-cell>
          <table:table-cell office:value-type="string" calcext:value-type="string">
            <text:p>kuča</text:p>
          </table:table-cell>
          <table:table-cell office:value-type="string" calcext:value-type="string">
            <text:p><text:s text:c="4"/>This is the genuine Lak. word for 'bitch' (more widely used is \Iguža\i id. which is borrowed from Darg., see \I*gwăǯē\i).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anc̣a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kanc̣a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karč̣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karč̣</text:p>
          </table:table-cell>
          <table:table-cell office:value-type="string" calcext:value-type="string">
            <text:p><text:s text:c="4"/>Cf. also Arak., Bartkh. \Ičarč̣\i id.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č:itu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č:itu</text:p>
          </table:table-cell>
          <table:table-cell office:value-type="string" calcext:value-type="string">
            <text:p><text:s text:c="4"/>Cf. Khosr. \Ič:itu\i id.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q:urmaw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om-cat</text:p>
          </table:table-cell>
          <table:table-cell office:value-type="string" calcext:value-type="string">
            <text:p>q:urmaw (Khosr.)</text:p>
          </table:table-cell>
          <table:table-cell office:value-type="string" calcext:value-type="string">
            <text:p><text:s text:c="4"/>The word q:uIrmaw in literary Lak. is used only in a euphemistic sense as "dirty creature, slut" (colloq.), although it is obviously the same word as Khosr. \Iq:urmaw\i 'tom-cat'.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aInaḳi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aInaḳi</text:p>
          </table:table-cell>
          <table:table-cell office:value-type="string" calcext:value-type="string">
            <text:p><text:s text:c="4"/>Cf. Khosr. \IaInaḳi\i id.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aha-" office:value-type="string" office:string-value="" calcext:value-type="error">
            <text:p>Err:5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 fall</text:p>
          </table:table-cell>
          <table:table-cell table:formula="of:=ah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h-nu.\i Cf. Khosr. \I=aha-n,\i \I=a=hun-di.\i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uša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uša</text:p>
          </table:table-cell>
          <table:table-cell office:value-type="string" calcext:value-type="string">
            <text:p><text:s text:c="4"/>Gen. \Icux-lul;\i cf. also Khosr. \Icuša,\i \Icux-lul.\i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arc̣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c̣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ulč̣a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culč̣a</text:p>
          </table:table-cell>
          <table:table-cell office:value-type="string" calcext:value-type="string">
            <text:p><text:s text:c="4"/>Gen. \Iculḳ-lul.\i Cf. also Khosr. \Isulč̣a,\i \Isulḳ-lul\i id.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za-n" office:value-type="string" office:string-value="" calcext:value-type="error">
            <text:p>#NAME?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 stand up; to plant (smth.)</text:p>
          </table:table-cell>
          <table:table-cell table:formula="of:=iz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i=zu-n.\i With Ablaut cf. also \Ihaz-s:a\i 'high, tall', \Ihaz dan\i 'to lift'.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Inḳlu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hedgehog</text:p>
          </table:table-cell>
          <table:table-cell office:value-type="string" calcext:value-type="string">
            <text:p>aInḳlu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arꭓ:u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the leader in the herd of mountain goats</text:p>
          </table:table-cell>
          <table:table-cell office:value-type="string" calcext:value-type="string">
            <text:p>barꭓ:u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q̇u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ig stone, boulder</text:p>
          </table:table-cell>
          <table:table-cell office:value-type="string" calcext:value-type="string">
            <text:p>q̇un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hinta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chamois, gazelle</text:p>
          </table:table-cell>
          <table:table-cell office:value-type="string" calcext:value-type="string">
            <text:p>hinta</text:p>
          </table:table-cell>
          <table:table-cell office:value-type="string" calcext:value-type="string">
            <text:p><text:s text:c="4"/>Cf. Khosr. hinta id.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urḳ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boar, pig</text:p>
          </table:table-cell>
          <table:table-cell office:value-type="string" calcext:value-type="string">
            <text:p>burḳ</text:p>
          </table:table-cell>
          <table:table-cell office:value-type="string" calcext:value-type="string">
            <text:p><text:s text:c="4"/>Gen. \Iburč̣a-l;\i Khosr. \Iburḳ,\i \Iburč̣a-l\i id.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x:u-wajs:a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x:u-wajs:a</text:p>
          </table:table-cell>
          <table:table-cell office:value-type="string" calcext:value-type="string">
            <text:p><text:s text:c="4"/>Cf. also Khosr. \Ix:ubajs:a\i id. The word is folk-etymologically analysed as "nightly" (cf. \Ix:uwaj-s:a\i 'nightly' from \Ix:u\i 'night', \Ix:uwa-j\i 'at night'). This is an irregular transformation of the compound \I*x:u\i 'night' + \I*bars:a\i 'badger' which itself is obviously a translation loan from Darg., where the word for 'badger' is \IdugaIq̇,\i \Idugelibug\i (accidentally similar to \Idugi\i 'night').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:a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edles of a conifer</text:p>
          </table:table-cell>
          <table:table-cell office:value-type="string" calcext:value-type="string">
            <text:p>t:ar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:arq̇a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weasel, ermine</text:p>
          </table:table-cell>
          <table:table-cell office:value-type="string" calcext:value-type="string">
            <text:p>t:arq̇a</text:p>
          </table:table-cell>
          <table:table-cell office:value-type="string" calcext:value-type="string">
            <text:p><text:s text:c="4"/>Cf. Khosr. \It:arq̇ʷa\i id.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:alak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marten</text:p>
          </table:table-cell>
          <table:table-cell office:value-type="string" calcext:value-type="string">
            <text:p>t:alak</text:p>
          </table:table-cell>
          <table:table-cell office:value-type="string" calcext:value-type="string">
            <text:p><text:s text:c="4"/>Cf. Khosr. \Idalak\i id. The same root (with some distortions) is present in the compound \IbuIrꭓ-t:uk:u\i 'squirrel' (which is folk-etymologically analysed as 'hare'+'donkey').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uIḳu-lu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eld mouse</text:p>
          </table:table-cell>
          <table:table-cell office:value-type="string" calcext:value-type="string">
            <text:p>uIḳu-lu</text:p>
          </table:table-cell>
          <table:table-cell office:value-type="string" calcext:value-type="string">
            <text:p><text:s text:c="4"/>The word is a partial contamination with \Iḳulu\i 'mouse' q.v. Regularly we should expect \I*nuIḳu\i or \I*nuIḳu-lu\i here; the initial n- was dropped (for not quite clear reasons, but exactly in the same way as in \IaIḳ\i &lt; \I*naIḳ\i 'gadfly' q.v.).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ḳulu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ḳulu</text:p>
          </table:table-cell>
          <table:table-cell office:value-type="string" calcext:value-type="string">
            <text:p><text:s text:c="4"/>Cf. Khosr. \Iḳulu\i id. The two roots - \I*ɦnə̄q̲̇wə̄\i and \I*q̇welʕə\i have influenced one another in Lak.: one of them obtained a lateral "suffix" (\IuIḳulu\i), the other one - a velar initial (\Iḳulu;\i regularly from \I*q̇welʕə\i \Iq̇ulu\i or \Iulu\i would be expected).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k:urc̣u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nipe</text:p>
          </table:table-cell>
          <table:table-cell office:value-type="string" calcext:value-type="string">
            <text:p>k:urc̣u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čiṭu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čiṭu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ša-nu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ša-nu</text:p>
          </table:table-cell>
          <table:table-cell office:value-type="string" calcext:value-type="string">
            <text:p><text:s text:c="4"/>-nu is a suffix, cf. a form from the same root \Iša-wa\i 'at home' (the old meaning of the root is simply 'place'). Thus the similarity with \Išanu\i 'sleep' is purely accidental.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š:ar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š:ar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kuIru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kuIru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ḳa-nu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lace; chair</text:p>
          </table:table-cell>
          <table:table-cell office:value-type="string" calcext:value-type="string">
            <text:p>ḳa-nu</text:p>
          </table:table-cell>
          <table:table-cell office:value-type="string" calcext:value-type="string">
            <text:p><text:s text:c="4"/>Cf. Khosr. \Iḳʷanu\i 'place'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itargu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itargu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q:aIda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q:aIda (dial.)</text:p>
          </table:table-cell>
          <table:table-cell office:value-type="string" calcext:value-type="string">
            <text:p><text:s text:c="4"/>Lak. \Iq:aIda\i is a dialectal form mentioned in Khaidakov 1973. Both literary Lak and the Khosr. dialect have an irregular reflex \Iqaṭu.\i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q:aIʁu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ackdaw</text:p>
          </table:table-cell>
          <table:table-cell office:value-type="string" calcext:value-type="string">
            <text:p>q:aIʁu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waIrq:u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magpie</text:p>
          </table:table-cell>
          <table:table-cell office:value-type="string" calcext:value-type="string">
            <text:p>waIrq:u</text:p>
          </table:table-cell>
          <table:table-cell office:value-type="string" calcext:value-type="string">
            <text:p><text:s text:c="4"/>Cf. Khosr. \Iwarq:Iu\i id. Cf. also, without final -u, \IwaIrq\i 'cry of a magpie'.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š:i-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š:i-</text:p>
          </table:table-cell>
          <table:table-cell office:value-type="string" calcext:value-type="string">
            <text:p><text:s text:c="4"/>The stem is used only in oblique cases (gen./erg. \Iš:i-l,\i dat. \Iš:i-n\i).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č:ik:u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uckoo</text:p>
          </table:table-cell>
          <table:table-cell office:value-type="string" calcext:value-type="string">
            <text:p>č:ik:u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x:i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x:i</text:p>
          </table:table-cell>
          <table:table-cell office:value-type="string" calcext:value-type="string">
            <text:p><text:s text:c="4"/>Cf. Khosr. \Ix:ʷi\i id.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:uli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wild turkey</text:p>
          </table:table-cell>
          <table:table-cell office:value-type="string" calcext:value-type="string">
            <text:p>s:uli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q̇uruq̇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q̇uruq̇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aIrčalu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nail</text:p>
          </table:table-cell>
          <table:table-cell office:value-type="string" calcext:value-type="string">
            <text:p>baIrčalu (dial)</text:p>
          </table:table-cell>
          <table:table-cell office:value-type="string" calcext:value-type="string">
            <text:p><text:s text:c="4"/>The word is recorded by Khaidakov in the Vikhl. dialect in a compound: \IlaIꭓča-baIrčalu\i "a petrified snail" (\IlaIꭓča-\i = lit. Lak \Iluꭓč:i\i "earth").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ꭓ:aIlcu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ꭓ:aIlcu</text:p>
          </table:table-cell>
          <table:table-cell office:value-type="string" calcext:value-type="string">
            <text:p><text:s text:c="4"/>Cf. also dial. (Khaid.) \Iqarcu\i 'spider'; Khosr. \Iꭓ:Iʷarcu\i id.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uIrwaṭi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Irwaṭi</text:p>
          </table:table-cell>
          <table:table-cell office:value-type="string" calcext:value-type="string">
            <text:p><text:s text:c="4"/>Cf. also Khosr. \IuIrbaṭi.\i Lak. &gt; Arch. \IuIrbəṭi\i 'frog'.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isu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isu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q̇Iunuq̇Iaj-šat:a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q̇Iunuq̇Iaj-šat:a</text:p>
          </table:table-cell>
          <table:table-cell office:value-type="string" calcext:value-type="string">
            <text:p><text:s text:c="4"/>In lit. Lak the stem is only present within a compound; cf., however, Khosr. \Iq̇Iunuq̇Ii\i 'worm'.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š:ira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ascarid</text:p>
          </table:table-cell>
          <table:table-cell office:value-type="string" calcext:value-type="string">
            <text:p>š:ira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jaIṭi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worm, larva</text:p>
          </table:table-cell>
          <table:table-cell office:value-type="string" calcext:value-type="string">
            <text:p>jaIṭi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uwca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moth</text:p>
          </table:table-cell>
          <table:table-cell office:value-type="string" calcext:value-type="string">
            <text:p>nuwca</text:p>
          </table:table-cell>
          <table:table-cell office:value-type="string" calcext:value-type="string">
            <text:p><text:s text:c="4"/>Cf. Khosr. \Inuc\i id. An old Lak. loanword is Arch. \Inibsu\i 'moth'.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uṭ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suṭ (dial.)</text:p>
          </table:table-cell>
          <table:table-cell office:value-type="string" calcext:value-type="string">
            <text:p><text:s text:c="4"/>The form is quoted from Khaidakov 1973; the literary Lak. form could be \I*suṭ\i or \I*šuṭ\i (the real lit. form is \Iš:uc̣,\i belonging to another root).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uc̣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suc̣</text:p>
          </table:table-cell>
          <table:table-cell office:value-type="string" calcext:value-type="string">
            <text:p><text:s text:c="4"/>The Lak. form is a result of assimilation &lt; \I*šuc̣;\i cf. Khosr. \Iš:uc̣\i (strong š:- not quite clear - inaccurate recording?).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i=či-" office:value-type="string" office:string-value="" calcext:value-type="error">
            <text:p>Err:5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o pour, strew; to throw</text:p>
          </table:table-cell>
          <table:table-cell table:formula="of:=i=či-" office:value-type="string" office:string-value="" calcext:value-type="error">
            <text:p>Err:520</text:p>
          </table:table-cell>
          <table:table-cell office:value-type="string" calcext:value-type="string">
            <text:p><text:s text:c="4"/>G. pr. \I=i=ču-nu.\i Cf. also \Il-i=či-\i (\Il-i=ču-nu\i) 'to throw; to jump out, to leap out'; Khosr. \I=iči-n\i 'to pour, strew', \Il-i=či-n\i 'to throw'.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zimiz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zimiz</text:p>
          </table:table-cell>
          <table:table-cell office:value-type="string" calcext:value-type="string">
            <text:p><text:s text:c="4"/>Cf. Khosr. \Izimiz\i id.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q̇ač̣i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fly maggot; worm</text:p>
          </table:table-cell>
          <table:table-cell office:value-type="string" calcext:value-type="string">
            <text:p>q̇ač̣i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aj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naj</text:p>
          </table:table-cell>
          <table:table-cell office:value-type="string" calcext:value-type="string">
            <text:p><text:s text:c="4"/>Cf. Khosr. \Inaj\i id. An old derivate is Lak. \Inaħu-\i 'tasty' ( &lt; 'sweet'). Lak. \Inaj\i &gt; Av. \Inaj\i / \Ina\i 'bee'.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aIḳu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dragonfly</text:p>
          </table:table-cell>
          <table:table-cell office:value-type="string" calcext:value-type="string">
            <text:p>naIḳu</text:p>
          </table:table-cell>
          <table:table-cell office:value-type="string" calcext:value-type="string">
            <text:p><text:s text:c="4"/>Lak. naIḳu is an exact match for PA \I*niḳ:ʷV\i etc. However, the Laki for "gadfly" is \IaIḳ\i (Khosr. \IaIḳʷ\i), which seems also to be related, but with a strange loss of initial n- (some old dialectal interference?). Note also Lak. Bartkh. \IlaIḳu\i "dragonfly", where initial l- is probably a reminiscence of the former lateral nature of the Inlaut affricate.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u=[.A$1:.K$1048576]-" office:value-type="string" office:string-value="" calcext:value-type="error">
            <text:p>Err:5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o go out, exit; walk around</text:p>
          </table:table-cell>
          <table:table-cell table:formula="of:=u=[.A$1:.K$1048576]-" office:value-type="string" office:string-value="" calcext:value-type="error">
            <text:p>Err:520</text:p>
          </table:table-cell>
          <table:table-cell office:value-type="string" calcext:value-type="string">
            <text:p><text:s text:c="4"/>G. pr. \I=u=k:u-n.\i Lak. also has an imperative \Iulu\i "let's go!", which is a variant of the same root with a reflex -l- (a typical variation for PEC *Ł); Lak. \Iulu\i = Tind., Cham. \Iƛ:e.\i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č̣imuč̣ali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č̣imuč̣ali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qac̣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qac̣</text:p>
          </table:table-cell>
          <table:table-cell office:value-type="string" calcext:value-type="string">
            <text:p><text:s text:c="4"/>Cf. Khosr. \Iqʷac̣\i id. The Khosr. dialect has also \Iqʷarč\i 'grasshopper'; its relationship to this root is unclear (it could be a contamination of \Iqʷac̣\i with the reflex of PEC \I*ꭓwĕrćV\i q.v. - which should have been \I*ꭓ:ʷarč\i or \I*harč\i).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ꭓ:alaꭓ:i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thorn, prick; needle; (dial.) bush</text:p>
          </table:table-cell>
          <table:table-cell office:value-type="string" calcext:value-type="string">
            <text:p>ꭓ:alaꭓ:i</text:p>
          </table:table-cell>
          <table:table-cell office:value-type="string" calcext:value-type="string">
            <text:p><text:s text:c="4"/>Cf. Khosr. \Iꭓ:alaꭓ:i\i 'needle'.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̣alc̣i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shaving, chip</text:p>
          </table:table-cell>
          <table:table-cell office:value-type="string" calcext:value-type="string">
            <text:p>c̣alc̣i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a=qa-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o rise; to increase</text:p>
          </table:table-cell>
          <table:table-cell office:value-type="string" calcext:value-type="string">
            <text:p>la=qa-</text:p>
          </table:table-cell>
          <table:table-cell office:value-type="string" calcext:value-type="string">
            <text:p><text:s text:c="4"/>G. pr. \Ila=qun.\i Cf. also \Ilaq-s:a\i 'high, tall', \Ilaq-nu\i 'high above (adv.)'.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laḳi-ja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fuel (straw, dried stalks etc.)</text:p>
          </table:table-cell>
          <table:table-cell office:value-type="string" calcext:value-type="string">
            <text:p>laḳi-ja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wac̣a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c̣a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aq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mountain slope</text:p>
          </table:table-cell>
          <table:table-cell office:value-type="string" calcext:value-type="string">
            <text:p>jaq</text:p>
          </table:table-cell>
          <table:table-cell office:value-type="string" calcext:value-type="string">
            <text:p><text:s text:c="4"/>Gen. pl. \Ijaq-urdil.\i Cf. also Khosr. \Ijaq\i 'heap, mound'. Lak. &gt; Darg. Chir. \Ijaqʷ\i 'heap'.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:ac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sweetbrier, eglantine</text:p>
          </table:table-cell>
          <table:table-cell office:value-type="string" calcext:value-type="string">
            <text:p>c:ac</text:p>
          </table:table-cell>
          <table:table-cell office:value-type="string" calcext:value-type="string">
            <text:p><text:s text:c="4"/>Obl. base \Ic:uc:u-.\i Cf. Khosr. \Ic:ac,\i \Ic:uc:u-\i 'thorn, prick'.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buIrū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thistle</text:p>
          </table:table-cell>
          <table:table-cell office:value-type="string" calcext:value-type="string">
            <text:p>buIrū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ĳ=a-" office:value-type="string" office:string-value="" calcext:value-type="error">
            <text:p>Err:5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o reach, come to</text:p>
          </table:table-cell>
          <table:table-cell table:formula="of:=ĳ=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i=nu.\i Cf. Khosr. \I=ĳ=a-n\i id. A derivate with the preverb l- is \Ilaj=a-n\i (G. pr. \Ila=nu\i), Khosr. \Ilaj=a-n\i 'to touch'.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u-t:a-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u-t:a-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̣u=c̣i-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to plane, hew</text:p>
          </table:table-cell>
          <table:table-cell office:value-type="string" calcext:value-type="string">
            <text:p>c̣u=c̣i-</text:p>
          </table:table-cell>
          <table:table-cell office:value-type="string" calcext:value-type="string">
            <text:p><text:s text:c="4"/>G. pr. \Ic̣u=c̣unu.\i Cf. Khosr. \Ic̣a=c̣i-.\i Derived words are Lak. \Ic̣uc̣alu,\i Khosr. \Ic̣uc̣alu\i 'chip, sliver, shaving'; Lak. \Ic̣alc̣i\i 'chip, shaving, splinter'.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ḳurꭓ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prout</text:p>
          </table:table-cell>
          <table:table-cell office:value-type="string" calcext:value-type="string">
            <text:p>ḳurꭓ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uq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sloe</text:p>
          </table:table-cell>
          <table:table-cell office:value-type="string" calcext:value-type="string">
            <text:p>buq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hi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birch</text:p>
          </table:table-cell>
          <table:table-cell office:value-type="string" calcext:value-type="string">
            <text:p>ḳaIla-hi</text:p>
          </table:table-cell>
          <table:table-cell office:value-type="string" calcext:value-type="string">
            <text:p><text:s text:c="4"/>Cf. also Khosr. \IḳaIla-hi\i (lit. "white \Ihi"\i), dial. (cited from Khaidakov 1966) \Ihi\i 'birch'.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x:iri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lime-tree</text:p>
          </table:table-cell>
          <table:table-cell office:value-type="string" calcext:value-type="string">
            <text:p>x:iri</text:p>
          </table:table-cell>
          <table:table-cell office:value-type="string" calcext:value-type="string">
            <text:p><text:s text:c="4"/>Cf. Khosr. \Ixiri\i id. (probably, a faulty recording instead of \I*x:iri\i).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hiwx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hiwx</text:p>
          </table:table-cell>
          <table:table-cell office:value-type="string" calcext:value-type="string">
            <text:p><text:s text:c="4"/>Cf. gen. \Ihiwx:u-l.\i The initial h- is a result of dissimilation: \Ihiwx\i &lt; \I*qiwx:,\i cf. the dialectal form: Khosr. \Iquhā\i (with an opposite dissimilation) "fruit-stone". The Lak. dial. form &gt; Ag. Burk. \Iquwa\i 'fruit-stone'.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laI=uk:a-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 grow</text:p>
          </table:table-cell>
          <table:table-cell office:value-type="string" calcext:value-type="string">
            <text:p>laI=uk:a-n</text:p>
          </table:table-cell>
          <table:table-cell office:value-type="string" calcext:value-type="string">
            <text:p><text:s text:c="4"/>G. pr. \IlaI=u=k:un.\i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hiwč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hiwč</text:p>
          </table:table-cell>
          <table:table-cell office:value-type="string" calcext:value-type="string">
            <text:p><text:s text:c="4"/>Obl. base \Ihiwču-;\i cf. also Khosr. \Ihičʷ,\i obl. \Ihiču-.\i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ħuꭓ-ču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ħuꭓ-ču</text:p>
          </table:table-cell>
          <table:table-cell office:value-type="string" calcext:value-type="string">
            <text:p><text:s text:c="4"/>Cf. Khosr. \IhuꭓI-ču\i id. (-ču is a component with the meaning of Nomen agentis).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quIrt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quIrt</text:p>
          </table:table-cell>
          <table:table-cell office:value-type="string" calcext:value-type="string">
            <text:p><text:s text:c="4"/>Obl. \IquIrtu-;\i cf. Khosr. \IqIurt,\i \IqIurtu-\i id.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k:urk:ul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a sort of pears</text:p>
          </table:table-cell>
          <table:table-cell office:value-type="string" calcext:value-type="string">
            <text:p>k:urk:ul</text:p>
          </table:table-cell>
          <table:table-cell office:value-type="string" calcext:value-type="string">
            <text:p><text:s text:c="4"/>Cf. also Lak. \Ik:uruk:i\i 'fruit, -s' - obviously a variant of the same root.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č̣aIj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eddish, red-haired</text:p>
          </table:table-cell>
          <table:table-cell office:value-type="string" calcext:value-type="string">
            <text:p>č̣aIj-s:a</text:p>
          </table:table-cell>
          <table:table-cell office:value-type="string" calcext:value-type="string">
            <text:p><text:s text:c="4"/>Lak. \Ič̣aIj-\i &gt; Arch. \Ič̣eIj\i 'light yellow (of hair, crops)'.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aq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<text:s text:c="4"/>Cf. gen. pl. \Iaq-urdil.\i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ṭuṭi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ṭuṭi</text:p>
          </table:table-cell>
          <table:table-cell office:value-type="string" calcext:value-type="string">
            <text:p><text:s text:c="4"/>The Lak. form was probably borrowed in Darg.: cf. Ak., Ur. \Iṭuṭi,\i Chir. \Iṭuṭe\i etc. It is also probable that the Av. dialectal form \Iṭuṭí\i 'gooseberry' is borrowed from Lak. or Darg.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k:urmuz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a k. of fruit (мирабель)</text:p>
          </table:table-cell>
          <table:table-cell office:value-type="string" calcext:value-type="string">
            <text:p>k:urmuz</text:p>
          </table:table-cell>
          <table:table-cell office:value-type="string" calcext:value-type="string">
            <text:p><text:s text:c="4"/>Cf. also Khosr. \Ik:urmuz\i 'damson'. Old Lak. is probably the source of Av. (dial., cited in Khaidakov 1973) \Igermez\i and Arch. \Igerbec\i 'quince'.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ḳa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that (above the speaker)</text:p>
          </table:table-cell>
          <table:table-cell office:value-type="string" calcext:value-type="string">
            <text:p>ḳa</text:p>
          </table:table-cell>
          <table:table-cell office:value-type="string" calcext:value-type="string">
            <text:p><text:s text:c="4"/>Cf. also Khosr. \Iḳʷa\i id. (labialisation is probably secondary, \Iḳʷa\i &lt; \I*ḳV-wa\i).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unū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pome-granate</text:p>
          </table:table-cell>
          <table:table-cell office:value-type="string" calcext:value-type="string">
            <text:p>sunū</text:p>
          </table:table-cell>
          <table:table-cell office:value-type="string" calcext:value-type="string">
            <text:p><text:s text:c="4"/>Lak. \Isus\i 'barberry' is probably a reduplication of the same root (\Isus\i &lt; \I*suns\i).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ur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 k. of weed with edible root</text:p>
          </table:table-cell>
          <table:table-cell office:value-type="string" calcext:value-type="string">
            <text:p>nur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žunaw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cornel</text:p>
          </table:table-cell>
          <table:table-cell office:value-type="string" calcext:value-type="string">
            <text:p>žunaw</text:p>
          </table:table-cell>
          <table:table-cell office:value-type="string" calcext:value-type="string">
            <text:p><text:s text:c="4"/>Cf. also Khosr. \Ič:unaw\i id.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šʷaj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guelder rose, snowball-tree</text:p>
          </table:table-cell>
          <table:table-cell office:value-type="string" calcext:value-type="string">
            <text:p>šʷaj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q̇uI-nuq̇i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q̇uInuq̇i</text:p>
          </table:table-cell>
          <table:table-cell office:value-type="string" calcext:value-type="string">
            <text:p><text:s text:c="4"/>Cf. Khosr. \Iq̇Iunuq̇Ii\i 'strawberry, raspberry'. Initial q̇Iu- is most probably assimilated from *qV- (cf. other cases like \Iqa-naḳ\i 'sweetbrier', \Iq-asa\i 'ashberry' etc.).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amari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mamari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qa-naḳ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sweetbrier</text:p>
          </table:table-cell>
          <table:table-cell office:value-type="string" calcext:value-type="string">
            <text:p>qanaḳ</text:p>
          </table:table-cell>
          <table:table-cell office:value-type="string" calcext:value-type="string">
            <text:p><text:s text:c="4"/>Cf. also Khosr. \Iqanaḳ\i id. The form contains a prefix *qa-, also discoverable in some other berry names.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č:at:i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ood made of butter, flax seeds and sugar</text:p>
          </table:table-cell>
          <table:table-cell office:value-type="string" calcext:value-type="string">
            <text:p>č:at:i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u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a sp. of barley (голозерный ячмень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s text:c="4"/>Gen. \Iuwa-l;\i cf. also Khosr. \Iu,\i gen. \Iuʔa-l\i / \Iuwa-l\i id. A derivate from the same root is Lak. \Iini\i ( &lt; \I*ʔu-ni\i) 'oat flour' (cf. the same type of structure in Darg. \Inuq̇-un\i 'flour, oat flour').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wiṭ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a k. of cereal (вид злака, напоминающего типчак)</text:p>
          </table:table-cell>
          <table:table-cell office:value-type="string" calcext:value-type="string">
            <text:p>wiṭ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iIqa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niIqa</text:p>
          </table:table-cell>
          <table:table-cell office:value-type="string" calcext:value-type="string">
            <text:p><text:s text:c="4"/>Cf. Khosr. \IniqIʷa\i id.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us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rye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<text:s text:c="4"/>Gen. \Isusu-l;\i cf. also Khosr. \Isus,\i \Isusu-l.\i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ši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ši</text:p>
          </table:table-cell>
          <table:table-cell office:value-type="string" calcext:value-type="string">
            <text:p><text:s text:c="4"/>Cf. Khosr. \Iši\i id.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qa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<text:s text:c="4"/>Cf. Khosr. \Iqa\i id.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č̣ali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ar (of corn)</text:p>
          </table:table-cell>
          <table:table-cell office:value-type="string" calcext:value-type="string">
            <text:p>č̣ali</text:p>
          </table:table-cell>
          <table:table-cell office:value-type="string" calcext:value-type="string">
            <text:p><text:s text:c="4"/>Cf. Khosr. \Ič̣ali\i id.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q:ama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grain, corn</text:p>
          </table:table-cell>
          <table:table-cell office:value-type="string" calcext:value-type="string">
            <text:p>q:ama</text:p>
          </table:table-cell>
          <table:table-cell office:value-type="string" calcext:value-type="string">
            <text:p><text:s text:c="4"/>Cf. Khosr. \Iq:ama\i id. Lak. &gt; Darg. Ak. \Iq:ama\i 'hemp', Chir. \Iq:ama\i 'seed'.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k:uk:u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fruit-stone, grain</text:p>
          </table:table-cell>
          <table:table-cell office:value-type="string" calcext:value-type="string">
            <text:p>k:uk:u</text:p>
          </table:table-cell>
          <table:table-cell office:value-type="string" calcext:value-type="string">
            <text:p><text:s text:c="4"/>Cf. Khosr. \Ik:uk:u\i id.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zu-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zu-n</text:p>
          </table:table-cell>
          <table:table-cell office:value-type="string" calcext:value-type="string">
            <text:p><text:s text:c="4"/>Cf. Khosr. \Izu-n\i id.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-ku-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cu-ku-n-s:a</text:p>
          </table:table-cell>
          <table:table-cell office:value-type="string" calcext:value-type="string">
            <text:p><text:s text:c="4"/>Used only in combination with the interrogative stem \Icu-/ci-\i (cf. also \Ici-k-s:a\i 'how many').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ṭuṭi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ṭuṭi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ꭓ:ara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hick stalk of herbaceous plants</text:p>
          </table:table-cell>
          <table:table-cell office:value-type="string" calcext:value-type="string">
            <text:p>ꭓ:ara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urt:u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urt:u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u=č̣i-" office:value-type="string" office:string-value="" calcext:value-type="error">
            <text:p>Err:520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to weed</text:p>
          </table:table-cell>
          <table:table-cell table:formula="of:=u=č̣i-" office:value-type="string" office:string-value="" calcext:value-type="error">
            <text:p>Err:520</text:p>
          </table:table-cell>
          <table:table-cell office:value-type="string" calcext:value-type="string">
            <text:p><text:s text:c="4"/>G. pr. \I=u=č̣unu.\i Cf. also dur. \Ič̣u-n\i and the old deverbative \Ič̣alū\i 'weed'.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huḳū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panicled wormwood, absinth</text:p>
          </table:table-cell>
          <table:table-cell office:value-type="string" calcext:value-type="string">
            <text:p>huḳū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*-iIṭa-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*-iIṭa-</text:p>
          </table:table-cell>
          <table:table-cell office:value-type="string" calcext:value-type="string">
            <text:p><text:s text:c="4"/>This hypothetical Lak. root is extracted from \IbiIṭa-ḳis:a\i 'small finger' (cited from Khaid.).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miIč̣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nettle</text:p>
          </table:table-cell>
          <table:table-cell office:value-type="string" calcext:value-type="string">
            <text:p>miIč̣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ulč:a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burdock</text:p>
          </table:table-cell>
          <table:table-cell office:value-type="string" calcext:value-type="string">
            <text:p>ulč:a</text:p>
          </table:table-cell>
          <table:table-cell office:value-type="string" calcext:value-type="string">
            <text:p><text:s text:c="4"/>Cf. also Khosr. \Iulč:a,\i gen. \Iulk-lul.\i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iIʁa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burdock's root</text:p>
          </table:table-cell>
          <table:table-cell office:value-type="string" calcext:value-type="string">
            <text:p>miIʁa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uš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uš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alsi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ockle</text:p>
          </table:table-cell>
          <table:table-cell office:value-type="string" calcext:value-type="string">
            <text:p>salsi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ꭓ:ulū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ꭓ:ulū</text:p>
          </table:table-cell>
          <table:table-cell office:value-type="string" calcext:value-type="string">
            <text:p><text:s text:c="4"/>Gen. \Iꭓ:ala-l.\i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ūra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sūra</text:p>
          </table:table-cell>
          <table:table-cell office:value-type="string" calcext:value-type="string">
            <text:p><text:s text:c="4"/>Old Lak. (\I*subra\i or \I*surba\i) &gt; Arch. \Isarba\i 'mint'.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ač:i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lač:i</text:p>
          </table:table-cell>
          <table:table-cell office:value-type="string" calcext:value-type="string">
            <text:p><text:s text:c="4"/>Lak. &gt; Arch. \Ilač:i\i id.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-x:-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suffix of the series Ad ("close to")</text:p>
          </table:table-cell>
          <table:table-cell office:value-type="string" calcext:value-type="string">
            <text:p>-x:-</text:p>
          </table:table-cell>
          <table:table-cell office:value-type="string" calcext:value-type="string">
            <text:p><text:s text:c="4"/>Used in cases like \Ič̣ira-x\i 'at the wall, close to the wall', \Ič̣ira-x:-un\i 'towards the wall' etc. Possibly the same morpheme can be found in Lak. \Ix:i-č̣,\i Khosr. \Ix:ʷi-č̣\i 'front, in front'.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jawš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caraway</text:p>
          </table:table-cell>
          <table:table-cell office:value-type="string" calcext:value-type="string">
            <text:p>jawš</text:p>
          </table:table-cell>
          <table:table-cell office:value-type="string" calcext:value-type="string">
            <text:p><text:s text:c="4"/>Gen. \Ijawš:-ul.\i Cf. also Khosr. \Ijašʷ\i id.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q̇aIža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goose-foot</text:p>
          </table:table-cell>
          <table:table-cell office:value-type="string" calcext:value-type="string">
            <text:p>q̇aIža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muč:uč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a k. of field grass (бодяк полевой)</text:p>
          </table:table-cell>
          <table:table-cell office:value-type="string" calcext:value-type="string">
            <text:p>muč:uč</text:p>
          </table:table-cell>
          <table:table-cell office:value-type="string" calcext:value-type="string">
            <text:p><text:s text:c="4"/>Old Lak. &gt; Arch. \Imeč:uč\i id. The Lak. form is partially reduplicated (which is common for plant names).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č̣aħa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reed, cane</text:p>
          </table:table-cell>
          <table:table-cell office:value-type="string" calcext:value-type="string">
            <text:p>č̣aħa</text:p>
          </table:table-cell>
          <table:table-cell office:value-type="string" calcext:value-type="string">
            <text:p><text:s text:c="4"/>Cf. Khosr. \Ič̣aIha\i id. The same root (in a contracted shape \Ič̣a-\i) is present in the compound \Ič̣a-ṭaraḳ\i 'arrow'. [The component \I-ṭaraḳ\i is probably assimilated from \I-t:arak:\i and may be borrowed from Darg.: cf. forms like Kait. \Iderek:a\i 'bow', for which the genuine Lak. parallel is \Ik:urt:a\i 'arc, bow' q.v.]. <text:s text:c="4"/>It is probable that the Lak. word was borrowed into Darg. dialects: cf. Chir. \Ič̣aIħa,\i Tsud., Kub. \Ič̣iħaI,\i Ak., Ur. \Ič̣iʕaI\i 'reed, cane'.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q̇aja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horse radish</text:p>
          </table:table-cell>
          <table:table-cell office:value-type="string" calcext:value-type="string">
            <text:p>q̇aja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šaIra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šaIra</text:p>
          </table:table-cell>
          <table:table-cell office:value-type="string" calcext:value-type="string">
            <text:p><text:s text:c="4"/>Cf. also \IšaIra-walu,\i Khosr. \IšʷaIra-balu\i 'village'.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aš:i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farmstead</text:p>
          </table:table-cell>
          <table:table-cell office:value-type="string" calcext:value-type="string">
            <text:p>maš:i</text:p>
          </table:table-cell>
          <table:table-cell office:value-type="string" calcext:value-type="string">
            <text:p><text:s text:c="4"/>Cf. Khosr. \Imaš:i\i id.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lamu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lamu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aʁi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roof, ceiling</text:p>
          </table:table-cell>
          <table:table-cell office:value-type="string" calcext:value-type="string">
            <text:p>maʁi</text:p>
          </table:table-cell>
          <table:table-cell office:value-type="string" calcext:value-type="string">
            <text:p><text:s text:c="4"/>Cf. Khosr. \Imaʁu\i id.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q̇aj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thing(s), ware(s)</text:p>
          </table:table-cell>
          <table:table-cell office:value-type="string" calcext:value-type="string">
            <text:p>q̇aj</text:p>
          </table:table-cell>
          <table:table-cell office:value-type="string" calcext:value-type="string">
            <text:p><text:s text:c="4"/>Cf. Khosr. \Iq̇ʷaj\i 'thing'.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q̇aq̇a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crevice; ravine</text:p>
          </table:table-cell>
          <table:table-cell office:value-type="string" calcext:value-type="string">
            <text:p>q̇aq̇a</text:p>
          </table:table-cell>
          <table:table-cell office:value-type="string" calcext:value-type="string">
            <text:p><text:s text:c="4"/>Cf. Khosr. \Iq̇aq̇a\i 'pit'.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q:at:a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house, room</text:p>
          </table:table-cell>
          <table:table-cell office:value-type="string" calcext:value-type="string">
            <text:p>q:at:a</text:p>
          </table:table-cell>
          <table:table-cell office:value-type="string" calcext:value-type="string">
            <text:p><text:s text:c="4"/>Cf. Khosr. \Iq:at:a\i id. The Lak. derivate \Iq:at:alalu\i 'verandah' &gt; Darg. \Iq:adaula.\i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č̣ʷa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hut, shanty</text:p>
          </table:table-cell>
          <table:table-cell office:value-type="string" calcext:value-type="string">
            <text:p>č̣ʷa</text:p>
          </table:table-cell>
          <table:table-cell office:value-type="string" calcext:value-type="string">
            <text:p><text:s text:c="4"/>Gen. \Ič̣ʷat:i-ral.\i Cf. Khosr. \Ič̣ʷa,\i \Ič̣ʷat:i-ral\i id. Cf. also (with another variant of meaning) \Ič̣ʷa dan\i 'to scatter about, throw about'.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̣ĳa-lu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earthen roof</text:p>
          </table:table-cell>
          <table:table-cell office:value-type="string" calcext:value-type="string">
            <text:p>c̣ĳa-lu</text:p>
          </table:table-cell>
          <table:table-cell office:value-type="string" calcext:value-type="string">
            <text:p><text:s text:c="4"/>The root \Ic̣i(j)-\i is also present in \Ic̣i-w\i 'onto the roof', \Ic̣ĳa-tu\i 'from the roof'. Cf. also Khosr. \Ic̣ĳalu\i 'earthen roof'.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uInq̇u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umes, stink</text:p>
          </table:table-cell>
          <table:table-cell office:value-type="string" calcext:value-type="string">
            <text:p>uInq̇u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ꭓ:anu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perch</text:p>
          </table:table-cell>
          <table:table-cell office:value-type="string" calcext:value-type="string">
            <text:p>ꭓ:anu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č̣ira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č̣ira</text:p>
          </table:table-cell>
          <table:table-cell office:value-type="string" calcext:value-type="string">
            <text:p><text:s text:c="4"/>Cf. Khosr. \Ič̣ira\i id.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̣un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spout (of a vessel)</text:p>
          </table:table-cell>
          <table:table-cell office:value-type="string" calcext:value-type="string">
            <text:p>c̣un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urc̣u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orner, angle</text:p>
          </table:table-cell>
          <table:table-cell office:value-type="string" calcext:value-type="string">
            <text:p>murc̣u</text:p>
          </table:table-cell>
          <table:table-cell office:value-type="string" calcext:value-type="string">
            <text:p><text:s text:c="4"/>Khosr. \Imurc̣u\i id.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wilaꭓ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hearth, fireplace</text:p>
          </table:table-cell>
          <table:table-cell office:value-type="string" calcext:value-type="string">
            <text:p>wilaꭓ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urč̣i-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murč̣i-s:a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nuz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door (one-folded)</text:p>
          </table:table-cell>
          <table:table-cell office:value-type="string" calcext:value-type="string">
            <text:p>nuz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q̇unq̇ula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q̇unq̇ula</text:p>
          </table:table-cell>
          <table:table-cell office:value-type="string" calcext:value-type="string">
            <text:p><text:s text:c="4"/>Cf. Khosr. \Iq̇unq̇ula\i id.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q:iča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bolt, door-bolt</text:p>
          </table:table-cell>
          <table:table-cell office:value-type="string" calcext:value-type="string">
            <text:p>q:iča</text:p>
          </table:table-cell>
          <table:table-cell office:value-type="string" calcext:value-type="string">
            <text:p><text:s text:c="4"/>Cf. Khosr. \Iq:iča\i id.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ḳula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ḳula</text:p>
          </table:table-cell>
          <table:table-cell office:value-type="string" calcext:value-type="string">
            <text:p><text:s text:c="4"/>Cf. Khosr. \Iḳula\i id.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kuInṭa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small pit</text:p>
          </table:table-cell>
          <table:table-cell office:value-type="string" calcext:value-type="string">
            <text:p>kuInṭa</text:p>
          </table:table-cell>
          <table:table-cell office:value-type="string" calcext:value-type="string">
            <text:p><text:s text:c="4"/>Cf. Khosr. \IkuInṭa\i 'stone trough; a hollow in stone'. Lak. \Ikurṭ-\i 'deep' probably belongs here, too ( &lt; \I*ku(n)ṭV-rV-\i).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hanu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hanu</text:p>
          </table:table-cell>
          <table:table-cell office:value-type="string" calcext:value-type="string">
            <text:p><text:s text:c="4"/>Cf. Khosr. \Ihanu\i id.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š:aI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down, below</text:p>
          </table:table-cell>
          <table:table-cell office:value-type="string" calcext:value-type="string">
            <text:p>š:aI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raṭ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ravine, river-bed</text:p>
          </table:table-cell>
          <table:table-cell office:value-type="string" calcext:value-type="string">
            <text:p>raṭ</text:p>
          </table:table-cell>
          <table:table-cell office:value-type="string" calcext:value-type="string">
            <text:p><text:s text:c="4"/>Cf. also Khosr. \Iraṭ\i 'brook, stream'.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č̣an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bottom; sole; horseshoe</text:p>
          </table:table-cell>
          <table:table-cell office:value-type="string" calcext:value-type="string">
            <text:p>č̣an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aI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hook, bolt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uIrči-lu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rolling-pin; corn-cob</text:p>
          </table:table-cell>
          <table:table-cell office:value-type="string" calcext:value-type="string">
            <text:p>uIrči-lu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:arc̣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ost, pole</text:p>
          </table:table-cell>
          <table:table-cell office:value-type="string" calcext:value-type="string">
            <text:p>t:arc̣</text:p>
          </table:table-cell>
          <table:table-cell office:value-type="string" calcext:value-type="string">
            <text:p><text:s text:c="4"/>Cf. also Khosr. \It:arc̣\i id. Lak. \It:arc̣\i &gt; Arch. \Idarc̣\i id.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č̣ula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beam, girder, log</text:p>
          </table:table-cell>
          <table:table-cell office:value-type="string" calcext:value-type="string">
            <text:p>č̣ula</text:p>
          </table:table-cell>
          <table:table-cell office:value-type="string" calcext:value-type="string">
            <text:p><text:s text:c="4"/>Cf. also Khosr. \Ič̣ula\i 'stone girder'.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ula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board; shelf</text:p>
          </table:table-cell>
          <table:table-cell office:value-type="string" calcext:value-type="string">
            <text:p>ula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arq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poles for planking the ceiling</text:p>
          </table:table-cell>
          <table:table-cell office:value-type="string" calcext:value-type="string">
            <text:p>marq</text:p>
          </table:table-cell>
          <table:table-cell office:value-type="string" calcext:value-type="string">
            <text:p><text:s text:c="4"/>Cf. also Khosr. \Imarqʷ\i id.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zunḳlu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a stone plate for fastening roof edges</text:p>
          </table:table-cell>
          <table:table-cell office:value-type="string" calcext:value-type="string">
            <text:p>zunḳlu</text:p>
          </table:table-cell>
          <table:table-cell office:value-type="string" calcext:value-type="string">
            <text:p><text:s text:c="4"/>Cf. Khosr. \Izunḳlu\i id.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ʁuni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(stone) plate</text:p>
          </table:table-cell>
          <table:table-cell office:value-type="string" calcext:value-type="string">
            <text:p>ʁuni</text:p>
          </table:table-cell>
          <table:table-cell office:value-type="string" calcext:value-type="string">
            <text:p><text:s text:c="4"/>Cf. Khosr. \Iʁun-č̣i\i id. (a suffixed form).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ha=a-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to grind</text:p>
          </table:table-cell>
          <table:table-cell office:value-type="string" calcext:value-type="string">
            <text:p>ha=a-n</text:p>
          </table:table-cell>
          <table:table-cell office:value-type="string" calcext:value-type="string">
            <text:p><text:s text:c="4"/>G. pr. \Iha=(u)nu.\i Cf. Khosr. \Iha-ja-\i (aor. \Iha-jun-di\i) id. The root is also preserved without vowel reduction in Anlaut: \IuI-ꭓ:a-\i 'to eat with appetite' (*'to grind). These two verbal stems reflect the usual Lak. variation ꭓ: / h (having probably a dialectal origin) and the old verbal Ablaut (in this case \I*Hĕmꭓ̲wV-\i &gt; \IuIꭓ:a-,\i \I*Hĭmꭓ̲wV-\i &gt; \I*ꭓ̲ʷV-\i &gt; \Iha-\i). <text:s text:c="3"/>Lak. also reflects old nominal derivates: \Ihara-qalu\i (Khosr. \Iharaqalu\i) 'mill', \Inih\i (Khosr. \Inih\i) 'mill-stone, wheel'.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ḳič̣u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slop-basin, basin</text:p>
          </table:table-cell>
          <table:table-cell office:value-type="string" calcext:value-type="string">
            <text:p>ḳič̣u</text:p>
          </table:table-cell>
          <table:table-cell office:value-type="string" calcext:value-type="string">
            <text:p><text:s text:c="4"/>Cf. also \Iḳič̣ala\i 'scoop'.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ḳʷara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big vessel for flour, bread; bread oven</text:p>
          </table:table-cell>
          <table:table-cell office:value-type="string" calcext:value-type="string">
            <text:p>ḳara</text:p>
          </table:table-cell>
          <table:table-cell office:value-type="string" calcext:value-type="string">
            <text:p><text:s text:c="4"/>Cf. also Bartkh. (Хайдаков 1966) \Iḳʷara\i 'big vessel for flour', Khosr. \Iḳʷara\i 'bread oven'.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ṭunu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feeding-trough, manger</text:p>
          </table:table-cell>
          <table:table-cell office:value-type="string" calcext:value-type="string">
            <text:p>ṭunu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uꭓ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cave, cavern</text:p>
          </table:table-cell>
          <table:table-cell office:value-type="string" calcext:value-type="string">
            <text:p>nuꭓ</text:p>
          </table:table-cell>
          <table:table-cell office:value-type="string" calcext:value-type="string">
            <text:p><text:s text:c="4"/>Gen. \Inuꭓ:u-l.\i Cf. also Khosr. \Inuꭓ,\i Gen. pl. \Inuꭓ:a-rdil\i id. Lak. &gt; Darg. Chir. \Inuꭓ,\i Arch. \Inoꭓ\i 'cavern'.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u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granary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xulu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gate, entry</text:p>
          </table:table-cell>
          <table:table-cell office:value-type="string" calcext:value-type="string">
            <text:p>xulu</text:p>
          </table:table-cell>
          <table:table-cell office:value-type="string" calcext:value-type="string">
            <text:p><text:s text:c="4"/>Cf. Khosr. \Ixulu\i id.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naq̇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soup, broth</text:p>
          </table:table-cell>
          <table:table-cell office:value-type="string" calcext:value-type="string">
            <text:p>naq̇</text:p>
          </table:table-cell>
          <table:table-cell office:value-type="string" calcext:value-type="string">
            <text:p><text:s text:c="4"/>Cf. Khosr. \Inaq̇\i id.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xama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foam</text:p>
          </table:table-cell>
          <table:table-cell office:value-type="string" calcext:value-type="string">
            <text:p>xama</text:p>
          </table:table-cell>
          <table:table-cell office:value-type="string" calcext:value-type="string">
            <text:p><text:s text:c="4"/>Cf. Khosr. \Ix:amā\i (a misspelling instead \I*xamā?\i).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ac̣u-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nac̣u-s:a</text:p>
          </table:table-cell>
          <table:table-cell office:value-type="string" calcext:value-type="string">
            <text:p><text:s text:c="4"/>Cf. Khosr. \Inac̣u-s:a\i id. The old derivate \I*hwmĭʒ̲ū\i 'honey' is reflected in Lak. as \Inic̣\i (Khosr. \Inic̣\i).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h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fat (n.)</text:p>
          </table:table-cell>
          <table:table-cell office:value-type="string" calcext:value-type="string">
            <text:p>ha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naḳ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naḳ</text:p>
          </table:table-cell>
          <table:table-cell office:value-type="string" calcext:value-type="string">
            <text:p><text:s text:c="4"/>Cf. Khosr. \Inaḳ\i id.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lic̣i-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to settle (of liquid)</text:p>
          </table:table-cell>
          <table:table-cell office:value-type="string" calcext:value-type="string">
            <text:p>lic̣i-n</text:p>
          </table:table-cell>
          <table:table-cell office:value-type="string" calcext:value-type="string">
            <text:p><text:s text:c="4"/>G. pr. \Ili=c̣unu.\i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uha-li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stream, rapid brook</text:p>
          </table:table-cell>
          <table:table-cell office:value-type="string" calcext:value-type="string">
            <text:p>muhali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š:aj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whey</text:p>
          </table:table-cell>
          <table:table-cell office:value-type="string" calcext:value-type="string">
            <text:p>š:aj-ini</text:p>
          </table:table-cell>
          <table:table-cell office:value-type="string" calcext:value-type="string">
            <text:p><text:s text:c="4"/>The root is attested only in the compound \Iš:aj-ini\i "oat flour in whey" (\Iini\i 'oat flour'.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ant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ody dirt</text:p>
          </table:table-cell>
          <table:table-cell office:value-type="string" calcext:value-type="string">
            <text:p>tanta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ta=ta-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o curdle, coagulate</text:p>
          </table:table-cell>
          <table:table-cell office:value-type="string" calcext:value-type="string">
            <text:p>ta=ta-n</text:p>
          </table:table-cell>
          <table:table-cell office:value-type="string" calcext:value-type="string">
            <text:p><text:s text:c="4"/>G. pr. \Ita=tun.\i Cf. Khosr. \Itata-n\i id. A derivate is Lak. \Itartala\i 'sour (clotted) milk'. The non-reduplicated root is reflected in an old derivate: \Iwit\i (gen. \Iwitu-l\i) 'milk whey'.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bart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top; cream, sour cream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<text:s text:c="4"/>Gen. pl. \Ibart-urdil;\i cf. Khosr. \Ibart\i id.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-arḳ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en, people</text:p>
          </table:table-cell>
          <table:table-cell office:value-type="string" calcext:value-type="string">
            <text:p>čiw-arḳ</text:p>
          </table:table-cell>
          <table:table-cell office:value-type="string" calcext:value-type="string">
            <text:p><text:s text:c="4"/>The root is present only in a compound with \Ičiw-\i 'man, male' q.v.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nis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<text:s text:c="4"/>Gen. \Inisi-ral;\i cf. Khosr. \Inis,\i \Inisira-l\i id.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k:ur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to roll</text:p>
          </table:table-cell>
          <table:table-cell office:value-type="string" calcext:value-type="string">
            <text:p>k:ur učin</text:p>
          </table:table-cell>
          <table:table-cell office:value-type="string" calcext:value-type="string">
            <text:p><text:s text:c="4"/>A compound verb. With the same root cf. also \Ik:uru -an\i 'to roll down', \Ik:ur-an\i 'circle', (with reduplication) \Ik:urk:ur ṭun\i 'to roll'. <text:s text:c="8"/>An immediate derivate from the same verb is Lak. \Ik:uručaj\i (Khosr. \Ik:urunčaj\i) 'round stone, roof roller'. Since PEC *ḳ in tense words &gt; Lak. k:, it is possible, however, that this Lak. word is a result of contamination of PEC \I*gwērV\i 'round' and \I*mVḳ̲ɨ̆rV\i 'roller' q.v. <text:s text:c="9"/>Lak. \Ik:uručaj\i &gt; Arch. \Igoroꭓči\i 'rolling stone'. Arch. \Igoro-ꭓ:ʷas\i 'to roll (intr.)', \IgoIroI atis\i id. (trans.), \IgoIroI\i 'ball-shaped substance' are also most probably borrowed from Lak. (sometimes with expressive pharyngealization).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ḳut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ḳut</text:p>
          </table:table-cell>
          <table:table-cell office:value-type="string" calcext:value-type="string">
            <text:p><text:s text:c="4"/>Gen. \Iḳut:a-l;\i cf. Khosr. \Iḳut,\i \Iḳut:a-l\i id.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-ḳm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ini-ḳma</text:p>
          </table:table-cell>
          <table:table-cell office:value-type="string" calcext:value-type="string">
            <text:p><text:s text:c="4"/>A compound word; the first part is \Iini\i 'oat flour'. The second part, \I-ḳma\i (cf. also Khosr. \Iiniḳma\i) is not analyzable within Lak., but probably (with a metathesis) goes back to \I*mVḳa\i &lt; PEC \I*wɨ̄nƛ̣̲V.\i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č:aṭ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č:aṭ</text:p>
          </table:table-cell>
          <table:table-cell office:value-type="string" calcext:value-type="string">
            <text:p><text:s text:c="4"/>Cf. Khosr. \Ič:aṭ\i id.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burki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burki</text:p>
          </table:table-cell>
          <table:table-cell office:value-type="string" calcext:value-type="string">
            <text:p><text:s text:c="4"/>Cf. Khosr. \Iburki\i id.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šʷ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own crops</text:p>
          </table:table-cell>
          <table:table-cell office:value-type="string" calcext:value-type="string">
            <text:p>šʷa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un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<text:s text:c="4"/>Gen. \Isuma-l.\i Cf. Khosr. \Isun\i id.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hawk:u-ri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umplings</text:p>
          </table:table-cell>
          <table:table-cell office:value-type="string" calcext:value-type="string">
            <text:p>hawk:u-ri</text:p>
          </table:table-cell>
          <table:table-cell office:value-type="string" calcext:value-type="string">
            <text:p><text:s text:c="4"/>Cf. also Khosr. \Ihawk:uri\i id. The Proto-Lak. form must have been \I*hIamk:uri,\i as seen from the Arch. loanword \IhaInk:ur(i\i) id.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ti-l-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atil-s:a</text:p>
          </table:table-cell>
          <table:table-cell office:value-type="string" calcext:value-type="string">
            <text:p><text:s text:c="4"/>With reduplication (and expressive pharyngealization) cf. also \ItaItu\i 'pool'.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aId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perm</text:p>
          </table:table-cell>
          <table:table-cell office:value-type="string" calcext:value-type="string">
            <text:p>maId (Bartkh.)</text:p>
          </table:table-cell>
          <table:table-cell office:value-type="string" calcext:value-type="string">
            <text:p><text:s text:c="4"/>Cited from Хайдаков 1966.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ħan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alcoholic drink (vodka, wine, bouza)</text:p>
          </table:table-cell>
          <table:table-cell office:value-type="string" calcext:value-type="string">
            <text:p>ħan</text:p>
          </table:table-cell>
          <table:table-cell office:value-type="string" calcext:value-type="string">
            <text:p><text:s text:c="4"/>Cf. Khosr. \IhaIn\i id.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k:urt:u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quilted jacket, caftan</text:p>
          </table:table-cell>
          <table:table-cell office:value-type="string" calcext:value-type="string">
            <text:p>k:urt:u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huqa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uqa</text:p>
          </table:table-cell>
          <table:table-cell office:value-type="string" calcext:value-type="string">
            <text:p><text:s text:c="4"/>Cf. Khosr. \Ihuqa\i id.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u=ꭓ:a-" office:value-type="string" office:string-value="" calcext:value-type="error">
            <text:p>Err:52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to enter</text:p>
          </table:table-cell>
          <table:table-cell table:formula="of:=u=ꭓ: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ꭓ:u-n.\i Cf. Khosr. \I=u=ꭓ:a-n\i id. In the imperative mood (\I=uꭓ:u\i) the root is also used with the meaning 'to come'.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harč:ala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cuff; trouser's leg</text:p>
          </table:table-cell>
          <table:table-cell office:value-type="string" calcext:value-type="string">
            <text:p>harč:ala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qa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carpet, rug</text:p>
          </table:table-cell>
          <table:table-cell office:value-type="string" calcext:value-type="string">
            <text:p>qa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u=ta-" office:value-type="string" office:string-value="" calcext:value-type="error">
            <text:p>Err:52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o throw, to pound, to chop</text:p>
          </table:table-cell>
          <table:table-cell table:formula="of:=u=t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tu-n.\i Cf. Khosr. \I=u=ta-n\i id., and also the durative \Ita-la-n\i 'to fight'.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uħlu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muħlu</text:p>
          </table:table-cell>
          <table:table-cell office:value-type="string" calcext:value-type="string">
            <text:p><text:s text:c="4"/>Cf. Khosr. \ImuIhlu\i id.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ḳič̣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ḳič̣</text:p>
          </table:table-cell>
          <table:table-cell office:value-type="string" calcext:value-type="string">
            <text:p><text:s text:c="4"/>Cf. Khosr. \Iḳič̣\i id.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ħaṭ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knot, loop</text:p>
          </table:table-cell>
          <table:table-cell office:value-type="string" calcext:value-type="string">
            <text:p>ħaṭ</text:p>
          </table:table-cell>
          <table:table-cell office:value-type="string" calcext:value-type="string">
            <text:p><text:s text:c="4"/>Cf. Khosr. \IhaIṭ\i id. Cf. also Lak. \Iħaṭ-int\i 'leathern fetters for tamed birds of prey'.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q̇Iarži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top (of boot)</text:p>
          </table:table-cell>
          <table:table-cell office:value-type="string" calcext:value-type="string">
            <text:p>q̇Iarži</text:p>
          </table:table-cell>
          <table:table-cell office:value-type="string" calcext:value-type="string">
            <text:p><text:s text:c="4"/>Cf. also Khosr. \Iq̇Iʷarži\i id.; Bartkh. (Хайдаков 1966) \IaIrži\i 'leg below knee'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ḳi=a-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to catch fire</text:p>
          </table:table-cell>
          <table:table-cell office:value-type="string" calcext:value-type="string">
            <text:p>ḳi=a-n</text:p>
          </table:table-cell>
          <table:table-cell office:value-type="string" calcext:value-type="string">
            <text:p><text:s text:c="4"/>G. pr. \Iḳi=nu.\i Cf. Khosr. \Iḳĳa-\i id.; also, with reduplication, Lak. \I=aj-ḳiḳi-n\i 'to catch fire, start burning'. A derived adjective is Lak. \Iḳiri-s:a,\i Khosr. \Iḳiri-s:a\i 'hot'.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a=č̣i-" office:value-type="string" office:string-value="" calcext:value-type="error">
            <text:p>Err:5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o full, felt (wool)</text:p>
          </table:table-cell>
          <table:table-cell table:formula="of:=a=č̣i-" office:value-type="string" office:string-value="" calcext:value-type="error">
            <text:p>Err:520</text:p>
          </table:table-cell>
          <table:table-cell office:value-type="string" calcext:value-type="string">
            <text:p><text:s text:c="4"/>G. pr. \I=a=ḳu-nu.\i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za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Imu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wooden tub, trough</text:p>
          </table:table-cell>
          <table:table-cell office:value-type="string" calcext:value-type="string">
            <text:p>aImu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̣iqa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floor-cloth, door-mat</text:p>
          </table:table-cell>
          <table:table-cell office:value-type="string" calcext:value-type="string">
            <text:p>c̣iqa</text:p>
          </table:table-cell>
          <table:table-cell office:value-type="string" calcext:value-type="string">
            <text:p><text:s text:c="4"/>Cf. Khosr. \Ic̣iqa\i id.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ahani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dahani</text:p>
          </table:table-cell>
          <table:table-cell office:value-type="string" calcext:value-type="string">
            <text:p><text:s text:c="4"/>Cf. Khosr. \Idahani\i id.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č:ič:i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eat (nursery word)</text:p>
          </table:table-cell>
          <table:table-cell office:value-type="string" calcext:value-type="string">
            <text:p>č:ič:i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q̇ač̣a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wineskin</text:p>
          </table:table-cell>
          <table:table-cell office:value-type="string" calcext:value-type="string">
            <text:p>q̇ač̣a</text:p>
          </table:table-cell>
          <table:table-cell office:value-type="string" calcext:value-type="string">
            <text:p><text:s text:c="4"/>Cf. Khosr. \Iq̇ʷač̣a\i id. The Lak. form is a probable source of Av. \Iq̇:ʷač̣á,\i Chad. \Iq̇uč̣á\i id. (not genuinely related because of irregular correspondence) and Andian forms (borrowed from Av.): Akhv. \Iq̇:ač̣a,\i Tind. \Iq̇:ʷač̣a\i 'wineskin', Cham. (Leksika) \Iq̇:oč̣e.\i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č̣aṭa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wooden shovel</text:p>
          </table:table-cell>
          <table:table-cell office:value-type="string" calcext:value-type="string">
            <text:p>č̣aṭa</text:p>
          </table:table-cell>
          <table:table-cell office:value-type="string" calcext:value-type="string">
            <text:p><text:s text:c="4"/>Cf. Khosr. \Ič̣aṭa\i id.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uInṭa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small earthenware vessel</text:p>
          </table:table-cell>
          <table:table-cell office:value-type="string" calcext:value-type="string">
            <text:p>uInṭa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q:usa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q:usa</text:p>
          </table:table-cell>
          <table:table-cell office:value-type="string" calcext:value-type="string">
            <text:p><text:s text:c="4"/>Cf. Khosr. \Iq:usa\i id.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his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a prick (by some sharp object)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<text:s text:c="4"/>The original meaning was obviously 'sharp object, thorn, prick'; cf. also the derivate Khosr. \Ihis:ilu\i 'fork' (pointing to *s:, neutralised in his in the final position), and the Archi loanword \Ihis\i 'fork'.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xula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xula</text:p>
          </table:table-cell>
          <table:table-cell office:value-type="string" calcext:value-type="string">
            <text:p><text:s text:c="4"/>Cf. Khosr. \Ixula\i id.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č̣uṭi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č̣uṭi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č̣ila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č̣ila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t:-i=si-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o cut out</text:p>
          </table:table-cell>
          <table:table-cell office:value-type="string" calcext:value-type="string">
            <text:p>t:isi-n</text:p>
          </table:table-cell>
          <table:table-cell office:value-type="string" calcext:value-type="string">
            <text:p><text:s text:c="4"/>G. pr. \It:i=su-nu.\i Cf. also Khosr. \It:isi-n,\i and, with another morphological formation, Lak. \I=urusi-n\i (\I=urusu-nu\i), Khosr. \I=urusi-n\i 'to chop, cut in small parts'. Lak. \It:isi-\i also goes back to *\It:ir(i)si-\i, as seen from an old Archi loanword: \Idiris-kes\i 'to cut out'.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ḳunḳur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cauldron</text:p>
          </table:table-cell>
          <table:table-cell office:value-type="string" calcext:value-type="string">
            <text:p>ḳunḳur</text:p>
          </table:table-cell>
          <table:table-cell office:value-type="string" calcext:value-type="string">
            <text:p><text:s text:c="4"/>Cf. Khosr. \Iḳunḳur\i 'cylinder-shaped cauldron'.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waraq:i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a copper jug for water</text:p>
          </table:table-cell>
          <table:table-cell office:value-type="string" calcext:value-type="string">
            <text:p>waraq:i</text:p>
          </table:table-cell>
          <table:table-cell office:value-type="string" calcext:value-type="string">
            <text:p><text:s text:c="4"/>Cf. Khosr. \Iwaraq:i\i id.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q:Iač̣i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a flat earthenware vessel (for filtering milk)</text:p>
          </table:table-cell>
          <table:table-cell office:value-type="string" calcext:value-type="string">
            <text:p>q:Iač̣i</text:p>
          </table:table-cell>
          <table:table-cell office:value-type="string" calcext:value-type="string">
            <text:p><text:s text:c="4"/>Cf. Khosr. \Iq:Iʷač̣i\i 'jar, jug'.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k:up:i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earthenware jug with a narrow mouth</text:p>
          </table:table-cell>
          <table:table-cell office:value-type="string" calcext:value-type="string">
            <text:p>k:up:i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q̇ucuru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a small sack made of sheepskin</text:p>
          </table:table-cell>
          <table:table-cell office:value-type="string" calcext:value-type="string">
            <text:p>q̇ucuru</text:p>
          </table:table-cell>
          <table:table-cell office:value-type="string" calcext:value-type="string">
            <text:p><text:s text:c="4"/>Cf. Khosr. \Iq̇ucuru\i id.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šašal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sack</text:p>
          </table:table-cell>
          <table:table-cell office:value-type="string" calcext:value-type="string">
            <text:p>šašal (Khosr.)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x:ʷi-c̣i-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to wring out, squeeze out</text:p>
          </table:table-cell>
          <table:table-cell office:value-type="string" calcext:value-type="string">
            <text:p>x:i=c̣i-n</text:p>
          </table:table-cell>
          <table:table-cell office:value-type="string" calcext:value-type="string">
            <text:p><text:s text:c="4"/>G. pr. \Ix:i=c̣unu.\i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ihi-" office:value-type="string" office:string-value="" calcext:value-type="error">
            <text:p>Err:520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to filter</text:p>
          </table:table-cell>
          <table:table-cell table:formula="of:=ih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i=hu-nu.\i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q:Iac̣a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tongs, pincers</text:p>
          </table:table-cell>
          <table:table-cell office:value-type="string" calcext:value-type="string">
            <text:p>q:Iac̣a</text:p>
          </table:table-cell>
          <table:table-cell office:value-type="string" calcext:value-type="string">
            <text:p><text:s text:c="4"/>Cf. Khosr. \Iq:Iac̣a\i id.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kʷac̣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armful, bundle</text:p>
          </table:table-cell>
          <table:table-cell office:value-type="string" calcext:value-type="string">
            <text:p>kac̣</text:p>
          </table:table-cell>
          <table:table-cell office:value-type="string" calcext:value-type="string">
            <text:p><text:s text:c="4"/>Cf. Khosr. \Ikʷac̣\i 'bundle'.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:u-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:u-s:a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q̇ali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q̇ali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luꭓč:i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earth, land</text:p>
          </table:table-cell>
          <table:table-cell office:value-type="string" calcext:value-type="string">
            <text:p>luꭓč:i</text:p>
          </table:table-cell>
          <table:table-cell office:value-type="string" calcext:value-type="string">
            <text:p><text:s text:c="4"/>Cf. also Khosr. \Iluꭓč:i\i '(mountain) pasture'.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usi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usi</text:p>
          </table:table-cell>
          <table:table-cell office:value-type="string" calcext:value-type="string">
            <text:p><text:s text:c="4"/>Cf. Khosr. \Imusī\i id.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rcu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cu</text:p>
          </table:table-cell>
          <table:table-cell office:value-type="string" calcext:value-type="string">
            <text:p><text:s text:c="4"/>Cf. Khosr. \Iarcu\i id.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nuwč̣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nuwč̣a</text:p>
          </table:table-cell>
          <table:table-cell office:value-type="string" calcext:value-type="string">
            <text:p><text:s text:c="4"/>Cf. Khosr. \Inūč̣ʷa\i id.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muħ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sickle</text:p>
          </table:table-cell>
          <table:table-cell office:value-type="string" calcext:value-type="string">
            <text:p>muħ</text:p>
          </table:table-cell>
          <table:table-cell office:value-type="string" calcext:value-type="string">
            <text:p><text:s text:c="4"/>Cf. Khosr. \ImuIħ\i 'crooked sickle'.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uwc̣i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iron or stone plate for roasting grain</text:p>
          </table:table-cell>
          <table:table-cell office:value-type="string" calcext:value-type="string">
            <text:p>nuwc̣i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duk-ni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duk-ni</text:p>
          </table:table-cell>
          <table:table-cell office:value-type="string" calcext:value-type="string">
            <text:p><text:s text:c="4"/>Cf. Khosr. \Idukni\i id. Originally a plural form; without the suffix -ni the root is attested in the old Archi loanword: Arch. \Iduk\i 'brass, copper'.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ḳuIj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ḳuIj</text:p>
          </table:table-cell>
          <table:table-cell office:value-type="string" calcext:value-type="string">
            <text:p><text:s text:c="4"/>Cf. Khosr. \IḳuIj\i id.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ḳa-ṭun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to doze, slumber</text:p>
          </table:table-cell>
          <table:table-cell office:value-type="string" calcext:value-type="string">
            <text:p>anḳa-ṭun</text:p>
          </table:table-cell>
          <table:table-cell office:value-type="string" calcext:value-type="string">
            <text:p><text:s text:c="4"/>A compound verb (with the nominal part \Ianḳa-\i and the auxiliary verb \I-ṭun\i).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ṭurš:i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mall clay balls for a sling (put on sticks)</text:p>
          </table:table-cell>
          <table:table-cell office:value-type="string" calcext:value-type="string">
            <text:p>ṭurš:i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ḳunu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ḳunu</text:p>
          </table:table-cell>
          <table:table-cell office:value-type="string" calcext:value-type="string">
            <text:p><text:s text:c="4"/>Cf. also Khosr. \Iḳunu\i 'knitting needle'.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uruꭓ:a-" office:value-type="string" office:string-value="" calcext:value-type="error">
            <text:p>Err:520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to sew</text:p>
          </table:table-cell>
          <table:table-cell table:formula="of:=uruꭓ: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ru=ꭓ:u-nu.\i Cf. Khosr. \I=uruꭓ:a-n\i id.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arqʷ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 woolen thread of high quality</text:p>
          </table:table-cell>
          <table:table-cell office:value-type="string" calcext:value-type="string">
            <text:p>marqʷ (Khosr.)</text:p>
          </table:table-cell>
          <table:table-cell office:value-type="string" calcext:value-type="string">
            <text:p><text:s text:c="4"/>Gen. \Imurqa-l.\i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ḳuṭ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skein, hank</text:p>
          </table:table-cell>
          <table:table-cell office:value-type="string" calcext:value-type="string">
            <text:p>ḳuṭ</text:p>
          </table:table-cell>
          <table:table-cell office:value-type="string" calcext:value-type="string">
            <text:p><text:s text:c="4"/>Cf. Khosr. \Iḳuṭ\i id.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ħis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to cut, clip, trim</text:p>
          </table:table-cell>
          <table:table-cell office:value-type="string" calcext:value-type="string">
            <text:p>ħis učin</text:p>
          </table:table-cell>
          <table:table-cell office:value-type="string" calcext:value-type="string">
            <text:p><text:s text:c="4"/>Cf. \Iħis dan\i id., \Iħisi-lu\i 'scissors'; Khosr. \IhiIsilu\i 'scissors'.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quwqu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wheat groats</text:p>
          </table:table-cell>
          <table:table-cell office:value-type="string" calcext:value-type="string">
            <text:p>quwqu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:aral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t:aral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q:ʷaṭa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q:ʷaṭa (Khosr.)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zuk:a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spindle</text:p>
          </table:table-cell>
          <table:table-cell office:value-type="string" calcext:value-type="string">
            <text:p>zuk:a</text:p>
          </table:table-cell>
          <table:table-cell office:value-type="string" calcext:value-type="string">
            <text:p><text:s text:c="4"/>Cf. Khosr. \Izuk:a\i id.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uꭓ:ii-" office:value-type="string" office:string-value="" calcext:value-type="error">
            <text:p>Err:520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to spin</text:p>
          </table:table-cell>
          <table:table-cell table:formula="of:=uꭓ:ii-N (khosr.)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a=ħi-" office:value-type="string" office:string-value="" calcext:value-type="error">
            <text:p>Err:520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to tie, bind, fasten</text:p>
          </table:table-cell>
          <table:table-cell table:formula="of:=a=ħ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=ħu-nu\i (Khosr. \I=aI=hi-n\i). Cf. also (with a preverb) \It:iri=ħi-n\i (g. pr. \It:iri=ħu-nu\i), Khosr. \It:iriI=hi-n\i 'to untie, unbind'.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zuru-q:aIni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icicle</text:p>
          </table:table-cell>
          <table:table-cell office:value-type="string" calcext:value-type="string">
            <text:p>zuru-q:aIni</text:p>
          </table:table-cell>
          <table:table-cell office:value-type="string" calcext:value-type="string">
            <text:p><text:s text:c="4"/>The meaning and origin of the component -q:aIni is not clear.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q̇uIṭi-lu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q̇uIṭilu</text:p>
          </table:table-cell>
          <table:table-cell office:value-type="string" calcext:value-type="string">
            <text:p><text:s text:c="4"/>Khosr. \Iq̇Iuṭilu\i id.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iḳ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riḳ</text:p>
          </table:table-cell>
          <table:table-cell office:value-type="string" calcext:value-type="string">
            <text:p><text:s text:c="4"/>Cf. Khosr. \Iriḳʷ\i id.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u=č̣a-" office:value-type="string" office:string-value="" calcext:value-type="error">
            <text:p>Err:52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to go down</text:p>
          </table:table-cell>
          <table:table-cell table:formula="of:=u=č̣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č̣u-n.\i Cf. Khosr. \I=u=č̣a-n\i (\I=u=č̣undi\i) 'to come, arrive ('приезжать' as opposed to \I=u=č̣a-n,\i \I=u=ḳundi\i 'приходить' q.v.), to put in'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apiṭa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apiṭa (Bartkh.)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bajlaꭓ:i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whetstone, grindstone</text:p>
          </table:table-cell>
          <table:table-cell office:value-type="string" calcext:value-type="string">
            <text:p>bajlaꭓ:i</text:p>
          </table:table-cell>
          <table:table-cell office:value-type="string" calcext:value-type="string">
            <text:p><text:s text:c="4"/>Cf. Khosr. \Ibajlaꭓ:i\i id.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a=č̣i-" office:value-type="string" office:string-value="" calcext:value-type="error">
            <text:p>Err:52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to divide, to be divided</text:p>
          </table:table-cell>
          <table:table-cell table:formula="of:=a=č̣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=č̣u-nu.\i The original meaning must have been 'to get split', preserved in Khosr. \I=ač̣i-n\i (\I=a=č̣-undi\i), which also means 'to be divided'.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t:arx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t:arx</text:p>
          </table:table-cell>
          <table:table-cell office:value-type="string" calcext:value-type="string">
            <text:p><text:s text:c="4"/>Obl. base \It:urša-.\i Cf. Khosr. \It:arx\i (\It:urša-\i) id.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ꭓ:ara-č̣ani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ꭓ:arač̣ani</text:p>
          </table:table-cell>
          <table:table-cell office:value-type="string" calcext:value-type="string">
            <text:p><text:s text:c="4"/>Cf. Khosr. \Iꭓ:arač̣ani\i id. The second part (-č̣ani) is not quite clear; for \Iꭓ:ara-\i cf. also \Iꭓ:ara-č̣aṭa\i 'metallic scraper'. <text:s text:c="4"/>Lak. \Iꭓ:ara-\i reflects the nominal derivate \I*ʔVrꭓ̲wVrV;\i the original reduplicated stem \I*ꭓirꭓ̲wV-\i is preserved in \Iꭓ:uꭓ:u-ṭi\i 'file'. <text:s text:c="4"/>It is interested to note Tind. \Ič̣araꭓ:un\i 'saw' - which is very probably a later metathesis of a loanword from Lak. (\Ič̣araꭓ:un\i &lt; \I*ꭓ:arač̣Vn\i).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q:aṭa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q:aṭa</text:p>
          </table:table-cell>
          <table:table-cell office:value-type="string" calcext:value-type="string">
            <text:p><text:s text:c="4"/>Cf. Khosr. \Iq:ʷaṭa\i id.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ꭓ:unu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diaphragm</text:p>
          </table:table-cell>
          <table:table-cell office:value-type="string" calcext:value-type="string">
            <text:p>ꭓ:unu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q:iIri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q:iIri</text:p>
          </table:table-cell>
          <table:table-cell office:value-type="string" calcext:value-type="string">
            <text:p><text:s text:c="4"/>Cf. Khosr. \Iq:Iiri\i id.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u=ꭓ:i-" office:value-type="string" office:string-value="" calcext:value-type="error">
            <text:p>Err:520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to carry away, take away</text:p>
          </table:table-cell>
          <table:table-cell table:formula="of:=u=ꭓ: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ꭓ:u-n\i / \I=u=ꭓ:u-nu.\i Cf. also dur. \Iꭓ:i-la-n\i 'to carry, bear'; Khosr. \I=u=ꭓ:i-n,\i dur. \Iꭓ:i-lla-n\i id.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hi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<text:s text:c="4"/>Cf. Khosr. \Ihi\i 'bundle (of brushwood')'.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q:aq-la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burden, load</text:p>
          </table:table-cell>
          <table:table-cell office:value-type="string" calcext:value-type="string">
            <text:p>q:aqla (Khosr.)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hiwu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pack, burden</text:p>
          </table:table-cell>
          <table:table-cell office:value-type="string" calcext:value-type="string">
            <text:p>hiwu</text:p>
          </table:table-cell>
          <table:table-cell office:value-type="string" calcext:value-type="string">
            <text:p><text:s text:c="4"/>Lak. \Ihiwu\i &lt; \Ihiʔu;\i in Khosr. \Ihibu\i -b- is obviously secondary in this case.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xumū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rope, string</text:p>
          </table:table-cell>
          <table:table-cell office:value-type="string" calcext:value-type="string">
            <text:p>xumū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x:uri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bridle</text:p>
          </table:table-cell>
          <table:table-cell office:value-type="string" calcext:value-type="string">
            <text:p>x:uri</text:p>
          </table:table-cell>
          <table:table-cell office:value-type="string" calcext:value-type="string">
            <text:p><text:s text:c="4"/>Cf. Khosr. \Ix:uri\i id.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ja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naIḳ-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naIḳ-s:a</text:p>
          </table:table-cell>
          <table:table-cell office:value-type="string" calcext:value-type="string">
            <text:p><text:s text:c="4"/>Cf. Khosr. \InaIḳ-s:a\i id.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ḳili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saddle</text:p>
          </table:table-cell>
          <table:table-cell office:value-type="string" calcext:value-type="string">
            <text:p>ḳili</text:p>
          </table:table-cell>
          <table:table-cell office:value-type="string" calcext:value-type="string">
            <text:p><text:s text:c="4"/>Cf. Khosr. \Iḳili\i id.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allibilli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a wooden device for transporting stones on donkeys</text:p>
          </table:table-cell>
          <table:table-cell office:value-type="string" calcext:value-type="string">
            <text:p>hallibilli</text:p>
          </table:table-cell>
          <table:table-cell office:value-type="string" calcext:value-type="string">
            <text:p><text:s text:c="4"/>The word stems from the Bartkh. dialect (cited from Хайдаков 1966).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č̣aIpṭi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č̣aIpṭi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qu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<text:s text:c="4"/>Obl. base \Iquni-,\i pl. \Iquru.\i Cf. Khosr. \Iqu,\i \Iquni-,\i \Iquru\i id.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q:ur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1 arable field 2 fallow</text:p>
          </table:table-cell>
          <table:table-cell office:value-type="string" calcext:value-type="string">
            <text:p>q:ur 1, q:uruqu 2</text:p>
          </table:table-cell>
          <table:table-cell office:value-type="string" calcext:value-type="string">
            <text:p><text:s text:c="4"/>In the Khosr. recordings the word \Iq:ur\i is characterized as 'poetic' (as opposed to \Iqu\i 'field' &lt; \I*qwɨ̆ʔrV̄\i). The literary form \Iq:uru-qu\i 'fallow' is actually a compound of the two roots.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ꭓ:a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ꭓ:a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qa-ras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wooden plough</text:p>
          </table:table-cell>
          <table:table-cell office:value-type="string" calcext:value-type="string">
            <text:p>qaras</text:p>
          </table:table-cell>
          <table:table-cell office:value-type="string" calcext:value-type="string">
            <text:p><text:s text:c="4"/>Obl. \Iqurs:u-;\i cf. also Khosr. \Iqaras,\i \Iqurs:u-\i id. The Lak word is probably a compound of \Iqu\i 'field' + \I*(HV)ras:\i ( &lt; \I*Hrājc̲ū\i) 'plough'.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iḳa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a leathern noose connecting the plough to the yoke</text:p>
          </table:table-cell>
          <table:table-cell office:value-type="string" calcext:value-type="string">
            <text:p>niḳa</text:p>
          </table:table-cell>
          <table:table-cell office:value-type="string" calcext:value-type="string">
            <text:p><text:s text:c="4"/>Lak. \I*niḳʷa\i (\I*miḳʷa\i) &gt; Arch. \Imuḳa\i id.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ruḳ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ruḳ</text:p>
          </table:table-cell>
          <table:table-cell office:value-type="string" calcext:value-type="string">
            <text:p><text:s text:c="4"/>Cf. also Khosr., Bartkh. \Iduḳ\i id. (the forms with d- may be actually borrowed from Dargwa).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k:ac:a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hoe (for digging graves)</text:p>
          </table:table-cell>
          <table:table-cell office:value-type="string" calcext:value-type="string">
            <text:p>k:ac:a</text:p>
          </table:table-cell>
          <table:table-cell office:value-type="string" calcext:value-type="string">
            <text:p><text:s text:c="4"/>The parallel form \Ik:aza\i 'hoe, mattock' is probably borrowed from Av. or Darg.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ꭓ:aIlaꭓ:i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harrow</text:p>
          </table:table-cell>
          <table:table-cell office:value-type="string" calcext:value-type="string">
            <text:p>ꭓ:aIlaꭓ:i</text:p>
          </table:table-cell>
          <table:table-cell office:value-type="string" calcext:value-type="string">
            <text:p><text:s text:c="4"/>Cf. Khosr. \Iꭓ:Iilaꭓ:Ii\i 'rake, harrow'. Cf. also a verbal stem: Khosr. \Iꭓ:Iiꭓ:Ii-n\i (dur. \Iꭓ:IiꭓIla-n\i) 'to scrape'.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mirx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sickle</text:p>
          </table:table-cell>
          <table:table-cell office:value-type="string" calcext:value-type="string">
            <text:p>mirx</text:p>
          </table:table-cell>
          <table:table-cell office:value-type="string" calcext:value-type="string">
            <text:p><text:s text:c="4"/>Cf. Khosr. \Imirx,\i \Imirx:ira-\i - pointing to a strong *x: in Proto-Lak.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uca-" office:value-type="string" office:string-value="" calcext:value-type="error">
            <text:p>Err:52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to mow; break off, tear off</text:p>
          </table:table-cell>
          <table:table-cell table:formula="of:=uc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cu-n,\i dur. \Icu-lu-n.\i Cf. Khosr. \I=ucʷa=n,\i \Icʷu-lu-n\i id. (with secondary labialisation).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q:aw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sheaf</text:p>
          </table:table-cell>
          <table:table-cell office:value-type="string" calcext:value-type="string">
            <text:p>q:aw</text:p>
          </table:table-cell>
          <table:table-cell office:value-type="string" calcext:value-type="string">
            <text:p><text:s text:c="4"/>Cf. Khosr. \Iq:aw\i id. The Proto-Lak. form was \I*q:ʷab,\i as seen clearly from the Archi loanword: Arch. \Iqʷab\i 'sheaf'.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lizu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a heap of sheaves (stacked as a pyramid for drying)</text:p>
          </table:table-cell>
          <table:table-cell office:value-type="string" calcext:value-type="string">
            <text:p>lizu</text:p>
          </table:table-cell>
          <table:table-cell office:value-type="string" calcext:value-type="string">
            <text:p><text:s text:c="4"/>Cf. Khosr. \Ilizu\i <text:s/>'bundle of sheaves'.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qIu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sheaves stacked in a semicircle</text:p>
          </table:table-cell>
          <table:table-cell office:value-type="string" calcext:value-type="string">
            <text:p>qIu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:arac̣a-lu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threshing-floor</text:p>
          </table:table-cell>
          <table:table-cell office:value-type="string" calcext:value-type="string">
            <text:p>t:arac̣alu</text:p>
          </table:table-cell>
          <table:table-cell office:value-type="string" calcext:value-type="string">
            <text:p><text:s text:c="4"/>Cf. Khosr. \It:arac̣alu\i id., Bartkh. (Хайдаков 1966) \It:arc̣.\i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č:in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threshing board</text:p>
          </table:table-cell>
          <table:table-cell office:value-type="string" calcext:value-type="string">
            <text:p>č:in</text:p>
          </table:table-cell>
          <table:table-cell office:value-type="string" calcext:value-type="string">
            <text:p><text:s text:c="4"/>Khosr. \Ič:in\i id. Lak. \Ič:in\i goes back to \I*muk:i-n\i (with a regular loss of the initial syllable containing a labial resonant + a narrow vowel), which is an exact match for forms like PA \I*bili-mV,\i PTs \I*mɨLə\i etc. <text:s text:c="4"/>Another derivate from the same archaic verbal root is Lak. \Ič:ar\i ( &lt; \I*k:ar,\i with metathesis &lt; \I*rak:\i) 'threshing', used also in the compound verb \Ič:ar d-a-n\i 'to thresh'.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nax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chaff</text:p>
          </table:table-cell>
          <table:table-cell office:value-type="string" calcext:value-type="string">
            <text:p>nax</text:p>
          </table:table-cell>
          <table:table-cell office:value-type="string" calcext:value-type="string">
            <text:p><text:s text:c="4"/>Obl. \Inux:a-.\i Cf. Khosr. \Inaxʷ,\i \Inux:ʷa-\i id.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̣inna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dry stalks as fuel</text:p>
          </table:table-cell>
          <table:table-cell office:value-type="string" calcext:value-type="string">
            <text:p>c̣inna</text:p>
          </table:table-cell>
          <table:table-cell office:value-type="string" calcext:value-type="string">
            <text:p><text:s text:c="4"/>Cf. also Khosr. \Ic̣ajnda\i ( &lt; \I*c̣indV-ja\i) 'straw'.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baḳu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hill; heap, pile</text:p>
          </table:table-cell>
          <table:table-cell office:value-type="string" calcext:value-type="string">
            <text:p>baḳu</text:p>
          </table:table-cell>
          <table:table-cell office:value-type="string" calcext:value-type="string">
            <text:p><text:s text:c="4"/>Cf. Khosr. \Ibaḳu\i id.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un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sunny side; sunny slope of a hill, mountai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<text:s text:c="4"/>Cf. Khosr. \Isun\i id.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uInṭa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uInṭa</text:p>
          </table:table-cell>
          <table:table-cell office:value-type="string" calcext:value-type="string">
            <text:p><text:s text:c="4"/>Cf. Khosr. \IuInṭa\i 'hollow (in ground)'.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niIꭓ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niIꭓ</text:p>
          </table:table-cell>
          <table:table-cell office:value-type="string" calcext:value-type="string">
            <text:p><text:s text:c="4"/>Gen. \IniIꭓ:a-l;\i cf. also Khosr. \IniIꭓʷ,\i \IniIꭓ:ʷa-l.\i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aItara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mountain stream</text:p>
          </table:table-cell>
          <table:table-cell office:value-type="string" calcext:value-type="string">
            <text:p>aItara</text:p>
          </table:table-cell>
          <table:table-cell office:value-type="string" calcext:value-type="string">
            <text:p><text:s text:c="4"/>Cf. also Khosr. \IaItala\i id. There exists also an Archi loanword: Arch. \IhaItəra\i 'river', pointing to a variant with *ħ- in Old Lak. or some Lak. dialect.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baIr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lake, pond</text:p>
          </table:table-cell>
          <table:table-cell office:value-type="string" calcext:value-type="string">
            <text:p>baIr</text:p>
          </table:table-cell>
          <table:table-cell office:value-type="string" calcext:value-type="string">
            <text:p><text:s text:c="4"/>Cf. Khosr. \IbaIr\i id. Lak. &gt; Arch. \IbaIri\i id.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x:iri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x:iri</text:p>
          </table:table-cell>
          <table:table-cell office:value-type="string" calcext:value-type="string">
            <text:p><text:s text:c="4"/>Cf. Khosr. \Ix:iri\i id.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q:ubi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eep pit</text:p>
          </table:table-cell>
          <table:table-cell office:value-type="string" calcext:value-type="string">
            <text:p>q:ubi (Khosr.)</text:p>
          </table:table-cell>
          <table:table-cell office:value-type="string" calcext:value-type="string">
            <text:p><text:s text:c="4"/>In Lit. Lak this root regularly changed to \Iq:uj,\i thus coinciding with a Turk. loanword \Iq:uj\i 'well' (which has nothing to do with the present root).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haw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<text:s text:c="4"/>Obl. base \Ihat:a-.\i Cf. Khosr. \Ihaw,\i \Ihat:a-\i id. With pharyngealisation (expressive?) cf. also Lak. \Iħat:a-lu,\i Khosr. \IhaIt:a-lu\i 'graveyard'.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ga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that (below)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s text:c="4"/>Cf. Khosr. \Igʷa\i id. (with secondary labialisation &lt; \I*gV-wa\i). Cf. also \Igi-lu\i (Khosr. \Igi-lu\i) 'there (below)'.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a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a prohibitive particle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č̣uč̣a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small stone</text:p>
          </table:table-cell>
          <table:table-cell office:value-type="string" calcext:value-type="string">
            <text:p>č̣uč̣a</text:p>
          </table:table-cell>
          <table:table-cell office:value-type="string" calcext:value-type="string">
            <text:p><text:s text:c="4"/>Cf. Khosr. \Ič̣ʷuč̣ʷa\i id. (Khaidakov spells the lit. form: \Ič̣uč̣ʷa\i).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ʁaIwʁa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gravel, road metal</text:p>
          </table:table-cell>
          <table:table-cell office:value-type="string" calcext:value-type="string">
            <text:p>ʁaIwʁa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č̣uIn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bead(s)</text:p>
          </table:table-cell>
          <table:table-cell office:value-type="string" calcext:value-type="string">
            <text:p>č̣uIn</text:p>
          </table:table-cell>
          <table:table-cell office:value-type="string" calcext:value-type="string">
            <text:p><text:s text:c="4"/>Cf. gen. \Ič̣uImu-l.\i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ꭓ:it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ꭓ:it</text:p>
          </table:table-cell>
          <table:table-cell office:value-type="string" calcext:value-type="string">
            <text:p><text:s text:c="4"/>Gen. \Iꭓ:it:u-l.\i Cf. Khosr. \Iꭓ:it,\i \Iꭓ:it:u-l\i id.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č̣iInṭ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č̣iInṭ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ḳanṭ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pip (on cards, dice)</text:p>
          </table:table-cell>
          <table:table-cell office:value-type="string" calcext:value-type="string">
            <text:p>ḳanṭ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čaIwqa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shower, heavy rain</text:p>
          </table:table-cell>
          <table:table-cell office:value-type="string" calcext:value-type="string">
            <text:p>čaIwqa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marꭓ:ala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marꭓ:ala</text:p>
          </table:table-cell>
          <table:table-cell office:value-type="string" calcext:value-type="string">
            <text:p><text:s text:c="4"/>Cf. Khosr. \Imarꭓ:ala\i id.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urul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burul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miḳ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ice, hail</text:p>
          </table:table-cell>
          <table:table-cell office:value-type="string" calcext:value-type="string">
            <text:p>miḳ</text:p>
          </table:table-cell>
          <table:table-cell office:value-type="string" calcext:value-type="string">
            <text:p><text:s text:c="4"/>Cf. Khosr. \Imiḳ\i id.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ark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high cloud</text:p>
          </table:table-cell>
          <table:table-cell office:value-type="string" calcext:value-type="string">
            <text:p>bark (Khosr.)</text:p>
          </table:table-cell>
          <table:table-cell office:value-type="string" calcext:value-type="string">
            <text:p><text:s text:c="4"/>Gen. pl. \Ibark-urdil.\i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ꭓ:urt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scum</text:p>
          </table:table-cell>
          <table:table-cell office:value-type="string" calcext:value-type="string">
            <text:p>ꭓ:urt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q̇it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soot; flour dust</text:p>
          </table:table-cell>
          <table:table-cell office:value-type="string" calcext:value-type="string">
            <text:p>q̇it</text:p>
          </table:table-cell>
          <table:table-cell office:value-type="string" calcext:value-type="string">
            <text:p><text:s text:c="4"/>Gen. \Iq̇it:u-l.\i Cf. Khosr. \Iq̇it\i (\Iq̇it:u-l\i) 'soot'. Lak. &gt; Arch. \Iq̇it:i\i id.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čani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light (n.)</text:p>
          </table:table-cell>
          <table:table-cell office:value-type="string" calcext:value-type="string">
            <text:p>čani</text:p>
          </table:table-cell>
          <table:table-cell office:value-type="string" calcext:value-type="string">
            <text:p><text:s text:c="4"/>Cf. Khosr. \Ičani\i id.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:u-t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s:ut</text:p>
          </table:table-cell>
          <table:table-cell office:value-type="string" calcext:value-type="string">
            <text:p><text:s text:c="4"/>Historically -t is a suffix. Cf. also Khosr. \Is:ut\i id., \Is:ut:i-l\i 'in autumn'.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ʁʷi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ʁi</text:p>
          </table:table-cell>
          <table:table-cell office:value-type="string" calcext:value-type="string">
            <text:p><text:s text:c="4"/>Gen. \Iʁin-tni-l.\i Cf. Khosr. \Iʁʷi,\i \Iʁʷin-tni-l\i id.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ḳʷi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ḳi</text:p>
          </table:table-cell>
          <table:table-cell office:value-type="string" calcext:value-type="string">
            <text:p><text:s text:c="4"/>Gen. \Iḳin-tni-l.\i Cf. Khosr. \Iḳʷi,\i \Iḳʷin-tni-l\i id.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q̇ini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q̇ini</text:p>
          </table:table-cell>
          <table:table-cell office:value-type="string" calcext:value-type="string">
            <text:p><text:s text:c="4"/>Cf. Khosr. \Iq̇ini\i id.; \Iħa-q̇inu,\i Khosr. \IhaIq̇inu\i 'today'.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hant:a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24 hours, day</text:p>
          </table:table-cell>
          <table:table-cell office:value-type="string" calcext:value-type="string">
            <text:p>hant:a</text:p>
          </table:table-cell>
          <table:table-cell office:value-type="string" calcext:value-type="string">
            <text:p><text:s text:c="4"/>Cf. also \Ihunt:ī,\i Khosr. \Ihunt:ī\i 'tomorrow'. Lak. \Ihant:a\i &gt; Arch. \Ihant:i\i 'some time, a certain amount of time'.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Ira-l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army, troops</text:p>
          </table:table-cell>
          <table:table-cell office:value-type="string" calcext:value-type="string">
            <text:p>aIral</text:p>
          </table:table-cell>
          <table:table-cell office:value-type="string" calcext:value-type="string">
            <text:p><text:s text:c="4"/>An old plural form. The original suffixless form is reflected in Arch. \IaIri\i 'army', an old Laki loanword.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q̇uIq̇a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group (of people), company</text:p>
          </table:table-cell>
          <table:table-cell office:value-type="string" calcext:value-type="string">
            <text:p>q̇uIq̇a</text:p>
          </table:table-cell>
          <table:table-cell office:value-type="string" calcext:value-type="string">
            <text:p><text:s text:c="4"/>Cf. Khosr. \Iq̇Iuq̇Ia\i id.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xuj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heath</text:p>
          </table:table-cell>
          <table:table-cell office:value-type="string" calcext:value-type="string">
            <text:p>xuj</text:p>
          </table:table-cell>
          <table:table-cell office:value-type="string" calcext:value-type="string">
            <text:p><text:s text:c="4"/>Cf. Khosr. \Ixuj\i id. The Lak. form goes back to \I*xob(i)\i &lt; \I*λow(i)\i (cf. PA \I*r-iƛobV\i), as seen from an archaic Arch. loanword from Laki: Arch. \Iλob\i 'sheath, case'.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q:ur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q:ur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liI=q̇a-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to be destroyed</text:p>
          </table:table-cell>
          <table:table-cell office:value-type="string" calcext:value-type="string">
            <text:p>liI=q̇a-n</text:p>
          </table:table-cell>
          <table:table-cell office:value-type="string" calcext:value-type="string">
            <text:p><text:s text:c="4"/>G. pr. \IliI=q̇u-n.\i Cf. also \IliIq̇-lu,\i \IliIq̇-ru\i 'crumbling, landslide'.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=š:u-" office:value-type="string" office:string-value="" calcext:value-type="error">
            <text:p>Err:520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to hit; to wound</text:p>
          </table:table-cell>
          <table:table-cell table:formula="of:=i=š:u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i=š:u-nu.\i Cf. Khosr. \I=i=š:u-n\i id., and the prefixless stem \Iš:u-n\i (Khosr. \Iš:u-n\i) 'to hit, touch, push'. An old derivate is \Iš:awu,\i Khosr. \Iš:abu\i 'wound' ( &gt; Arch. \Iš:aIbi\i 'wound', \Iš:aIban as\i 'to wound').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ꭓ:Ia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to break, burst</text:p>
          </table:table-cell>
          <table:table-cell office:value-type="string" calcext:value-type="string">
            <text:p>ꭓ:aI =uk:a-n</text:p>
          </table:table-cell>
          <table:table-cell office:value-type="string" calcext:value-type="string">
            <text:p><text:s text:c="4"/>Cf. Khosr. \Iꭓ:Ia =uk:a-n\i id.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aIš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sign, mark, target; mark (on sheep's ear)</text:p>
          </table:table-cell>
          <table:table-cell office:value-type="string" calcext:value-type="string">
            <text:p>aIš</text:p>
          </table:table-cell>
          <table:table-cell office:value-type="string" calcext:value-type="string">
            <text:p><text:s text:c="4"/>Gen. \IaIš:u-l.\i Cf. Khosr. \IaIš,\i \IaIš:u-l\i id.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k:uṭ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hole, burrow</text:p>
          </table:table-cell>
          <table:table-cell office:value-type="string" calcext:value-type="string">
            <text:p>k:uṭ</text:p>
          </table:table-cell>
          <table:table-cell office:value-type="string" calcext:value-type="string">
            <text:p><text:s text:c="4"/>Cf. Khosr. \Ik:uṭ\i id.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mic̣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ip, point</text:p>
          </table:table-cell>
          <table:table-cell office:value-type="string" calcext:value-type="string">
            <text:p>mic̣</text:p>
          </table:table-cell>
          <table:table-cell office:value-type="string" calcext:value-type="string">
            <text:p><text:s text:c="4"/>Cf. Khosr. \Imic̣\i id.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aḳ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cubit</text:p>
          </table:table-cell>
          <table:table-cell office:value-type="string" calcext:value-type="string">
            <text:p>naḳ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In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pan (between the thumb and the small finger)</text:p>
          </table:table-cell>
          <table:table-cell office:value-type="string" calcext:value-type="string">
            <text:p>aInt</text:p>
          </table:table-cell>
          <table:table-cell office:value-type="string" calcext:value-type="string">
            <text:p><text:s text:c="4"/>Gen. pl. \IaInt-urdil;\i cf. Khosr. \IaInt,\i \IaInt-urdil\i id. Originally had probably meant "angle" (cf. the external evidence).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aq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aq</text:p>
          </table:table-cell>
          <table:table-cell office:value-type="string" calcext:value-type="string">
            <text:p><text:s text:c="4"/>Gen. \Imuq:u-l.\i Cf. Khosr. \Imaq,\i \Imuq:u-l\i id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č̣u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voice, sound</text:p>
          </table:table-cell>
          <table:table-cell office:value-type="string" calcext:value-type="string">
            <text:p>č̣u</text:p>
          </table:table-cell>
          <table:table-cell office:value-type="string" calcext:value-type="string">
            <text:p><text:s text:c="4"/>There also exists a synonymous \Ič̣uḳa\i (Khosr. \Ič̣uḳa\i) id. - historically a diminutive.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čak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čak</text:p>
          </table:table-cell>
          <table:table-cell office:value-type="string" calcext:value-type="string">
            <text:p><text:s text:c="4"/>G. pl. \Ičak-urdil.\i Cf. Khosr. \Ičak\i id.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maha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tale</text:p>
          </table:table-cell>
          <table:table-cell office:value-type="string" calcext:value-type="string">
            <text:p>maha</text:p>
          </table:table-cell>
          <table:table-cell office:value-type="string" calcext:value-type="string">
            <text:p><text:s text:c="4"/>Cf. Khosr. \Imaha\i id.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qʷa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oath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<text:s text:c="4"/>Cf. Khosr. \Iqʷa\i id. The Lak. name for 'wedding' is probably derived from the same root (as 'oath-taking'): cf. Lak. \Iqaṭi,\i Khosr. \Iqʷaṭi\i 'wedding' (for the dental suffix cf. perhaps forms like Av. \Ihé-di-ze,\i \Ihédi,\i Arch. \Iꭓʷe-t:a-s,\i \Iꭓʷet:i\i 'oath' - although the glottalisation of -ṭ- in Lak. is a problem).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uj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animation, merriment</text:p>
          </table:table-cell>
          <table:table-cell office:value-type="string" calcext:value-type="string">
            <text:p>guj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arʁ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flourishing, prime of life</text:p>
          </table:table-cell>
          <table:table-cell office:value-type="string" calcext:value-type="string">
            <text:p>arʁ</text:p>
          </table:table-cell>
          <table:table-cell office:value-type="string" calcext:value-type="string">
            <text:p><text:s text:c="4"/>The Lak. word was borrowed in Darg.: \Iarʁ\i 'age; weather', Ur. \Iarʁ,\i Kub. \I āʁ\i id.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č:ʷa-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to want, wish, love</text:p>
          </table:table-cell>
          <table:table-cell office:value-type="string" calcext:value-type="string">
            <text:p>č:ʷa-n</text:p>
          </table:table-cell>
          <table:table-cell office:value-type="string" calcext:value-type="string">
            <text:p><text:s text:c="4"/>Cf. Khosr. \Ič:ʷa-n\i id. Cf. also the nominal derivate: Lak. \Ič:a-wu\i 'love'.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us: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sus: (Arak.)</text:p>
          </table:table-cell>
          <table:table-cell office:value-type="string" calcext:value-type="string">
            <text:p><text:s text:c="4"/>Cited from Khaidakov 1966.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mač:a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relative, kinsman</text:p>
          </table:table-cell>
          <table:table-cell office:value-type="string" calcext:value-type="string">
            <text:p>mač:a</text:p>
          </table:table-cell>
          <table:table-cell office:value-type="string" calcext:value-type="string">
            <text:p><text:s text:c="4"/>Lak. &gt; Arch. \Imač:a-t:u\i id.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aIꭓ:i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mould</text:p>
          </table:table-cell>
          <table:table-cell office:value-type="string" calcext:value-type="string">
            <text:p>maIꭓ:i</text:p>
          </table:table-cell>
          <table:table-cell office:value-type="string" calcext:value-type="string">
            <text:p><text:s text:c="4"/>Cf. Khosr. \Imaꭓ:Iʷi\i id.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t:at:a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t:at:a</text:p>
          </table:table-cell>
          <table:table-cell office:value-type="string" calcext:value-type="string">
            <text:p><text:s text:c="4"/>Cf. also Balkh. (cited from Khaidakov 1966) \It:at:a\i 'father'. A nursery word; cf. also Lak. \Idada\i 'mummy' (an etymological doublet, with an expressive preservatyion of voice).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bab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ummy</text:p>
          </table:table-cell>
          <table:table-cell office:value-type="string" calcext:value-type="string">
            <text:p>baba (Khosr.)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us:u, s:u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1 brother 2 sister</text:p>
          </table:table-cell>
          <table:table-cell office:value-type="string" calcext:value-type="string">
            <text:p>us:u 1, s:u 2</text:p>
          </table:table-cell>
          <table:table-cell office:value-type="string" calcext:value-type="string">
            <text:p><text:s text:c="4"/>Cf. Khosr. \Ius:ʷu\i 'brother', \Is:u\i 'sister'.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:u-ra-qu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(first) cousin</text:p>
          </table:table-cell>
          <table:table-cell office:value-type="string" calcext:value-type="string">
            <text:p>s:uraqu</text:p>
          </table:table-cell>
          <table:table-cell office:value-type="string" calcext:value-type="string">
            <text:p><text:s text:c="4"/>Cf. Khosr. \Is:uraqu\i / \Is:araqu\i id. The form is a compound with the old obl. base of \Ius:u\i (see \I*=ɨ̆ć̲ĭ\i) 'brother'.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q̇uli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q̇uli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l-aI=qa-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to be born, arise</text:p>
          </table:table-cell>
          <table:table-cell office:value-type="string" calcext:value-type="string">
            <text:p>laI=qa-n</text:p>
          </table:table-cell>
          <table:table-cell office:value-type="string" calcext:value-type="string">
            <text:p><text:s text:c="4"/>G. pr. \IlaI=qunu.\i Cf. perhaps also \Iqana-n\i (the durative stem of \Ixu-n\i 'to be, become').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las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<text:s text:c="4"/>Cf. Khosr. \Ilas\i id. Tenseness of -s is unclear (within the paradigm it is always in a syllable-final position, where -s and -s: are neutralized).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aħal-ču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bridegroom's kinsman</text:p>
          </table:table-cell>
          <table:table-cell office:value-type="string" calcext:value-type="string">
            <text:p>aħal-ču</text:p>
          </table:table-cell>
          <table:table-cell office:value-type="string" calcext:value-type="string">
            <text:p><text:s text:c="4"/>Cf. also \Iaħal-š:ar\i "bride's kinsman".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burxni-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rxni-s:a</text:p>
          </table:table-cell>
          <table:table-cell office:value-type="string" calcext:value-type="string">
            <text:p><text:s text:c="4"/>Cf. Khosr. \Iburxni-čū\i id. ( = Av. \Ibixín-či\i). The syllable-final position of -x- allows for both *-x- and *-x:- in Proto-Laki.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q̇urč̣i-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sour, bitter</text:p>
          </table:table-cell>
          <table:table-cell office:value-type="string" calcext:value-type="string">
            <text:p>q̇urč̣i-s:a</text:p>
          </table:table-cell>
          <table:table-cell office:value-type="string" calcext:value-type="string">
            <text:p><text:s text:c="4"/>Cf. Khosr. \Iq̇urč̣i-s:a\i id. Lak. &gt; Arch. \Iq̇ič̣i-\i 'sour' (used only with \InaIƛ̣\i 'milk').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:iꭓku-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:iꭓku- (Khosr.)</text:p>
          </table:table-cell>
          <table:table-cell office:value-type="string" calcext:value-type="string">
            <text:p><text:s text:c="4"/>Attested only in Khosrekh. The normal Laki reflex of PEC \I*c̣ǟḳ̲wV-\i would be \I*c:iḳu-.\i -ꭓk- is not clear (perhaps under influence of \Ic:iꭓ\i 'manure, dung'?).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muIrš-, muIrš:i-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Irš-,muIrš:i-</text:p>
          </table:table-cell>
          <table:table-cell office:value-type="string" calcext:value-type="string">
            <text:p><text:s text:c="4"/>Khosr. \ImuIrš-s:a\i id.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q:uma-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narrow, cramped</text:p>
          </table:table-cell>
          <table:table-cell office:value-type="string" calcext:value-type="string">
            <text:p>q:uma-s:a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:un-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c:un-s:a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u=ṭi-" office:value-type="string" office:string-value="" calcext:value-type="error">
            <text:p>Err:52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o pour</text:p>
          </table:table-cell>
          <table:table-cell table:formula="of:=u=ṭ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ṭu-nu.\i Cf. Khosr. \I=u=ṭi-n\i id.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lis:u-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lis:u-s:a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xuImu-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xuImu-s:a</text:p>
          </table:table-cell>
          <table:table-cell office:value-type="string" calcext:value-type="string">
            <text:p><text:s text:c="4"/>Cf. Khosr. \Ix:uImu-s:a\i (a misspelling instead of \IxuImu-s:a\i ?).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maIq̇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maIq̇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k:aši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k:aši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la=š:a-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to be similar, look alike</text:p>
          </table:table-cell>
          <table:table-cell office:value-type="string" calcext:value-type="string">
            <text:p>la=š:a-n</text:p>
          </table:table-cell>
          <table:table-cell office:value-type="string" calcext:value-type="string">
            <text:p><text:s text:c="4"/>G. pr. \Ila=x:u-nu.\i Cf. also Khosr. \Ila=x:u-s:a\i 'similar'.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uq̇-a-" office:value-type="string" office:string-value="" calcext:value-type="error">
            <text:p>Err:5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thick (of liquids)</text:p>
          </table:table-cell>
          <table:table-cell table:formula="of:=uq̇-a-[.A$1:.S$1048576]" office:value-type="string" office:string-value="" calcext:value-type="error">
            <text:p>#NAME?</text:p>
          </table:table-cell>
          <table:table-cell office:value-type="string" calcext:value-type="string">
            <text:p><text:s text:c="4"/>Cf. Khosr. \I=uq̇-a-s:a\i id.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uč-" office:value-type="string" office:string-value="" calcext:value-type="error">
            <text:p>Err:52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fat, thick</text:p>
          </table:table-cell>
          <table:table-cell table:formula="of:=uč-[.A$1:.S$1048576]" office:value-type="string" office:string-value="" calcext:value-type="error">
            <text:p>#NAME?</text:p>
          </table:table-cell>
          <table:table-cell office:value-type="string" calcext:value-type="string">
            <text:p><text:s text:c="4"/>Cf. Khosr. \I=uč-s:a\i id.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a=č:a- / =a=č:i-" office:value-type="string" office:string-value="" calcext:value-type="error">
            <text:p>Err:51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o bend, become curved</text:p>
          </table:table-cell>
          <table:table-cell table:formula="of:=a=č:a-n / -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=k:u-nu;\i Khosr. \I=a=č:a-n,\i aor. \I=a=k:un-di.\i Cf. also \I=a=k:u-s:a,\i Khosr. \I=a=k:u-s:a\i 'curved, hooked'.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ṭaj-la-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ṭajla-s:a</text:p>
          </table:table-cell>
          <table:table-cell office:value-type="string" calcext:value-type="string">
            <text:p><text:s text:c="4"/>Khosr. \Iṭajla-s:a\i id.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ax=a-" office:value-type="string" office:string-value="" calcext:value-type="error">
            <text:p>Err:520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uitable, fit (for a size, measure)</text:p>
          </table:table-cell>
          <table:table-cell table:formula="of:=ax=a-[.A$1:.S$1048576]" office:value-type="string" office:string-value="" calcext:value-type="error">
            <text:p>#NAME?</text:p>
          </table:table-cell>
          <table:table-cell office:value-type="string" calcext:value-type="string">
            <text:p><text:s text:c="4"/>-x- in the Lak. form is always followed by a class marker, so it is impossible to establish whether it is morphonologically tense or lax.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urč̣a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rč̣a</text:p>
          </table:table-cell>
          <table:table-cell office:value-type="string" calcext:value-type="string">
            <text:p><text:s text:c="4"/>Cf. also Khosr. \Iurč̣a-ma.\i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ḳuḳ-lu-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ḳuḳlu-s:a</text:p>
          </table:table-cell>
          <table:table-cell office:value-type="string" calcext:value-type="string">
            <text:p><text:s text:c="4"/>Cf. Khosr. \Iḳuḳlu-s:a\i id.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q̇aInq̇a-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hard, rigid</text:p>
          </table:table-cell>
          <table:table-cell office:value-type="string" calcext:value-type="string">
            <text:p>q̇aInq̇a-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quna-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big, grown up</text:p>
          </table:table-cell>
          <table:table-cell office:value-type="string" calcext:value-type="string">
            <text:p>quna-s:a</text:p>
          </table:table-cell>
          <table:table-cell office:value-type="string" calcext:value-type="string">
            <text:p><text:s text:c="4"/>Cf. also \Iqunaw xun\i 'to get old', Khosr. \Iqun-a-xu-s:a\i 'old'.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aIrč:a-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aIrč:a-s:a</text:p>
          </table:table-cell>
          <table:table-cell office:value-type="string" calcext:value-type="string">
            <text:p><text:s text:c="4"/>Cf. Khosr. \IaIrč:a-s:a.\i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w-alḳa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to reel, stagger</text:p>
          </table:table-cell>
          <table:table-cell office:value-type="string" calcext:value-type="string">
            <text:p>w-alḳa ṭun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šam-a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šam=a</text:p>
          </table:table-cell>
          <table:table-cell office:value-type="string" calcext:value-type="string">
            <text:p><text:s text:c="4"/>Cf. Khosr. \Išam=a\i id.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uq̇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muq̇</text:p>
          </table:table-cell>
          <table:table-cell office:value-type="string" calcext:value-type="string">
            <text:p><text:s text:c="4"/>Cf. Khosr. \Imuq̇=a.\i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ꭓ:uI-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ꭓ:uI=a</text:p>
          </table:table-cell>
          <table:table-cell office:value-type="string" calcext:value-type="string">
            <text:p><text:s text:c="4"/>Cf. Khosr. \Iꭓ:Iu=a.\i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aIꭓ-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raIꭓ=a</text:p>
          </table:table-cell>
          <table:table-cell office:value-type="string" calcext:value-type="string">
            <text:p><text:s text:c="4"/>Cf. Khosr. \Iraꭓ:I-a.\i The numeral has been certainly modified under the influence of \Iꭓ:uI-\i 'five' (regularly a form like \Irik:-\i or \Irak:-\i would be expected).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arul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arul</text:p>
          </table:table-cell>
          <table:table-cell office:value-type="string" calcext:value-type="string">
            <text:p><text:s text:c="4"/>Khosr. \Iarul=a.\i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urč̣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urč̣</text:p>
          </table:table-cell>
          <table:table-cell office:value-type="string" calcext:value-type="string">
            <text:p><text:s text:c="4"/>Cf. Khosr. \Iurč̣=a.\i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ac̣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ac̣</text:p>
          </table:table-cell>
          <table:table-cell office:value-type="string" calcext:value-type="string">
            <text:p>Cf. Khosr. \Iac̣=a.\i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q̇u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q̇u</text:p>
          </table:table-cell>
          <table:table-cell office:value-type="string" calcext:value-type="string">
            <text:p><text:s text:c="4"/>Cf. Khosr. \Iq̇u=a.\i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t:urš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t:urš</text:p>
          </table:table-cell>
          <table:table-cell office:value-type="string" calcext:value-type="string">
            <text:p><text:s text:c="4"/>With lax -š, cf. \It:uršul-činmur\i 'hundredth'.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zu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you (2d p. plur.)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<text:s text:c="4"/>Cf. Khosr. \Izʷi\i (gen. \Izu-l\i) id.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u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self, oneself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s text:c="4"/>Cf. Khosr. \Icu\i id. Lak. has stems \Icu\i (pl. \Ici-w\i) and \Ica-\i (gen./erg. \Ica-l\i).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̣aq̇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trength, power</text:p>
          </table:table-cell>
          <table:table-cell office:value-type="string" calcext:value-type="string">
            <text:p>c̣aq̇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ħurħa-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ħurħa-s:a</text:p>
          </table:table-cell>
          <table:table-cell office:value-type="string" calcext:value-type="string">
            <text:p><text:s text:c="4"/>Cf. Khosr. \IhuIrhaI\i 'slowly'.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luw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down, below</text:p>
          </table:table-cell>
          <table:table-cell office:value-type="string" calcext:value-type="string">
            <text:p>luw</text:p>
          </table:table-cell>
          <table:table-cell office:value-type="string" calcext:value-type="string">
            <text:p><text:s text:c="4"/>Khosr. \Ilū\i id. Cf. also Lak. \I-l-\i - locative suffix of the series Sub; \Ila-\i in \Ila=iḳʷa-\i 'to hide' (lit. 'to be below').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-ꭓ (-ꭓ:-)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suffix of the locative case (series Post)</text:p>
          </table:table-cell>
          <table:table-cell office:value-type="string" calcext:value-type="string">
            <text:p>-ꭓ (-ꭓ:-)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u- / =i-" office:value-type="string" office:string-value="" calcext:value-type="error">
            <text:p>Err:510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to be (auxiliary verb)</text:p>
          </table:table-cell>
          <table:table-cell table:formula="of:=u-r; =i-ja" office:value-type="string" office:string-value="" calcext:value-type="error">
            <text:p>Err:509</text:p>
          </table:table-cell>
          <table:table-cell office:value-type="string" calcext:value-type="string">
            <text:p><text:s text:c="4"/>The form \I=u-\i is used in present tense (\I*u̲=i-r\i &gt; \Iur,\i with a further transfer of the -u-vocalism to other forms); \I=i-\i (\I=ĳa\i) is used in the past tense.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a-" office:value-type="string" office:string-value="" calcext:value-type="error">
            <text:p>Err:520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to do, to make</text:p>
          </table:table-cell>
          <table:table-cell table:formula="of:=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nu.\i In Khosr., besides \I=a-n,\i a variant \I=uwa-n\i is also attested.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xu-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to become, to happen; to be able, can</text:p>
          </table:table-cell>
          <table:table-cell office:value-type="string" calcext:value-type="string">
            <text:p>xu-n</text:p>
          </table:table-cell>
          <table:table-cell office:value-type="string" calcext:value-type="string">
            <text:p><text:s text:c="4"/>G. pr. \Ixu-nu.\i Cf. Khosr. \Ixu-n\i id.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aIrki-n-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o be necessary, require, must</text:p>
          </table:table-cell>
          <table:table-cell office:value-type="string" calcext:value-type="string">
            <text:p>aIrkin-s:a</text:p>
          </table:table-cell>
          <table:table-cell office:value-type="string" calcext:value-type="string">
            <text:p><text:s text:c="4"/>Cf. Khosr. \IaIrkʷi-n-\i id. A deverbative with the original verbal paradigm already lost.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:iri=x:i-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 fall, scatter</text:p>
          </table:table-cell>
          <table:table-cell office:value-type="string" calcext:value-type="string">
            <text:p>t:iri=x:i-n</text:p>
          </table:table-cell>
          <table:table-cell office:value-type="string" calcext:value-type="string">
            <text:p><text:s text:c="4"/>G. pr. \It:iri=x:unu.\i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li=k:a-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to stop, stand still</text:p>
          </table:table-cell>
          <table:table-cell office:value-type="string" calcext:value-type="string">
            <text:p>li=k:a-n</text:p>
          </table:table-cell>
          <table:table-cell office:value-type="string" calcext:value-type="string">
            <text:p><text:s text:c="4"/>G. pr. \Ili=k:un.\i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aijq̇i-" office:value-type="string" office:string-value="" calcext:value-type="error">
            <text:p>Err:520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to be lost, mistaken, go astray</text:p>
          </table:table-cell>
          <table:table-cell table:formula="of:=aijq̇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Ijq̇unu.\i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l-i=č̣i-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to put in; establish</text:p>
          </table:table-cell>
          <table:table-cell office:value-type="string" calcext:value-type="string">
            <text:p>l-i=č̣i-n</text:p>
          </table:table-cell>
          <table:table-cell office:value-type="string" calcext:value-type="string">
            <text:p><text:s text:c="4"/>G. pr. \Il-i=ḳu-nu.\i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:aꭓ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fear, alarm, fright</text:p>
          </table:table-cell>
          <table:table-cell office:value-type="string" calcext:value-type="string">
            <text:p>c:aꭓ</text:p>
          </table:table-cell>
          <table:table-cell office:value-type="string" calcext:value-type="string">
            <text:p><text:s text:c="4"/>Cf. also \Ic:aꭓ:annu\i id. (pointing to -ꭓ:-), Khosr. \Ic:ʷaꭓ ṭun\i 'to be afraid'.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aci-" office:value-type="string" office:string-value="" calcext:value-type="error">
            <text:p>Err:52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to steal</text:p>
          </table:table-cell>
          <table:table-cell table:formula="of:=ac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=cu-nu.\i Cf. Khosr. \I=aci-n\i id. With old Ablaut cf. also \I=uci-n\i (\I=u=cu-nu\i) 'to lead, deliver', Khosr. \I=uci-n\i 'to bring'.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̣u=ꭓ:i-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to ask</text:p>
          </table:table-cell>
          <table:table-cell office:value-type="string" calcext:value-type="string">
            <text:p>c̣u=ꭓ:i-n</text:p>
          </table:table-cell>
          <table:table-cell office:value-type="string" calcext:value-type="string">
            <text:p><text:s text:c="4"/>G. pr. \Ic̣u=ꭓ:unu.\i From Old Lak. the form was borrowed into Archi: Arch. \Ic̣iꭓ:ə-kes\i 'to ask' - which shows that the original vowel in Lak. was -i-, and -u- appeared probably because of interaction with class infixes.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uI=či-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to invite</text:p>
          </table:table-cell>
          <table:table-cell office:value-type="string" calcext:value-type="string">
            <text:p>uI=či-n</text:p>
          </table:table-cell>
          <table:table-cell office:value-type="string" calcext:value-type="string">
            <text:p><text:s text:c="4"/>G. pr. \IuI=ku-nu.\i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uq̇a-" office:value-type="string" office:string-value="" calcext:value-type="error">
            <text:p>Err:520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to go, walk away; take away</text:p>
          </table:table-cell>
          <table:table-cell table:formula="of:=uq̇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q̇u-n.\i Cf. Khosr. \I=uq̇a-n\i id.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ša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maša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la=su-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la=su-n</text:p>
          </table:table-cell>
          <table:table-cell office:value-type="string" calcext:value-type="string">
            <text:p><text:s text:c="4"/>G. pr. \Ila=sun.\i Cf. Khosr. \Ila=su-n\i id.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z-iI=ꭓ:i-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to take away, take apart</text:p>
          </table:table-cell>
          <table:table-cell office:value-type="string" calcext:value-type="string">
            <text:p>z-iI=ꭓ:i-n</text:p>
          </table:table-cell>
          <table:table-cell office:value-type="string" calcext:value-type="string">
            <text:p><text:s text:c="4"/>G. pr. \Iz-iI=ꭓ:u-nu.\i Cf. Khosr. \Iz-i=ꭓ:Ii-n\i id. z- is an expressive preverb. Cf. also an expressive reduplication \Iꭓ:uIrꭓ:u =an\i 'to pull, drag' (Khosr. \Iꭓ:Iurꭓ:Iu =an\i id.) (an exact match for Av. \I=aq:arq:-\i etc.).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U$1:.IT$1048576]-" office:value-type="string" office:string-value="" calcext:value-type="error">
            <text:p>Err:520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to pluck, pick</text:p>
          </table:table-cell>
          <table:table-cell table:formula="of:=[.U$1:.IT$1048576]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i=t:u-n(u\i).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u=č̣i-" office:value-type="string" office:string-value="" calcext:value-type="error">
            <text:p>Err:520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to choose</text:p>
          </table:table-cell>
          <table:table-cell table:formula="of:=u=č̣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č̣u-nu.\i Cf. Khosr. \I=u=č̣i-n\i id. In Lak. the verb is homonymous with \I=u=č̣i-n\i 'to understand', which must be a secondary merger (see PNC \I*=īč̣̲wĒl-\i).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aꭓ:a-na =an" office:value-type="string" office:string-value="" calcext:value-type="error">
            <text:p>#NAME?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to change</text:p>
          </table:table-cell>
          <table:table-cell table:formula="of:=aꭓ:a-na =an" office:value-type="string" office:string-value="" calcext:value-type="error">
            <text:p>#NAME?</text:p>
          </table:table-cell>
          <table:table-cell office:value-type="string" calcext:value-type="string">
            <text:p><text:s text:c="4"/>A compound verb with =aꭓ:ana-(s:a), Khosr. =aꭓ:ʷa-na-s:a 'special, different'. The adjective itself is in fact a participle: the original verb is preserved in Lak. with the meaning 'to sell' (*'to change'): =aꭓ:a-n (p. pr. =a=ꭓ:u-nu).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aiꭓ:i-" office:value-type="string" office:string-value="" calcext:value-type="error">
            <text:p>Err:520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to rake up, shovel up</text:p>
          </table:table-cell>
          <table:table-cell table:formula="of:=aiꭓ: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=aI=ꭓ:u-nu. Cf. Khosr. (with reduplication) ꭓ:Ii=ꭓ:Ii-n 'to scratch, scrape'.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q̇uI=q̇i-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to become cheaper; be humiliated</text:p>
          </table:table-cell>
          <table:table-cell office:value-type="string" calcext:value-type="string">
            <text:p>q̇uI=q̇i-n</text:p>
          </table:table-cell>
          <table:table-cell office:value-type="string" calcext:value-type="string">
            <text:p><text:s text:c="4"/>Cf. also the derived adjective q̇uI=q̇u-s:a 'cheap'.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uṭi-" office:value-type="string" office:string-value="" calcext:value-type="error">
            <text:p>Err:520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to insult, offend</text:p>
          </table:table-cell>
          <table:table-cell table:formula="of:=uṭ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=u=ṭu-nu.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uꭓ:i-" office:value-type="string" office:string-value="" calcext:value-type="error">
            <text:p>Err:520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to win</text:p>
          </table:table-cell>
          <table:table-cell table:formula="of:=uꭓ: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ꭓ:u-n.\i Cf. also the adjective \Iꭓ:uw-s:a\i 'superior (in force)', \Iꭓ:uw xun\i 'to win'.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l-ag-ma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round, in the vicinity</text:p>
          </table:table-cell>
          <table:table-cell office:value-type="string" calcext:value-type="string">
            <text:p>lag-ma</text:p>
          </table:table-cell>
          <table:table-cell office:value-type="string" calcext:value-type="string">
            <text:p><text:s text:c="4"/>In Lak., l- is a common verbal prefix, and the same root should be probably found in \Ilaga-n\i (p. pr. \Ila=gu-n\i) 'to go, walk' (used usually as the preterite stem for ha-n) &lt; *'to go around'.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aṭi-" office:value-type="string" office:string-value="" calcext:value-type="error">
            <text:p>Err:520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to gather</text:p>
          </table:table-cell>
          <table:table-cell table:formula="of:=aṭ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=ṭu-n.\i Cf. Khosr. \I=aṭi-n\i id. An old derivate (reflecting the <text:s/>archaic meaning 'to bind') is probably Lak. \Ibuṭa\i 'rope'.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li=qa-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to run away</text:p>
          </table:table-cell>
          <table:table-cell office:value-type="string" calcext:value-type="string">
            <text:p>li=qa-</text:p>
          </table:table-cell>
          <table:table-cell office:value-type="string" calcext:value-type="string">
            <text:p><text:s text:c="4"/>G. pr. \Ili=qu-n.\i Cf. Khosr. \Ili=qa-n\i id.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liI=ča-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liI=ča-n</text:p>
          </table:table-cell>
          <table:table-cell office:value-type="string" calcext:value-type="string">
            <text:p><text:s text:c="4"/>G. pr. \IliI=ču-nu.\i Cf. Khosr. \IliI=ča-n\i id.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ṭanḳ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jump, leap</text:p>
          </table:table-cell>
          <table:table-cell office:value-type="string" calcext:value-type="string">
            <text:p>ṭanḳ</text:p>
          </table:table-cell>
          <table:table-cell office:value-type="string" calcext:value-type="string">
            <text:p><text:s text:c="4"/>Cf. also \Iṭanḳa ṭun\i 'to jump'. Lak. &gt; Arch. \Iṭanḳ\i in \Iṭanḳ-bos\i 'to jump'.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š:uru-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to turn round, to fidget</text:p>
          </table:table-cell>
          <table:table-cell office:value-type="string" calcext:value-type="string">
            <text:p>š:uru-n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zi=zi-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to crumble, fall apart</text:p>
          </table:table-cell>
          <table:table-cell office:value-type="string" calcext:value-type="string">
            <text:p>zi=zi-n</text:p>
          </table:table-cell>
          <table:table-cell office:value-type="string" calcext:value-type="string">
            <text:p><text:s text:c="4"/>G. pr. \Izi=zu-nu.\i Cf. Khosr. \Izʷi=zʷi-n\i 'to be scattered'.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č:iIꭓ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to slide, slip</text:p>
          </table:table-cell>
          <table:table-cell office:value-type="string" calcext:value-type="string">
            <text:p>č:iIꭓ iḳa-n</text:p>
          </table:table-cell>
          <table:table-cell office:value-type="string" calcext:value-type="string">
            <text:p><text:s text:c="4"/>A compound verb ( = Khosr. \Ič:iꭓI iḳʷa-n\i). The first part is also used as a noun: \Ič:iIꭓ\i (gen. \Ič:iIꭓ:u-l\i) 'skating-rink'.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buIꭓ-t:ul-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high, tall</text:p>
          </table:table-cell>
          <table:table-cell office:value-type="string" calcext:value-type="string">
            <text:p>buIꭓ-t:ul-s:a</text:p>
          </table:table-cell>
          <table:table-cell office:value-type="string" calcext:value-type="string">
            <text:p><text:s text:c="4"/>Cf. Khosr. \IbuꭓIt:ul-s:a\i id. (b- is a historical prefix). Perhaps an etymological doublet of this root (reflecting old interdialectal influence) is the verb \I=uIqa-n\i 'to be high, good (of crops)' (cf. the meanings in Darg. dialects).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la=ꭓ:a-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o hang; to put on</text:p>
          </table:table-cell>
          <table:table-cell office:value-type="string" calcext:value-type="string">
            <text:p>la=ꭓ:a-n</text:p>
          </table:table-cell>
          <table:table-cell office:value-type="string" calcext:value-type="string">
            <text:p><text:s text:c="4"/>G. pr. \Ila=ꭓ:u-nu.\i Cf. Khosr. \Ila=ꭓ:a-n\i id.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I=ja-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to rot</text:p>
          </table:table-cell>
          <table:table-cell office:value-type="string" calcext:value-type="string">
            <text:p>aI=ja-n</text:p>
          </table:table-cell>
          <table:table-cell office:value-type="string" calcext:value-type="string">
            <text:p><text:s text:c="4"/>G. pr. \IaI=nu.\i Cf. Khosr. \IaI=ja-n\i id. The same root (with a preverb l-) is reflected in \Il-i=ja-n\i 'to become spoiled' (whence Arch. \Ili-kes\i id., and possibly also - with a reflex of old pharyngealization and reduplication - Darg. Chir. \IlaIw-laIw =uꭓ-\i id.).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a=c̣a- / =a=c̣i-" office:value-type="string" office:string-value="" calcext:value-type="error">
            <text:p>Err:510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to melt, thaw</text:p>
          </table:table-cell>
          <table:table-cell table:formula="of:=a=c̣a-n/=a=c̣i-n" office:value-type="string" office:string-value="" calcext:value-type="error">
            <text:p>Err:510</text:p>
          </table:table-cell>
          <table:table-cell office:value-type="string" calcext:value-type="string">
            <text:p><text:s text:c="4"/>Cf. Khosr. \I=a=c̣a-n\i id.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a=[.A$1:.S$1048576]-" office:value-type="string" office:string-value="" calcext:value-type="error">
            <text:p>Err:520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to thaw, melt</text:p>
          </table:table-cell>
          <table:table-cell table:formula="of:=a=[.A$1:.S$1048576]-n" office:value-type="string" office:string-value="" calcext:value-type="error">
            <text:p>#NAME?</text:p>
          </table:table-cell>
          <table:table-cell office:value-type="string" calcext:value-type="string">
            <text:p><text:s text:c="4"/>G. pr. =a=s:u-nu. Cf. Khosr. =a=s:a-n id.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l-iIš:a-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to extinguish, go out (of light)</text:p>
          </table:table-cell>
          <table:table-cell office:value-type="string" calcext:value-type="string">
            <text:p>l-iIš:a-n</text:p>
          </table:table-cell>
          <table:table-cell office:value-type="string" calcext:value-type="string">
            <text:p><text:s text:c="4"/>G. pr. \IliIš:un.\i Cf. Khosr. \IliIš:ʷa-n\i id.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č:u-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to itch</text:p>
          </table:table-cell>
          <table:table-cell office:value-type="string" calcext:value-type="string">
            <text:p>č:u-n</text:p>
          </table:table-cell>
          <table:table-cell office:value-type="string" calcext:value-type="string">
            <text:p><text:s text:c="4"/>Cf. also \Ič:uč:i\i 'itch, rash'; Khosr. \Ič:ʷu-n,\i imper. \Ič:ʷuč:ʷu\i 'to itch'.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̣u-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to hurt, ache</text:p>
          </table:table-cell>
          <table:table-cell office:value-type="string" calcext:value-type="string">
            <text:p>c̣u-n</text:p>
          </table:table-cell>
          <table:table-cell office:value-type="string" calcext:value-type="string">
            <text:p><text:s text:c="4"/>Cf. Khosr. \Ic̣u-n\i (imper. \Ic̣uc̣u\i).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uru=ꭓ:a-" office:value-type="string" office:string-value="" calcext:value-type="error">
            <text:p>Err:520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to swell</text:p>
          </table:table-cell>
          <table:table-cell table:formula="of:=uru=ꭓ: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ru=ꭓ:u-nu.\i Cf. also Khosr. \I=uru=ꭓ:a-n\i id.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a=[.A$1:.T$1048576]-" office:value-type="string" office:string-value="" calcext:value-type="error">
            <text:p>Err:520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to beat</text:p>
          </table:table-cell>
          <table:table-cell table:formula="of:=a=[.A$1:.T$1048576]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=t:u-nu.\i Cf. Khosr. \I=a=t:a-n\i id.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hu=iI-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to winnow</text:p>
          </table:table-cell>
          <table:table-cell office:value-type="string" calcext:value-type="string">
            <text:p>hu=iI-n</text:p>
          </table:table-cell>
          <table:table-cell office:value-type="string" calcext:value-type="string">
            <text:p><text:s text:c="4"/>G. pr. \Ihu=u-nu.\i Cf. Khosr. \Ihuji-n\i id.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iIq̇-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o pour, flow</text:p>
          </table:table-cell>
          <table:table-cell office:value-type="string" calcext:value-type="string">
            <text:p>iIq̇i han</text:p>
          </table:table-cell>
          <table:table-cell office:value-type="string" calcext:value-type="string">
            <text:p><text:s text:c="4"/>The root is used only in compound verbs: \IiIq̇i han\i (intr.), \IiIq̇i buṭin\i (trans.) etc. Cf. Khosr. \Iiq̇Ii han\i id.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t:iri=ꭓ:iI-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to untangle, disentangle; be untangled</text:p>
          </table:table-cell>
          <table:table-cell office:value-type="string" calcext:value-type="string">
            <text:p>t:iri=ꭓ:iI-n</text:p>
          </table:table-cell>
          <table:table-cell office:value-type="string" calcext:value-type="string">
            <text:p><text:s text:c="4"/>G. pr. \It:iri=ꭓ:uI-nu.\i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b-aṭul-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baṭul-s:a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ʁa=ʁa-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to break</text:p>
          </table:table-cell>
          <table:table-cell office:value-type="string" calcext:value-type="string">
            <text:p>ʁa=ʁa-n</text:p>
          </table:table-cell>
          <table:table-cell office:value-type="string" calcext:value-type="string">
            <text:p><text:s text:c="4"/>G. pr. \Iʁa=ʁu-n.\i Cf. Khosr. \Iʁa=ʁa-n\i id.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q̇u=q̇i-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to cut, chop; to end</text:p>
          </table:table-cell>
          <table:table-cell office:value-type="string" calcext:value-type="string">
            <text:p>q̇u=q̇i-n</text:p>
          </table:table-cell>
          <table:table-cell office:value-type="string" calcext:value-type="string">
            <text:p><text:s text:c="4"/>G. pr. \Iq̇u=q̇u-nu.\i Cf. Khosr. \Iq̇u=q̇i-n\i id. Without reduplication the root is attested in the Khosr. dialect: \I=u=q̇a-n\i 'to cut, clip, shear'.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š:ina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hatchet, chisel</text:p>
          </table:table-cell>
          <table:table-cell office:value-type="string" calcext:value-type="string">
            <text:p>š:ina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č̣u=ja-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to squeeze, contract</text:p>
          </table:table-cell>
          <table:table-cell office:value-type="string" calcext:value-type="string">
            <text:p>č̣u=ja-n</text:p>
          </table:table-cell>
          <table:table-cell office:value-type="string" calcext:value-type="string">
            <text:p><text:s text:c="4"/>G. pr. \Ič̣u=(u)-nu\i. Cf. Khosr. \Ič̣uja-n\i id., as well as the metathesized variant: \Iq̇uI=či-n\i (\Iq̇uI=ču-nu\i), Khosr. \Iq̇Iu=či-n\i 'to press, squeeze'.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u=ʁa-" office:value-type="string" office:string-value="" calcext:value-type="error">
            <text:p>Err:52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to smear</text:p>
          </table:table-cell>
          <table:table-cell table:formula="of:=u=ʁ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ʁu-n.\i Cf. Khosr. \I=u=ʁa-n\i id.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a=q̇i-" office:value-type="string" office:string-value="" calcext:value-type="error">
            <text:p>Err:520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to close in, place in; be covered</text:p>
          </table:table-cell>
          <table:table-cell table:formula="of:=a=q̇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=q̇u-nu.\i With a preverb l- cf. also \Ila=q̇i-n\i (\Ila=q̇u-nu\i), Khosr. \Ilaq̇ʷi-n\i 'to close, be closed'.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ja=iši-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to open wide</text:p>
          </table:table-cell>
          <table:table-cell office:value-type="string" calcext:value-type="string">
            <text:p>ja=iši-</text:p>
          </table:table-cell>
          <table:table-cell office:value-type="string" calcext:value-type="string">
            <text:p><text:s text:c="4"/>G. pr. \Ija=i=xu-nu.\i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=aqa-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to open wide, to gape</text:p>
          </table:table-cell>
          <table:table-cell office:value-type="string" calcext:value-type="string">
            <text:p>a=aqa-n</text:p>
          </table:table-cell>
          <table:table-cell office:value-type="string" calcext:value-type="string">
            <text:p><text:s text:c="4"/>G. pr. \Ia=a=qu-n.\i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*=aš:a- / =aš:i-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to close tightly, stop up</text:p>
          </table:table-cell>
          <table:table-cell table:formula="of:=aš:a-n/=aš:i-n" office:value-type="string" office:string-value="" calcext:value-type="error">
            <text:p>Err:510</text:p>
          </table:table-cell>
          <table:table-cell office:value-type="string" calcext:value-type="string">
            <text:p><text:s text:c="4"/>G. pr. \I=a=š:u-nu.\i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ina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sina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laIḳi-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to press oneself to</text:p>
          </table:table-cell>
          <table:table-cell office:value-type="string" calcext:value-type="string">
            <text:p>laIḳi-n</text:p>
          </table:table-cell>
          <table:table-cell office:value-type="string" calcext:value-type="string">
            <text:p><text:s text:c="4"/>G. pr. \IlaI=ḳu-nu.\i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lač̣u-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to seize, clutch, cling</text:p>
          </table:table-cell>
          <table:table-cell office:value-type="string" calcext:value-type="string">
            <text:p>lač̣u-</text:p>
          </table:table-cell>
          <table:table-cell office:value-type="string" calcext:value-type="string">
            <text:p><text:s text:c="4"/>G. pr. \I\Ila=č̣u-n.\i\i Cf. also Khosr. \Ilač̣u-n\i 'to cling, stick to'.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uqa-n" office:value-type="string" office:string-value="" calcext:value-type="error">
            <text:p>#NAME?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to plough</text:p>
          </table:table-cell>
          <table:table-cell table:formula="of:=uq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qu-n.\i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ꭓ:a-" office:value-type="string" office:string-value="" calcext:value-type="error">
            <text:p>Err:52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to dig</text:p>
          </table:table-cell>
          <table:table-cell table:formula="of:=iꭓ: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i=ꭓ:u-n;\i cf. Khosr. \I=iꭓ:ʷa-n\i id.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t:iriḳi-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to bore</text:p>
          </table:table-cell>
          <table:table-cell office:value-type="string" calcext:value-type="string">
            <text:p>t:iriḳi-n</text:p>
          </table:table-cell>
          <table:table-cell office:value-type="string" calcext:value-type="string">
            <text:p><text:s text:c="4"/>G. pr. \It:iri=ḳu-nu.\i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ḳuč̣i-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to sift, screen</text:p>
          </table:table-cell>
          <table:table-cell office:value-type="string" calcext:value-type="string">
            <text:p>ḳuč̣i-n</text:p>
          </table:table-cell>
          <table:table-cell office:value-type="string" calcext:value-type="string">
            <text:p><text:s text:c="4"/>G. pr. \Iḳu=ḳu-nu.\i Cf. Khosr. \Iḳuč̣i-n\i id. (with innovative -č̣- throughout the paradigm: aor. \Iḳūč̣un-di\i etc.).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t:-iħi-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to reap</text:p>
          </table:table-cell>
          <table:table-cell office:value-type="string" calcext:value-type="string">
            <text:p>t:-iħi-n</text:p>
          </table:table-cell>
          <table:table-cell office:value-type="string" calcext:value-type="string">
            <text:p><text:s text:c="4"/>G. pr. \It:i=ħu-nu.\i Cf. Khosr. \It:iIhi-n\i id.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š:aš:a-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o weave</text:p>
          </table:table-cell>
          <table:table-cell office:value-type="string" calcext:value-type="string">
            <text:p>š:aš:a-n</text:p>
          </table:table-cell>
          <table:table-cell office:value-type="string" calcext:value-type="string">
            <text:p><text:s text:c="4"/>G. pr. \Iš:a=š:u-n.\i Cf. Khosr. \Iš:aš:a-n\i id.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š:a-ra-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o boil, seethe</text:p>
          </table:table-cell>
          <table:table-cell office:value-type="string" calcext:value-type="string">
            <text:p>š:a-ra-n</text:p>
          </table:table-cell>
          <table:table-cell office:value-type="string" calcext:value-type="string">
            <text:p><text:s text:c="4"/>A durative stem (cf. Khosr. \Iš:ara-n\i id.). Several forms are reduplicated: cf. imper. \Iš:araš:u,\i as well as the noun \Iš:araš:i\i 'spring, source', \Iš:araš:i dan \i'to boil (trans.)'. The latter form was probably borrowed (with some distortions) into Archi: \IhaIrš-bos\i (dur. \IhaIrš:ar\i) 'to boil'.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uci-" office:value-type="string" office:string-value="" calcext:value-type="error">
            <text:p>Err:520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o measure, weigh</text:p>
          </table:table-cell>
          <table:table-cell table:formula="of:=uc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cu-nu.\i Cf. also Khosr. \I=uci-n\i id.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aši-" office:value-type="string" office:string-value="" calcext:value-type="error">
            <text:p>Err:52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o sweep</text:p>
          </table:table-cell>
          <table:table-cell table:formula="of:=aš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=xu-nu.\i Cf. Khosr. \I=aši-n\i / \I=axi-n\i id.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šuIši-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šuIši-n</text:p>
          </table:table-cell>
          <table:table-cell office:value-type="string" calcext:value-type="string">
            <text:p><text:s text:c="4"/>G. pr. \IšuI=šu-nu.\i Cf. Khosr. \IšuIši-n\i id. An old loanword from Lak. is Arch. \Ičučə-bos\i 'to wash': it is particularly interesting, because it preserves an affricate (from PEC *ćw), which has been by now fricativized in all Laki dialects.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U$1:.IS$1048576]-" office:value-type="string" office:string-value="" calcext:value-type="error">
            <text:p>Err:52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o wash</text:p>
          </table:table-cell>
          <table:table-cell table:formula="of:=[.U$1:.IS$1048576]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i=s:u-nu.\i Cf. Khosr. \I=is:u-n\i id.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uiꭓ:a-" office:value-type="string" office:string-value="" calcext:value-type="error">
            <text:p>Err:52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o comb</text:p>
          </table:table-cell>
          <table:table-cell table:formula="of:=uiꭓ: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I=ꭓ:u-n.\i In Khosr. the root (\I=uIꭓ:i-n\i) is used only to denote "to comb (wool)"; for hair-combing a derivate \Iz-iꭓ:Ii-n\i is used.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ṭu-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ṭu-n</text:p>
          </table:table-cell>
          <table:table-cell office:value-type="string" calcext:value-type="string">
            <text:p><text:s text:c="4"/>Lak. \Iṭu-n\i possibly goes back to prefixed *d- + a laryngeal root (cf. analogous forms in Lezgian languages).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I$1:.UK$1048576]-" office:value-type="string" office:string-value="" calcext:value-type="error">
            <text:p>Err:52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to count; to read</text:p>
          </table:table-cell>
          <table:table-cell table:formula="of:=[.I$1:.UK$1048576]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k:u-nu,\i dur. \Ik:a-la-n.\i Cf. Khosr. \I=uk:i-n,\i \Ik:ʷala-n\i id.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ʁurʁu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grumbling, roaring</text:p>
          </table:table-cell>
          <table:table-cell office:value-type="string" calcext:value-type="string">
            <text:p>ʁurʁu</text:p>
          </table:table-cell>
          <table:table-cell office:value-type="string" calcext:value-type="string">
            <text:p><text:s text:c="4"/>Cf. perhaps also (with irregular variation of liquids) \Iʁalʁa\i 'talk, speaking'.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̣uṗ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to suck</text:p>
          </table:table-cell>
          <table:table-cell office:value-type="string" calcext:value-type="string">
            <text:p>c̣uṗ učin</text:p>
          </table:table-cell>
          <table:table-cell office:value-type="string" calcext:value-type="string">
            <text:p><text:s text:c="4"/>Also \Ic̣uṗa ṭun\i (Khosr. \Ic̣uṗa ṭun\i) id. A compound verb with the first component \Ic̣uṗ\i 'sucking'.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uš:i-" office:value-type="string" office:string-value="" calcext:value-type="error">
            <text:p>Err:52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to lick; to plaster</text:p>
          </table:table-cell>
          <table:table-cell table:formula="of:=uš: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=š:u-nu.\i Cf. also Khosr. \I=uš:i-n\i 'to lick; to plaster'.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lanc̣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o lick</text:p>
          </table:table-cell>
          <table:table-cell office:value-type="string" calcext:value-type="string">
            <text:p>lanc̣a ṭun</text:p>
          </table:table-cell>
          <table:table-cell office:value-type="string" calcext:value-type="string">
            <text:p><text:s text:c="4"/>Cf. Khosr. \Ilanc̣a ṭun\i id. (a compound verb with a nominal component \Ilanc̣a\i).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p:aj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:aj</text:p>
          </table:table-cell>
          <table:table-cell office:value-type="string" calcext:value-type="string">
            <text:p><text:s text:c="4"/>Cf. Khosr. \Iup:ā ṭun\i 'to kiss'.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uiq̇a-" office:value-type="string" office:string-value="" calcext:value-type="error">
            <text:p>Err:520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o sink; to swallow</text:p>
          </table:table-cell>
          <table:table-cell table:formula="of:=uiq̇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uI=q̇u-n.\i Cf. Khosr. \I=uIq̇a-n\i id.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r-ihi-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o copulate</text:p>
          </table:table-cell>
          <table:table-cell office:value-type="string" calcext:value-type="string">
            <text:p>r-ihi-n (Khosr.)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zurzu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tremble, quiver</text:p>
          </table:table-cell>
          <table:table-cell office:value-type="string" calcext:value-type="string">
            <text:p>zurzu</text:p>
          </table:table-cell>
          <table:table-cell office:value-type="string" calcext:value-type="string">
            <text:p><text:s text:c="4"/>Cf. Khosr. \Izurzu\i id.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ailaqa-" office:value-type="string" office:string-value="" calcext:value-type="error">
            <text:p>Err:52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to rejoice, have a good time</text:p>
          </table:table-cell>
          <table:table-cell table:formula="of:=ailaq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Ila=qu-n.\i Cf. also, with Anlaut reduction, dur. \IqIa-n\i 'to laugh' (Khosr. \IqIa-n\i).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l-iṭu-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 die, to kill (plur.)</text:p>
          </table:table-cell>
          <table:table-cell office:value-type="string" calcext:value-type="string">
            <text:p>l-iṭu-n</text:p>
          </table:table-cell>
          <table:table-cell office:value-type="string" calcext:value-type="string">
            <text:p><text:s text:c="4"/>G. pr. \Il-i=ṭu-nu;\i cf. Khosr. \Iliṭu-n\i id.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ħuč̣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right</text:p>
          </table:table-cell>
          <table:table-cell office:value-type="string" calcext:value-type="string">
            <text:p>ħuč̣</text:p>
          </table:table-cell>
          <table:table-cell office:value-type="string" calcext:value-type="string">
            <text:p><text:s text:c="4"/>Cf. Khosr. \IhuIč̣\i id.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ni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right</text:p>
          </table:table-cell>
          <table:table-cell office:value-type="string" calcext:value-type="string">
            <text:p>nih</text:p>
          </table:table-cell>
          <table:table-cell office:value-type="string" calcext:value-type="string">
            <text:p><text:s text:c="4"/>Cf. Khosr. \Inih\i id.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ꭓ:ari-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erry, gay</text:p>
          </table:table-cell>
          <table:table-cell office:value-type="string" calcext:value-type="string">
            <text:p>ꭓ:ari-s:a</text:p>
          </table:table-cell>
          <table:table-cell office:value-type="string" calcext:value-type="string">
            <text:p><text:s text:c="4"/>Cf. Khosr. \Iꭓ:ʷari-s:a\i id. Lak. &gt; Arch. \Iꭓ:ʷara-t:u-\i id.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w-iꭓ-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elieving, convinced</text:p>
          </table:table-cell>
          <table:table-cell office:value-type="string" calcext:value-type="string">
            <text:p>wiꭓ-s:a</text:p>
          </table:table-cell>
          <table:table-cell office:value-type="string" calcext:value-type="string">
            <text:p><text:s text:c="4"/>Cf. Khosr. \Iwiꭓ xun\i 'to believe'. Initial w- is a former class marker. Although -ꭓ is in the position of neutralisation in all known Lak. forms, the old Archi loanword \Iwiꭓ kes\i 'to believe' (\Iwiꭓ: as\i 'to make believe, convince') shows that PL had *-ꭓ: in this root.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qam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o forget</text:p>
          </table:table-cell>
          <table:table-cell office:value-type="string" calcext:value-type="string">
            <text:p>qama =ita-n</text:p>
          </table:table-cell>
          <table:table-cell office:value-type="string" calcext:value-type="string">
            <text:p><text:s text:c="4"/>A compound with \I=ita-n\i 'to leave'; cf. Khosr. \Iqama =ita-n\i id.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č̣a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breeze</text:p>
          </table:table-cell>
          <table:table-cell office:value-type="string" calcext:value-type="string">
            <text:p>č̣ah</text:p>
          </table:table-cell>
          <table:table-cell office:value-type="string" calcext:value-type="string">
            <text:p><text:s text:c="4"/>Cf. also \Ič̣aʔiIn\i 'haze' (although -ʔ- is unclear) - perhaps some old dialectal variant with an *-n-suffix.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zin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brewer's yeast</text:p>
          </table:table-cell>
          <table:table-cell office:value-type="string" calcext:value-type="string">
            <text:p>zini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č:al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gument, contest</text:p>
          </table:table-cell>
          <table:table-cell office:value-type="string" calcext:value-type="string">
            <text:p>č:al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šʷa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honeycombs</text:p>
          </table:table-cell>
          <table:table-cell office:value-type="string" calcext:value-type="string">
            <text:p>šʷal</text:p>
          </table:table-cell>
          <table:table-cell office:value-type="string" calcext:value-type="string">
            <text:p><text:s text:c="4"/>Lak. &gt; Darg. (Ak.) \Išali\i id.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qa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ax</text:p>
          </table:table-cell>
          <table:table-cell office:value-type="string" calcext:value-type="string">
            <text:p>qan</text:p>
          </table:table-cell>
          <table:table-cell office:value-type="string" calcext:value-type="string">
            <text:p><text:s text:c="4"/>Gen. \Iqamu-l.\i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niIrz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ees' nectar</text:p>
          </table:table-cell>
          <table:table-cell office:value-type="string" calcext:value-type="string">
            <text:p>niIrza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č̣u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̣un</text:p>
          </table:table-cell>
          <table:table-cell office:value-type="string" calcext:value-type="string">
            <text:p><text:s text:c="4"/>Gen. \Ič̣uma-l.\i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ꭓ:uṗ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ulp, mouthful</text:p>
          </table:table-cell>
          <table:table-cell office:value-type="string" calcext:value-type="string">
            <text:p>ꭓ:uṗ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dak:aw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opular assembly</text:p>
          </table:table-cell>
          <table:table-cell office:value-type="string" calcext:value-type="string">
            <text:p>dak:awu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raħ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raħ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q:un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ound, hillock</text:p>
          </table:table-cell>
          <table:table-cell office:value-type="string" calcext:value-type="string">
            <text:p>q:unt</text:p>
          </table:table-cell>
          <table:table-cell office:value-type="string" calcext:value-type="string">
            <text:p><text:s text:c="4"/>Gen. pl. \Iq:unti-rdal.\i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hurt:u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mon, joint, collective</text:p>
          </table:table-cell>
          <table:table-cell office:value-type="string" calcext:value-type="string">
            <text:p>hurt:u-s:a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č:iIꭓ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iarrhea</text:p>
          </table:table-cell>
          <table:table-cell office:value-type="string" calcext:value-type="string">
            <text:p>č:iIꭓ</text:p>
          </table:table-cell>
          <table:table-cell office:value-type="string" calcext:value-type="string">
            <text:p><text:s text:c="4"/>Gen. \Ič:iIꭓ:u-n.\i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ħal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ħalu</text:p>
          </table:table-cell>
          <table:table-cell office:value-type="string" calcext:value-type="string">
            <text:p><text:s text:c="4"/>Lit. \Iħalu\i &lt; \I*xʷaIlu,\i cf. Arak. (cited from Khaidakov 1966) \IxʷaIlu\i id.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q̇iri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earth, land</text:p>
          </table:table-cell>
          <table:table-cell office:value-type="string" calcext:value-type="string">
            <text:p>q̇iri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či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lessing, gratitude, praise</text:p>
          </table:table-cell>
          <table:table-cell office:value-type="string" calcext:value-type="string">
            <text:p>čiri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zi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o rain</text:p>
          </table:table-cell>
          <table:table-cell office:value-type="string" calcext:value-type="string">
            <text:p>zig bulun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qu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<text:s text:c="4"/>Gen. \IquIni-l.\i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aIrč:ap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ood made of barley flour, curds, butter and rice</text:p>
          </table:table-cell>
          <table:table-cell office:value-type="string" calcext:value-type="string">
            <text:p>aIrč:ap</text:p>
          </table:table-cell>
          <table:table-cell office:value-type="string" calcext:value-type="string">
            <text:p><text:s text:c="4"/>Gen. plur. \IaIrč:api-rtal.\i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mač̣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eadow (on a hill slope)</text:p>
          </table:table-cell>
          <table:table-cell office:value-type="string" calcext:value-type="string">
            <text:p>mač̣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ꭓ:uI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ravel, road metal</text:p>
          </table:table-cell>
          <table:table-cell office:value-type="string" calcext:value-type="string">
            <text:p>ꭓ:uIl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qah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dry cough</text:p>
          </table:table-cell>
          <table:table-cell office:value-type="string" calcext:value-type="string">
            <text:p>qah</text:p>
          </table:table-cell>
          <table:table-cell office:value-type="string" calcext:value-type="string">
            <text:p><text:s text:c="4"/>Cf. also \Iquhu\i 'cough', Khosr. \Iquhu\i id.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̣inc̣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rubbish, litter</text:p>
          </table:table-cell>
          <table:table-cell office:value-type="string" calcext:value-type="string">
            <text:p>c̣inc̣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ꭓ:aIčara-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ꭓ:aIčara-č̣iIlmu</text:p>
          </table:table-cell>
          <table:table-cell office:value-type="string" calcext:value-type="string">
            <text:p><text:s text:c="4"/>The root \Iꭓ:aIčara\i itself means 'raw hide; membrane' (thus \Iꭓ:aIčara-č̣iIlmu\i is literally 'membrane-bird').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š:unš:u-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muzzle</text:p>
          </table:table-cell>
          <table:table-cell office:value-type="string" calcext:value-type="string">
            <text:p>š:unš:u-maṭi</text:p>
          </table:table-cell>
          <table:table-cell office:value-type="string" calcext:value-type="string">
            <text:p><text:s text:c="4"/>A compound word (etymology of the second part see under \I*məṭe\i).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kuc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form, appearance, trace, measure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<text:s text:c="4"/>Gen. \Ikuc:u-l.\i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mak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softwood, softwood splinter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<text:s text:c="4"/>Lak. &gt; Arch. \Imakʷ\i 'splinter' (showing labialisation, not recorded in lit. Lak).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mas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boiled fermented milk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<text:s text:c="4"/>Tenseness of -s is unclear (gen. \Imasli-l\i).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biši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biši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nisʷarti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nisʷarti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č:ala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bayonet</text:p>
          </table:table-cell>
          <table:table-cell office:value-type="string" calcext:value-type="string">
            <text:p>č:ala</text:p>
          </table:table-cell>
          <table:table-cell office:value-type="string" calcext:value-type="string">
            <text:p><text:s text:c="4"/>The original meaning was 'long stick', cf. the external evidence.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max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hem, fla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<text:s text:c="4"/>G. pl. max-urdil.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lan-t:u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hem of a kerchief (used by women for wrapping)</text:p>
          </table:table-cell>
          <table:table-cell office:value-type="string" calcext:value-type="string">
            <text:p>lant:u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č̣amu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č̣amu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č:iꭓ:a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bittern, snipe</text:p>
          </table:table-cell>
          <table:table-cell office:value-type="string" calcext:value-type="string">
            <text:p>č:iꭓ:a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baṭ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drake, male duck</text:p>
          </table:table-cell>
          <table:table-cell office:value-type="string" calcext:value-type="string">
            <text:p>duIʔla-baṭ</text:p>
          </table:table-cell>
          <table:table-cell office:value-type="string" calcext:value-type="string">
            <text:p><text:s text:c="4"/>The word is from the Bartkh. dialect and cited from Khaidakov 1966; the first component is etymologically not clear (lit. 'clever \Ibaṭ'\i).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(p:ip:i)-s:alaħ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dybird</text:p>
          </table:table-cell>
          <table:table-cell office:value-type="string" calcext:value-type="string">
            <text:p>(p:ip:i)-s:alaħ</text:p>
          </table:table-cell>
          <table:table-cell office:value-type="string" calcext:value-type="string">
            <text:p><text:s text:c="4"/>On the component \Ip:ip:i-\i see under \I*bǟmbV.\i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:iru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young pods of peas and black beans</text:p>
          </table:table-cell>
          <table:table-cell office:value-type="string" calcext:value-type="string">
            <text:p>s:iru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uIlq:a-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maimed, immobilised (of a hand)</text:p>
          </table:table-cell>
          <table:table-cell office:value-type="string" calcext:value-type="string">
            <text:p>cuIlq:a-s:a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̣iniq̇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tiger, leopard</text:p>
          </table:table-cell>
          <table:table-cell office:value-type="string" calcext:value-type="string">
            <text:p>c̣iniq̇</text:p>
          </table:table-cell>
          <table:table-cell office:value-type="string" calcext:value-type="string">
            <text:p><text:s text:c="4"/>Khaidakov (1966) has recorded also some interesting dialectal forms: Arak. \Ic̣ireʔ,\i Bartkh. \Ič̣naIq̇ʷ\i id.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ḳač̣a-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naked, bare</text:p>
          </table:table-cell>
          <table:table-cell office:value-type="string" calcext:value-type="string">
            <text:p>ḳač̣a-s:a</text:p>
          </table:table-cell>
          <table:table-cell office:value-type="string" calcext:value-type="string">
            <text:p><text:s text:c="4"/>Cf. Khosr. \Iḳač̣a-s:a\i id.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č:irʁiIlu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tambourine</text:p>
          </table:table-cell>
          <table:table-cell office:value-type="string" calcext:value-type="string">
            <text:p>č:irʁiIlu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č̣ul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white clay, kaolin</text:p>
          </table:table-cell>
          <table:table-cell office:value-type="string" calcext:value-type="string">
            <text:p>č̣ul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q̇aṭ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community, folk assembly</text:p>
          </table:table-cell>
          <table:table-cell office:value-type="string" calcext:value-type="string">
            <text:p>q̇aṭ</text:p>
          </table:table-cell>
          <table:table-cell office:value-type="string" calcext:value-type="string">
            <text:p><text:s text:c="4"/>The meaning 'street' is present in locative derivates (e.g. \Iq̇aṭuw\i 'on the street'). The Khosrekh form is not attested, but Khaidakov (1966) spells the Lak. word as \Iq̇ʷaṭ.\i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aiꭓ:i-" office:value-type="string" office:string-value="" calcext:value-type="error">
            <text:p>Err:520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to wash off, wash away</text:p>
          </table:table-cell>
          <table:table-cell table:formula="of:=aiꭓ: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I=ꭓ:u-nu.\i The verb is homophonic with \I=aIꭓ:i-\i 'to rake up, shovel up' (q.v.), which is probably a result of secondary merger.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lač̣u-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to catch fire</text:p>
          </table:table-cell>
          <table:table-cell office:value-type="string" calcext:value-type="string">
            <text:p>lač̣u-n</text:p>
          </table:table-cell>
          <table:table-cell office:value-type="string" calcext:value-type="string">
            <text:p><text:s text:c="4"/>G. pr. \Ila=č̣u-n.\i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la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medicinal absinth</text:p>
          </table:table-cell>
          <table:table-cell office:value-type="string" calcext:value-type="string">
            <text:p>la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lah-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h-s:a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liꭓ:aIwu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anxiety, alarm</text:p>
          </table:table-cell>
          <table:table-cell office:value-type="string" calcext:value-type="string">
            <text:p>liꭓ:aIwu</text:p>
          </table:table-cell>
          <table:table-cell office:value-type="string" calcext:value-type="string">
            <text:p><text:s text:c="4"/>A suffixed form; with another suffix the root was borrowed (from some Lak. dialect) into Arch. \Ilaꭓ:Iə-ṭi\i 'anxiety'.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urū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shroud</text:p>
          </table:table-cell>
          <table:table-cell office:value-type="string" calcext:value-type="string">
            <text:p>surū</text:p>
          </table:table-cell>
          <table:table-cell office:value-type="string" calcext:value-type="string">
            <text:p><text:s text:c="4"/>Lak. &gt; Arch. \Isoro\i id.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ulcu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wild oats</text:p>
          </table:table-cell>
          <table:table-cell office:value-type="string" calcext:value-type="string">
            <text:p>mulcu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uhi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seeking hand in marriage (n.)</text:p>
          </table:table-cell>
          <table:table-cell office:value-type="string" calcext:value-type="string">
            <text:p>muhi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aħĳa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bilberry</text:p>
          </table:table-cell>
          <table:table-cell office:value-type="string" calcext:value-type="string">
            <text:p>maħĳa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nač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nač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q:uw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q:uw</text:p>
          </table:table-cell>
          <table:table-cell office:value-type="string" calcext:value-type="string">
            <text:p><text:s text:c="4"/>Lak. &gt; Arch. \Iqu-bus\i 'to thunder'.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q:urq:ur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rumble, crash, boom</text:p>
          </table:table-cell>
          <table:table-cell office:value-type="string" calcext:value-type="string">
            <text:p>q:urq:ur</text:p>
          </table:table-cell>
          <table:table-cell office:value-type="string" calcext:value-type="string">
            <text:p><text:s text:c="4"/>Cf. also \Iq:arq:ar\i id.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q:aI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gossip, rumour</text:p>
          </table:table-cell>
          <table:table-cell office:value-type="string" calcext:value-type="string">
            <text:p>q:aI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q:int:a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back (of head)</text:p>
          </table:table-cell>
          <table:table-cell office:value-type="string" calcext:value-type="string">
            <text:p>q:int:a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qaInša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end (of loaf)</text:p>
          </table:table-cell>
          <table:table-cell office:value-type="string" calcext:value-type="string">
            <text:p>qaInša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ꭓ:urt:a-ma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ꭓ:urt:a-ma</text:p>
          </table:table-cell>
          <table:table-cell office:value-type="string" calcext:value-type="string">
            <text:p><text:s text:c="4"/>Cited from Khaidakov 1966.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uIrč̣i-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variegated</text:p>
          </table:table-cell>
          <table:table-cell office:value-type="string" calcext:value-type="string">
            <text:p>uIrč̣i-s:a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q:urq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tight knot</text:p>
          </table:table-cell>
          <table:table-cell office:value-type="string" calcext:value-type="string">
            <text:p>q:urq</text:p>
          </table:table-cell>
          <table:table-cell office:value-type="string" calcext:value-type="string">
            <text:p><text:s text:c="4"/>Old Lak. &gt; Arch. \Iqerq\i 'knot'.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ʁaw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rumble</text:p>
          </table:table-cell>
          <table:table-cell office:value-type="string" calcext:value-type="string">
            <text:p>ʁaw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š:iq̇:i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š:iq̇:i</text:p>
          </table:table-cell>
          <table:table-cell office:value-type="string" calcext:value-type="string">
            <text:p><text:s text:c="4"/>The Old Lak. form \I*š:aq̇i\i was probably borrowed in Avar as \Išaq̇:i\i 'ink'. The Avar form penetrated into Nakh languages (Chech. \Išēq̇a,\i Ing. \Išäq̇a\i), whence it came to Kab. \Išāq:a\i 'ink'.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š:uIwṭ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š:uIwṭ</text:p>
          </table:table-cell>
          <table:table-cell office:value-type="string" calcext:value-type="string">
            <text:p><text:s text:c="4"/>Cf. also Khosr. \Iš:ʷuIṭa ṭun\i 'to whistle'.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š:aItal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woollen footwear (socks)</text:p>
          </table:table-cell>
          <table:table-cell office:value-type="string" calcext:value-type="string">
            <text:p>š:aItal</text:p>
          </table:table-cell>
          <table:table-cell office:value-type="string" calcext:value-type="string">
            <text:p><text:s text:c="4"/>The Lak. form is an original plural.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bara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bara</text:p>
          </table:table-cell>
          <table:table-cell office:value-type="string" calcext:value-type="string">
            <text:p><text:s text:c="4"/>The Lak. form goes back to \I*baq̇ara\i (cf. PD \I*biq̇-ri\i), as clearly seen from the old Arch. loanword \Ibaq̇ərə-nnu\i 'witness'.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buʁi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fine (paid by parents for children's misbehaviour)</text:p>
          </table:table-cell>
          <table:table-cell office:value-type="string" calcext:value-type="string">
            <text:p>buʁi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zanč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snow-drift (in the mountains)</text:p>
          </table:table-cell>
          <table:table-cell office:value-type="string" calcext:value-type="string">
            <text:p>zanč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̣ullu-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ealthy; whole, undamaged</text:p>
          </table:table-cell>
          <table:table-cell office:value-type="string" calcext:value-type="string">
            <text:p>c̣ullu-s:a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ꭓ:aꭓ:a-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to be angry</text:p>
          </table:table-cell>
          <table:table-cell office:value-type="string" calcext:value-type="string">
            <text:p>ꭓ:aꭓ:a-n</text:p>
          </table:table-cell>
          <table:table-cell office:value-type="string" calcext:value-type="string">
            <text:p><text:s text:c="4"/>G. pr. \Iꭓ:a=ꭓ:u-n.\i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aha-n" office:value-type="string" office:string-value="" calcext:value-type="error">
            <text:p>#NAME?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to quarrel</text:p>
          </table:table-cell>
          <table:table-cell table:formula="of:=ah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h-nu.\i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̣-ik:ʷi-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to coax, wheedle, cheat</text:p>
          </table:table-cell>
          <table:table-cell office:value-type="string" calcext:value-type="string">
            <text:p>c̣-ik:i-n</text:p>
          </table:table-cell>
          <table:table-cell office:value-type="string" calcext:value-type="string">
            <text:p><text:s text:c="4"/>G. pr. \Ic̣-i=k:u-nu.\i The form contains an expressive preverb (c̣-).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ĳa-" office:value-type="string" office:string-value="" calcext:value-type="error">
            <text:p>Err:520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o ripen</text:p>
          </table:table-cell>
          <table:table-cell table:formula="of:=ĳa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i=nu.\i The root is homonymous with \I=ĳa-\i 'to reach' (PEC \I*=arq̇Vr\i), as a result of phonetic merger (cf. the same phenomenon in PN).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ĳa-l-" office:value-type="string" office:string-value="" calcext:value-type="error">
            <text:p>Err:520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enough, sufficient</text:p>
          </table:table-cell>
          <table:table-cell table:formula="of:=ĳa-l-[.A$1:.S$1048576]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aq̇i-" office:value-type="string" office:string-value="" calcext:value-type="error">
            <text:p>Err:52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to lead, bring (somewhere)</text:p>
          </table:table-cell>
          <table:table-cell table:formula="of:=aq̇i-n" office:value-type="string" office:string-value="" calcext:value-type="error">
            <text:p>#NAME?</text:p>
          </table:table-cell>
          <table:table-cell office:value-type="string" calcext:value-type="string">
            <text:p><text:s text:c="4"/>G. pr. \I=a=q̇u-nu.\i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q̇uṭi-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to stick into, pierce</text:p>
          </table:table-cell>
          <table:table-cell office:value-type="string" calcext:value-type="string">
            <text:p>q̇uṭi-n</text:p>
          </table:table-cell>
          <table:table-cell office:value-type="string" calcext:value-type="string">
            <text:p><text:s text:c="4"/>G. pr. \Iq̇u=ṭu-nu.\i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uk:a-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to play</text:p>
          </table:table-cell>
          <table:table-cell office:value-type="string" calcext:value-type="string">
            <text:p>uk:a-n</text:p>
          </table:table-cell>
          <table:table-cell office:value-type="string" calcext:value-type="string">
            <text:p><text:s text:c="4"/>G. pr. \Iu=k:u-n.\i Cf. also expressive derivates: \Iak:u-zak:u\i 'a k. of <text:s/>children's play', \Iak:a\i (colloq.) 'silly, silly girl'.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lač̣u-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to rain</text:p>
          </table:table-cell>
          <table:table-cell office:value-type="string" calcext:value-type="string">
            <text:p>lač̣u-n</text:p>
          </table:table-cell>
          <table:table-cell office:value-type="string" calcext:value-type="string">
            <text:p><text:s text:c="4"/>G. pr. \Ila=č̣u-n.\i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ar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aš:a- / =aš:i-" office:value-type="string" office:string-value="" calcext:value-type="error">
            <text:p>Err:510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to become cloudy (of weather)</text:p>
          </table:table-cell>
          <table:table-cell table:formula="of:=aš:a-n/=aš:i-n" office:value-type="string" office:string-value="" calcext:value-type="error">
            <text:p>Err:510</text:p>
          </table:table-cell>
          <table:table-cell office:value-type="string" calcext:value-type="string">
            <text:p><text:s text:c="4"/>G. pr. \I=a=š:u-nu.\i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qunṭa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unṭa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č̣aꭓ:u-l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neighbours</text:p>
          </table:table-cell>
          <table:table-cell office:value-type="string" calcext:value-type="string">
            <text:p>č̣aꭓ:u-l</text:p>
          </table:table-cell>
          <table:table-cell office:value-type="string" calcext:value-type="string">
            <text:p><text:s text:c="4"/>A plural form; cf. also \Ič̣aꭓ:u-ču\i 'neighbour', \Ič̣aꭓ:u-duš\i id. (fem.). Lak. &gt; Arch. \Ič̣aꭓ:u-t\i 'neighbours'.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q̇uru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drinking-horn</text:p>
          </table:table-cell>
          <table:table-cell office:value-type="string" calcext:value-type="string">
            <text:p>q̇uru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aIrꭓ:i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trip, march, journey</text:p>
          </table:table-cell>
          <table:table-cell office:value-type="string" calcext:value-type="string">
            <text:p>aIrꭓ:i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ra=xi-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to beat, hit</text:p>
          </table:table-cell>
          <table:table-cell office:value-type="string" calcext:value-type="string">
            <text:p>ra=xi-n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aʁu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aʁu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laIṗ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a moment</text:p>
          </table:table-cell>
          <table:table-cell office:value-type="string" calcext:value-type="string">
            <text:p>laIṗ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q:uq:u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jug, pitcher</text:p>
          </table:table-cell>
          <table:table-cell office:value-type="string" calcext:value-type="string">
            <text:p>q:uq:u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burḳna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tomb-stone</text:p>
          </table:table-cell>
          <table:table-cell office:value-type="string" calcext:value-type="string">
            <text:p>burḳna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w, u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1st (masc.) class marker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d-, r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2d class sing. and 4th class sing.-plur. class marker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b, -w-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3d class sing. and 1-3d cl. plur. marker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-ru, -ri, -r-du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plural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-du, -t:u, -r-du, -l-t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plural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-l-t, -ta-l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plural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-ta-l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plural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nominative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-l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genitive / ergative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-n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dative I, lative, infinitive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-x, -x:u-n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possessive (-x), dative II (-x:u-n)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-š:a, -š:a-l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elative (-š:a), comitative (-š:a-l)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-j-nu 1, -ĳa 2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1 instrumental 2 deverbative nominal suffix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-w-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in series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-j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er series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-ni-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oblique stem marker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-č̣-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ad series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-c̣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ximity series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-ala, -(w)alu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derivative suffix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-s:a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suffix of adjectives and participles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-m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ffix of adjectives and participles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-0 (-a, -i, -u)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imperative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-ra, -ru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pres. general (in some cases perfect) 1-2 sing. (-ra), plural (-ru)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-j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pres. general 3d p. sing.; pres. gerund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-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st p. perfect (w/r conjug.)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-unna, -unnu; -n(u)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perf. -nn- conjug. (-unna sing., -unnu pl.); past gerund and adverbializer (-nu, -n)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-un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 p. perf. (w/r conjug.)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-r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ur. perf. (w/r conjug.)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-l(a)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-aw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rative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-n-na, -n-nu; -n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1 future 2 suffix of abstract nouns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-na-w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desiderative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-ča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conditional, 3d p. imperative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-kun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future gerund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-ča ( &lt; -ka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meta:document-statistic meta:table-count="1" meta:cell-count="5383" meta:object-count="0"/>
  </office:meta>
</office:document-meta>
</file>